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0F0F0"/>
    </style:style>
    <style:style style:name="ce2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35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815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74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1-08-01T00:00:00" table:style-name="ce3">
            <text:p>ago/21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2425" table:formula="of:=['file:///C:/Users/User/Desktop/SUBPLAN/PORTAL%20DA%20TRANSPAR%CANCIA/PORTARIAS%20SOF/2021/Dezembro/1%20-%20MPF/anexo_I_servidores_2021_ods.ods'#Anexo_1_Tabela_1_Quantitativo_F.E10]+['file:///C:/Users/User/Desktop/SUBPLAN/PORTAL%20DA%20TRANSPAR%CANCIA/PORTARIAS%20SOF/2021/Dezembro/2%20-%20MPM/Anexo-I-tabela-1-Quantitativo_Fisico_Pessoal_Servidores-DAP.ods'#Quantitativo_Fisico_Pessoal.E7]+['file:///C:/Users/User/Desktop/SUBPLAN/PORTAL%20DA%20TRANSPAR%CANCIA/PORTARIAS%20SOF/2021/Dezembro/3%20-%20MPDFT/anexo_i_-_tabela_1.xls'#Quantitativo_Fisico_Pessoal_Ser.E9]+['file:///C:/Users/User/Desktop/SUBPLAN/PORTAL%20DA%20TRANSPAR%CANCIA/PORTARIAS%20SOF/2021/Dezembro/4%20-%20MPT/Anexo_1_Tabela_1_Quantitativo_Servidores_2021_12_MPT.ods'#Anexo_1_Tabela_1_Quantitativo_S.E11]+['file:///C:/Users/User/Desktop/SUBPLAN/PORTAL%20DA%20TRANSPAR%CANCIA/PORTARIAS%20SOF/2021/Dezembro/5%20-%20ESMPU/AnexoIServidoresESMPUDEZ2021.ods'#Quantitativo_Fisico_Pessoal_Ser.E9]" table:style-name="ce6">
            <text:p>2425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H10]+['file:///C:/Users/User/Desktop/SUBPLAN/PORTAL%20DA%20TRANSPAR%CANCIA/PORTARIAS%20SOF/2021/Dezembro/2%20-%20MPM/Anexo-I-tabela-1-Quantitativo_Fisico_Pessoal_Servidores-DAP.ods'#Quantitativo_Fisico_Pessoal.F7]+['file:///C:/Users/User/Desktop/SUBPLAN/PORTAL%20DA%20TRANSPAR%CANCIA/PORTARIAS%20SOF/2021/Dezembro/3%20-%20MPDFT/anexo_i_-_tabela_1.xls'#Quantitativo_Fisico_Pessoal_Ser.F9]+['file:///C:/Users/User/Desktop/SUBPLAN/PORTAL%20DA%20TRANSPAR%CANCIA/PORTARIAS%20SOF/2021/Dezembro/4%20-%20MPT/Anexo_1_Tabela_1_Quantitativo_Servidores_2021_12_MPT.ods'#Anexo_1_Tabela_1_Quantitativo_S.F11]+['file:///C:/Users/User/Desktop/SUBPLAN/PORTAL%20DA%20TRANSPAR%CANCIA/PORTARIAS%20SOF/2021/Dezembro/5%20-%20ESMPU/AnexoIServidoresESMPUDEZ2021.ods'#Quantitativo_Fisico_Pessoal_Ser.F9]" table:style-name="ce6">
            <text:p>3</text:p>
          </table:table-cell>
          <table:table-cell office:value-type="float" office:value="2428" table:formula="of:=[.H9]+[.I9]" table:style-name="ce7">
            <text:p>2.428</text:p>
          </table:table-cell>
          <table:table-cell office:value-type="float" office:value="2226" table:formula="of:=['file:///C:/Users/User/Desktop/SUBPLAN/PORTAL%20DA%20TRANSPAR%CANCIA/PORTARIAS%20SOF/2021/Dezembro/1%20-%20MPF/anexo_I_servidores_2021_ods.ods'#Anexo_1_Tabela_1_Quantitativo_F.$L$25]+['file:///C:/Users/User/Desktop/SUBPLAN/PORTAL%20DA%20TRANSPAR%CANCIA/PORTARIAS%20SOF/2021/Dezembro/2%20-%20MPM/Anexo-I-tabela-1-Quantitativo_Fisico_Pessoal_Servidores-DAP.ods'#Quantitativo_Fisico_Pessoal.$H$20]+['file:///C:/Users/User/Desktop/SUBPLAN/PORTAL%20DA%20TRANSPAR%CANCIA/PORTARIAS%20SOF/2021/Dezembro/3%20-%20MPDFT/anexo_i_-_tabela_1.xls'#Quantitativo_Fisico_Pessoal_Ser.$H$22]+['file:///C:/Users/User/Desktop/SUBPLAN/PORTAL%20DA%20TRANSPAR%CANCIA/PORTARIAS%20SOF/2021/Dezembro/4%20-%20MPT/Anexo_1_Tabela_1_Quantitativo_Servidores_2021_12_MPT.ods'#Anexo_1_Tabela_1_Quantitativo_S.$H$24]+['file:///C:/Users/User/Desktop/SUBPLAN/PORTAL%20DA%20TRANSPAR%CANCIA/PORTARIAS%20SOF/2021/Dezembro/5%20-%20ESMPU/AnexoIServidoresESMPUDEZ2021.ods'#Quantitativo_Fisico_Pessoal_Ser.$H$22]" table:number-columns-spanned="1" table:number-rows-spanned="13" table:style-name="ce17">
            <text:p>2.226</text:p>
          </table:table-cell>
          <table:table-cell office:value-type="float" office:value="7128" table:formula="of:=[.K9]+[.J22]" table:number-columns-spanned="1" table:number-rows-spanned="13" table:style-name="ce18">
            <text:p>7.128</text:p>
          </table:table-cell>
          <table:table-cell office:value-type="float" office:value="354" table:formula="of:=['file:///C:/Users/User/Desktop/SUBPLAN/PORTAL%20DA%20TRANSPAR%CANCIA/PORTARIAS%20SOF/2021/Dezembro/1%20-%20MPF/anexo_I_servidores_2021_ods.ods'#Anexo_1_Tabela_1_Quantitativo_F.P10]+['file:///C:/Users/User/Desktop/SUBPLAN/PORTAL%20DA%20TRANSPAR%CANCIA/PORTARIAS%20SOF/2021/Dezembro/2%20-%20MPM/Anexo-I-tabela-1-Quantitativo_Fisico_Pessoal_Servidores-DAP.ods'#Quantitativo_Fisico_Pessoal.J7]+['file:///C:/Users/User/Desktop/SUBPLAN/PORTAL%20DA%20TRANSPAR%CANCIA/PORTARIAS%20SOF/2021/Dezembro/3%20-%20MPDFT/anexo_i_-_tabela_1.xls'#Quantitativo_Fisico_Pessoal_Ser.J9]+['file:///C:/Users/User/Desktop/SUBPLAN/PORTAL%20DA%20TRANSPAR%CANCIA/PORTARIAS%20SOF/2021/Dezembro/4%20-%20MPT/Anexo_1_Tabela_1_Quantitativo_Servidores_2021_12_MPT.ods'#Anexo_1_Tabela_1_Quantitativo_S.J11]+['file:///C:/Users/User/Desktop/SUBPLAN/PORTAL%20DA%20TRANSPAR%CANCIA/PORTARIAS%20SOF/2021/Dezembro/5%20-%20ESMPU/AnexoIServidoresESMPUDEZ2021.ods'#Quantitativo_Fisico_Pessoal_Ser.J9]" table:style-name="ce6">
            <text:p>354</text:p>
          </table:table-cell>
          <table:table-cell office:value-type="float" office:value="52" table:formula="of:=['file:///C:/Users/User/Desktop/SUBPLAN/PORTAL%20DA%20TRANSPAR%CANCIA/PORTARIAS%20SOF/2021/Dezembro/1%20-%20MPF/anexo_I_servidores_2021_ods.ods'#Anexo_1_Tabela_1_Quantitativo_F.Q10]+['file:///C:/Users/User/Desktop/SUBPLAN/PORTAL%20DA%20TRANSPAR%CANCIA/PORTARIAS%20SOF/2021/Dezembro/2%20-%20MPM/Anexo-I-tabela-1-Quantitativo_Fisico_Pessoal_Servidores-DAP.ods'#Quantitativo_Fisico_Pessoal.K7]+['file:///C:/Users/User/Desktop/SUBPLAN/PORTAL%20DA%20TRANSPAR%CANCIA/PORTARIAS%20SOF/2021/Dezembro/3%20-%20MPDFT/anexo_i_-_tabela_1.xls'#Quantitativo_Fisico_Pessoal_Ser.K9]+['file:///C:/Users/User/Desktop/SUBPLAN/PORTAL%20DA%20TRANSPAR%CANCIA/PORTARIAS%20SOF/2021/Dezembro/4%20-%20MPT/Anexo_1_Tabela_1_Quantitativo_Servidores_2021_12_MPT.ods'#Anexo_1_Tabela_1_Quantitativo_S.K11]+['file:///C:/Users/User/Desktop/SUBPLAN/PORTAL%20DA%20TRANSPAR%CANCIA/PORTARIAS%20SOF/2021/Dezembro/5%20-%20ESMPU/AnexoIServidoresESMPUDEZ2021.ods'#Quantitativo_Fisico_Pessoal_Ser.K9]" table:style-name="ce6">
            <text:p>52</text:p>
          </table:table-cell>
          <table:table-cell office:value-type="float" office:value="406" table:formula="of:=[.M9]+[.N9]" table:style-name="ce7">
            <text:p>406</text:p>
          </table:table-cell>
          <table:table-cell office:value-type="float" office:value="63" table:formula="of:=['file:///C:/Users/User/Desktop/SUBPLAN/PORTAL%20DA%20TRANSPAR%CANCIA/PORTARIAS%20SOF/2021/Dezembro/1%20-%20MPF/anexo_I_servidores_2021_ods.ods'#Anexo_1_Tabela_1_Quantitativo_F.T10]+['file:///C:/Users/User/Desktop/SUBPLAN/PORTAL%20DA%20TRANSPAR%CANCIA/PORTARIAS%20SOF/2021/Dezembro/2%20-%20MPM/Anexo-I-tabela-1-Quantitativo_Fisico_Pessoal_Servidores-DAP.ods'#Quantitativo_Fisico_Pessoal.M7]+['file:///C:/Users/User/Desktop/SUBPLAN/PORTAL%20DA%20TRANSPAR%CANCIA/PORTARIAS%20SOF/2021/Dezembro/3%20-%20MPDFT/anexo_i_-_tabela_1.xls'#Quantitativo_Fisico_Pessoal_Ser.M9]+['file:///C:/Users/User/Desktop/SUBPLAN/PORTAL%20DA%20TRANSPAR%CANCIA/PORTARIAS%20SOF/2021/Dezembro/4%20-%20MPT/Anexo_1_Tabela_1_Quantitativo_Servidores_2021_12_MPT.ods'#Anexo_1_Tabela_1_Quantitativo_S.M11]+['file:///C:/Users/User/Desktop/SUBPLAN/PORTAL%20DA%20TRANSPAR%CANCIA/PORTARIAS%20SOF/2021/Dezembro/5%20-%20ESMPU/AnexoIServidoresESMPUDEZ2021.ods'#Quantitativo_Fisico_Pessoal_Ser.M9]" table:style-name="ce6">
            <text:p>6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145" table:formula="of:=['file:///C:/Users/User/Desktop/SUBPLAN/PORTAL%20DA%20TRANSPAR%CANCIA/PORTARIAS%20SOF/2021/Dezembro/1%20-%20MPF/anexo_I_servidores_2021_ods.ods'#Anexo_1_Tabela_1_Quantitativo_F.E11]+['file:///C:/Users/User/Desktop/SUBPLAN/PORTAL%20DA%20TRANSPAR%CANCIA/PORTARIAS%20SOF/2021/Dezembro/2%20-%20MPM/Anexo-I-tabela-1-Quantitativo_Fisico_Pessoal_Servidores-DAP.ods'#Quantitativo_Fisico_Pessoal.E8]+['file:///C:/Users/User/Desktop/SUBPLAN/PORTAL%20DA%20TRANSPAR%CANCIA/PORTARIAS%20SOF/2021/Dezembro/3%20-%20MPDFT/anexo_i_-_tabela_1.xls'#Quantitativo_Fisico_Pessoal_Ser.E10]+['file:///C:/Users/User/Desktop/SUBPLAN/PORTAL%20DA%20TRANSPAR%CANCIA/PORTARIAS%20SOF/2021/Dezembro/4%20-%20MPT/Anexo_1_Tabela_1_Quantitativo_Servidores_2021_12_MPT.ods'#Anexo_1_Tabela_1_Quantitativo_S.E12]+['file:///C:/Users/User/Desktop/SUBPLAN/PORTAL%20DA%20TRANSPAR%CANCIA/PORTARIAS%20SOF/2021/Dezembro/5%20-%20ESMPU/AnexoIServidoresESMPUDEZ2021.ods'#Quantitativo_Fisico_Pessoal_Ser.E10]" table:style-name="ce6">
            <text:p>145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11]+['file:///C:/Users/User/Desktop/SUBPLAN/PORTAL%20DA%20TRANSPAR%CANCIA/PORTARIAS%20SOF/2021/Dezembro/2%20-%20MPM/Anexo-I-tabela-1-Quantitativo_Fisico_Pessoal_Servidores-DAP.ods'#Quantitativo_Fisico_Pessoal.F8]+['file:///C:/Users/User/Desktop/SUBPLAN/PORTAL%20DA%20TRANSPAR%CANCIA/PORTARIAS%20SOF/2021/Dezembro/3%20-%20MPDFT/anexo_i_-_tabela_1.xls'#Quantitativo_Fisico_Pessoal_Ser.F10]+['file:///C:/Users/User/Desktop/SUBPLAN/PORTAL%20DA%20TRANSPAR%CANCIA/PORTARIAS%20SOF/2021/Dezembro/4%20-%20MPT/Anexo_1_Tabela_1_Quantitativo_Servidores_2021_12_MPT.ods'#Anexo_1_Tabela_1_Quantitativo_S.F12]+['file:///C:/Users/User/Desktop/SUBPLAN/PORTAL%20DA%20TRANSPAR%CANCIA/PORTARIAS%20SOF/2021/Dezembro/5%20-%20ESMPU/AnexoIServidoresESMPUDEZ2021.ods'#Quantitativo_Fisico_Pessoal_Ser.F10]" table:style-name="ce6">
            <text:p>0</text:p>
          </table:table-cell>
          <table:table-cell office:value-type="float" office:value="145" table:formula="of:=[.H10]+[.I10]" table:style-name="ce7">
            <text:p>145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11]+['file:///C:/Users/User/Desktop/SUBPLAN/PORTAL%20DA%20TRANSPAR%CANCIA/PORTARIAS%20SOF/2021/Dezembro/2%20-%20MPM/Anexo-I-tabela-1-Quantitativo_Fisico_Pessoal_Servidores-DAP.ods'#Quantitativo_Fisico_Pessoal.J8]+['file:///C:/Users/User/Desktop/SUBPLAN/PORTAL%20DA%20TRANSPAR%CANCIA/PORTARIAS%20SOF/2021/Dezembro/3%20-%20MPDFT/anexo_i_-_tabela_1.xls'#Quantitativo_Fisico_Pessoal_Ser.J10]+['file:///C:/Users/User/Desktop/SUBPLAN/PORTAL%20DA%20TRANSPAR%CANCIA/PORTARIAS%20SOF/2021/Dezembro/4%20-%20MPT/Anexo_1_Tabela_1_Quantitativo_Servidores_2021_12_MPT.ods'#Anexo_1_Tabela_1_Quantitativo_S.J12]+['file:///C:/Users/User/Desktop/SUBPLAN/PORTAL%20DA%20TRANSPAR%CANCIA/PORTARIAS%20SOF/2021/Dezembro/5%20-%20ESMPU/AnexoIServidoresESMPUDEZ2021.ods'#Quantitativo_Fisico_Pessoal_Ser.J10]" table:style-name="ce6">
            <text:p>0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11]+['file:///C:/Users/User/Desktop/SUBPLAN/PORTAL%20DA%20TRANSPAR%CANCIA/PORTARIAS%20SOF/2021/Dezembro/2%20-%20MPM/Anexo-I-tabela-1-Quantitativo_Fisico_Pessoal_Servidores-DAP.ods'#Quantitativo_Fisico_Pessoal.K8]+['file:///C:/Users/User/Desktop/SUBPLAN/PORTAL%20DA%20TRANSPAR%CANCIA/PORTARIAS%20SOF/2021/Dezembro/3%20-%20MPDFT/anexo_i_-_tabela_1.xls'#Quantitativo_Fisico_Pessoal_Ser.K10]+['file:///C:/Users/User/Desktop/SUBPLAN/PORTAL%20DA%20TRANSPAR%CANCIA/PORTARIAS%20SOF/2021/Dezembro/4%20-%20MPT/Anexo_1_Tabela_1_Quantitativo_Servidores_2021_12_MPT.ods'#Anexo_1_Tabela_1_Quantitativo_S.K12]+['file:///C:/Users/User/Desktop/SUBPLAN/PORTAL%20DA%20TRANSPAR%CANCIA/PORTARIAS%20SOF/2021/Dezembro/5%20-%20ESMPU/AnexoIServidoresESMPUDEZ2021.ods'#Quantitativo_Fisico_Pessoal_Ser.K10]" table:style-name="ce6">
            <text:p>1</text:p>
          </table:table-cell>
          <table:table-cell office:value-type="float" office:value="1" table:formula="of:=[.M10]+[.N10]" table:style-name="ce7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1]+['file:///C:/Users/User/Desktop/SUBPLAN/PORTAL%20DA%20TRANSPAR%CANCIA/PORTARIAS%20SOF/2021/Dezembro/2%20-%20MPM/Anexo-I-tabela-1-Quantitativo_Fisico_Pessoal_Servidores-DAP.ods'#Quantitativo_Fisico_Pessoal.M8]+['file:///C:/Users/User/Desktop/SUBPLAN/PORTAL%20DA%20TRANSPAR%CANCIA/PORTARIAS%20SOF/2021/Dezembro/3%20-%20MPDFT/anexo_i_-_tabela_1.xls'#Quantitativo_Fisico_Pessoal_Ser.M10]+['file:///C:/Users/User/Desktop/SUBPLAN/PORTAL%20DA%20TRANSPAR%CANCIA/PORTARIAS%20SOF/2021/Dezembro/4%20-%20MPT/Anexo_1_Tabela_1_Quantitativo_Servidores_2021_12_MPT.ods'#Anexo_1_Tabela_1_Quantitativo_S.M12]+['file:///C:/Users/User/Desktop/SUBPLAN/PORTAL%20DA%20TRANSPAR%CANCIA/PORTARIAS%20SOF/2021/Dezembro/5%20-%20ESMPU/AnexoIServidoresESMPUDEZ2021.ods'#Quantitativo_Fisico_Pessoal_Ser.M10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46" table:formula="of:=['file:///C:/Users/User/Desktop/SUBPLAN/PORTAL%20DA%20TRANSPAR%CANCIA/PORTARIAS%20SOF/2021/Dezembro/1%20-%20MPF/anexo_I_servidores_2021_ods.ods'#Anexo_1_Tabela_1_Quantitativo_F.E12]+['file:///C:/Users/User/Desktop/SUBPLAN/PORTAL%20DA%20TRANSPAR%CANCIA/PORTARIAS%20SOF/2021/Dezembro/2%20-%20MPM/Anexo-I-tabela-1-Quantitativo_Fisico_Pessoal_Servidores-DAP.ods'#Quantitativo_Fisico_Pessoal.E9]+['file:///C:/Users/User/Desktop/SUBPLAN/PORTAL%20DA%20TRANSPAR%CANCIA/PORTARIAS%20SOF/2021/Dezembro/3%20-%20MPDFT/anexo_i_-_tabela_1.xls'#Quantitativo_Fisico_Pessoal_Ser.E11]+['file:///C:/Users/User/Desktop/SUBPLAN/PORTAL%20DA%20TRANSPAR%CANCIA/PORTARIAS%20SOF/2021/Dezembro/4%20-%20MPT/Anexo_1_Tabela_1_Quantitativo_Servidores_2021_12_MPT.ods'#Anexo_1_Tabela_1_Quantitativo_S.E13]+['file:///C:/Users/User/Desktop/SUBPLAN/PORTAL%20DA%20TRANSPAR%CANCIA/PORTARIAS%20SOF/2021/Dezembro/5%20-%20ESMPU/AnexoIServidoresESMPUDEZ2021.ods'#Quantitativo_Fisico_Pessoal_Ser.E11]" table:style-name="ce6">
            <text:p>146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H12]+['file:///C:/Users/User/Desktop/SUBPLAN/PORTAL%20DA%20TRANSPAR%CANCIA/PORTARIAS%20SOF/2021/Dezembro/2%20-%20MPM/Anexo-I-tabela-1-Quantitativo_Fisico_Pessoal_Servidores-DAP.ods'#Quantitativo_Fisico_Pessoal.F9]+['file:///C:/Users/User/Desktop/SUBPLAN/PORTAL%20DA%20TRANSPAR%CANCIA/PORTARIAS%20SOF/2021/Dezembro/3%20-%20MPDFT/anexo_i_-_tabela_1.xls'#Quantitativo_Fisico_Pessoal_Ser.F11]+['file:///C:/Users/User/Desktop/SUBPLAN/PORTAL%20DA%20TRANSPAR%CANCIA/PORTARIAS%20SOF/2021/Dezembro/4%20-%20MPT/Anexo_1_Tabela_1_Quantitativo_Servidores_2021_12_MPT.ods'#Anexo_1_Tabela_1_Quantitativo_S.F13]+['file:///C:/Users/User/Desktop/SUBPLAN/PORTAL%20DA%20TRANSPAR%CANCIA/PORTARIAS%20SOF/2021/Dezembro/5%20-%20ESMPU/AnexoIServidoresESMPUDEZ2021.ods'#Quantitativo_Fisico_Pessoal_Ser.F11]" table:style-name="ce6">
            <text:p>1</text:p>
          </table:table-cell>
          <table:table-cell office:value-type="float" office:value="147" table:formula="of:=[.H11]+[.I11]" table:style-name="ce7">
            <text:p>147</text:p>
          </table:table-cell>
          <table:covered-table-cell/>
          <table:covered-table-cell/>
          <table:table-cell office:value-type="float" office:value="6" table:formula="of:=['file:///C:/Users/User/Desktop/SUBPLAN/PORTAL%20DA%20TRANSPAR%CANCIA/PORTARIAS%20SOF/2021/Dezembro/1%20-%20MPF/anexo_I_servidores_2021_ods.ods'#Anexo_1_Tabela_1_Quantitativo_F.P12]+['file:///C:/Users/User/Desktop/SUBPLAN/PORTAL%20DA%20TRANSPAR%CANCIA/PORTARIAS%20SOF/2021/Dezembro/2%20-%20MPM/Anexo-I-tabela-1-Quantitativo_Fisico_Pessoal_Servidores-DAP.ods'#Quantitativo_Fisico_Pessoal.J9]+['file:///C:/Users/User/Desktop/SUBPLAN/PORTAL%20DA%20TRANSPAR%CANCIA/PORTARIAS%20SOF/2021/Dezembro/3%20-%20MPDFT/anexo_i_-_tabela_1.xls'#Quantitativo_Fisico_Pessoal_Ser.J11]+['file:///C:/Users/User/Desktop/SUBPLAN/PORTAL%20DA%20TRANSPAR%CANCIA/PORTARIAS%20SOF/2021/Dezembro/4%20-%20MPT/Anexo_1_Tabela_1_Quantitativo_Servidores_2021_12_MPT.ods'#Anexo_1_Tabela_1_Quantitativo_S.J13]+['file:///C:/Users/User/Desktop/SUBPLAN/PORTAL%20DA%20TRANSPAR%CANCIA/PORTARIAS%20SOF/2021/Dezembro/5%20-%20ESMPU/AnexoIServidoresESMPUDEZ2021.ods'#Quantitativo_Fisico_Pessoal_Ser.J11]" table:style-name="ce6">
            <text:p>6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Q12]+['file:///C:/Users/User/Desktop/SUBPLAN/PORTAL%20DA%20TRANSPAR%CANCIA/PORTARIAS%20SOF/2021/Dezembro/2%20-%20MPM/Anexo-I-tabela-1-Quantitativo_Fisico_Pessoal_Servidores-DAP.ods'#Quantitativo_Fisico_Pessoal.K9]+['file:///C:/Users/User/Desktop/SUBPLAN/PORTAL%20DA%20TRANSPAR%CANCIA/PORTARIAS%20SOF/2021/Dezembro/3%20-%20MPDFT/anexo_i_-_tabela_1.xls'#Quantitativo_Fisico_Pessoal_Ser.K11]+['file:///C:/Users/User/Desktop/SUBPLAN/PORTAL%20DA%20TRANSPAR%CANCIA/PORTARIAS%20SOF/2021/Dezembro/4%20-%20MPT/Anexo_1_Tabela_1_Quantitativo_Servidores_2021_12_MPT.ods'#Anexo_1_Tabela_1_Quantitativo_S.K13]+['file:///C:/Users/User/Desktop/SUBPLAN/PORTAL%20DA%20TRANSPAR%CANCIA/PORTARIAS%20SOF/2021/Dezembro/5%20-%20ESMPU/AnexoIServidoresESMPUDEZ2021.ods'#Quantitativo_Fisico_Pessoal_Ser.K11]" table:style-name="ce6">
            <text:p>0</text:p>
          </table:table-cell>
          <table:table-cell office:value-type="float" office:value="6" table:formula="of:=[.M11]+[.N11]" table:style-name="ce7">
            <text:p>6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T12]+['file:///C:/Users/User/Desktop/SUBPLAN/PORTAL%20DA%20TRANSPAR%CANCIA/PORTARIAS%20SOF/2021/Dezembro/2%20-%20MPM/Anexo-I-tabela-1-Quantitativo_Fisico_Pessoal_Servidores-DAP.ods'#Quantitativo_Fisico_Pessoal.M9]+['file:///C:/Users/User/Desktop/SUBPLAN/PORTAL%20DA%20TRANSPAR%CANCIA/PORTARIAS%20SOF/2021/Dezembro/3%20-%20MPDFT/anexo_i_-_tabela_1.xls'#Quantitativo_Fisico_Pessoal_Ser.M11]+['file:///C:/Users/User/Desktop/SUBPLAN/PORTAL%20DA%20TRANSPAR%CANCIA/PORTARIAS%20SOF/2021/Dezembro/4%20-%20MPT/Anexo_1_Tabela_1_Quantitativo_Servidores_2021_12_MPT.ods'#Anexo_1_Tabela_1_Quantitativo_S.M13]+['file:///C:/Users/User/Desktop/SUBPLAN/PORTAL%20DA%20TRANSPAR%CANCIA/PORTARIAS%20SOF/2021/Dezembro/5%20-%20ESMPU/AnexoIServidoresESMPUDEZ2021.ods'#Quantitativo_Fisico_Pessoal_Ser.M1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236" table:formula="of:=['file:///C:/Users/User/Desktop/SUBPLAN/PORTAL%20DA%20TRANSPAR%CANCIA/PORTARIAS%20SOF/2021/Dezembro/1%20-%20MPF/anexo_I_servidores_2021_ods.ods'#Anexo_1_Tabela_1_Quantitativo_F.E13]+['file:///C:/Users/User/Desktop/SUBPLAN/PORTAL%20DA%20TRANSPAR%CANCIA/PORTARIAS%20SOF/2021/Dezembro/2%20-%20MPM/Anexo-I-tabela-1-Quantitativo_Fisico_Pessoal_Servidores-DAP.ods'#Quantitativo_Fisico_Pessoal.E10]+['file:///C:/Users/User/Desktop/SUBPLAN/PORTAL%20DA%20TRANSPAR%CANCIA/PORTARIAS%20SOF/2021/Dezembro/3%20-%20MPDFT/anexo_i_-_tabela_1.xls'#Quantitativo_Fisico_Pessoal_Ser.E12]+['file:///C:/Users/User/Desktop/SUBPLAN/PORTAL%20DA%20TRANSPAR%CANCIA/PORTARIAS%20SOF/2021/Dezembro/4%20-%20MPT/Anexo_1_Tabela_1_Quantitativo_Servidores_2021_12_MPT.ods'#Anexo_1_Tabela_1_Quantitativo_S.E14]+['file:///C:/Users/User/Desktop/SUBPLAN/PORTAL%20DA%20TRANSPAR%CANCIA/PORTARIAS%20SOF/2021/Dezembro/5%20-%20ESMPU/AnexoIServidoresESMPUDEZ2021.ods'#Quantitativo_Fisico_Pessoal_Ser.E12]" table:style-name="ce6">
            <text:p>236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H13]+['file:///C:/Users/User/Desktop/SUBPLAN/PORTAL%20DA%20TRANSPAR%CANCIA/PORTARIAS%20SOF/2021/Dezembro/2%20-%20MPM/Anexo-I-tabela-1-Quantitativo_Fisico_Pessoal_Servidores-DAP.ods'#Quantitativo_Fisico_Pessoal.F10]+['file:///C:/Users/User/Desktop/SUBPLAN/PORTAL%20DA%20TRANSPAR%CANCIA/PORTARIAS%20SOF/2021/Dezembro/3%20-%20MPDFT/anexo_i_-_tabela_1.xls'#Quantitativo_Fisico_Pessoal_Ser.F12]+['file:///C:/Users/User/Desktop/SUBPLAN/PORTAL%20DA%20TRANSPAR%CANCIA/PORTARIAS%20SOF/2021/Dezembro/4%20-%20MPT/Anexo_1_Tabela_1_Quantitativo_Servidores_2021_12_MPT.ods'#Anexo_1_Tabela_1_Quantitativo_S.F14]+['file:///C:/Users/User/Desktop/SUBPLAN/PORTAL%20DA%20TRANSPAR%CANCIA/PORTARIAS%20SOF/2021/Dezembro/5%20-%20ESMPU/AnexoIServidoresESMPUDEZ2021.ods'#Quantitativo_Fisico_Pessoal_Ser.F12]" table:style-name="ce6">
            <text:p>1</text:p>
          </table:table-cell>
          <table:table-cell office:value-type="float" office:value="237" table:formula="of:=[.H12]+[.I12]" table:style-name="ce7">
            <text:p>237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13]+['file:///C:/Users/User/Desktop/SUBPLAN/PORTAL%20DA%20TRANSPAR%CANCIA/PORTARIAS%20SOF/2021/Dezembro/2%20-%20MPM/Anexo-I-tabela-1-Quantitativo_Fisico_Pessoal_Servidores-DAP.ods'#Quantitativo_Fisico_Pessoal.J10]+['file:///C:/Users/User/Desktop/SUBPLAN/PORTAL%20DA%20TRANSPAR%CANCIA/PORTARIAS%20SOF/2021/Dezembro/3%20-%20MPDFT/anexo_i_-_tabela_1.xls'#Quantitativo_Fisico_Pessoal_Ser.J12]+['file:///C:/Users/User/Desktop/SUBPLAN/PORTAL%20DA%20TRANSPAR%CANCIA/PORTARIAS%20SOF/2021/Dezembro/4%20-%20MPT/Anexo_1_Tabela_1_Quantitativo_Servidores_2021_12_MPT.ods'#Anexo_1_Tabela_1_Quantitativo_S.J14]+['file:///C:/Users/User/Desktop/SUBPLAN/PORTAL%20DA%20TRANSPAR%CANCIA/PORTARIAS%20SOF/2021/Dezembro/5%20-%20ESMPU/AnexoIServidoresESMPUDEZ2021.ods'#Quantitativo_Fisico_Pessoal_Ser.J12]" table:style-name="ce6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13]+['file:///C:/Users/User/Desktop/SUBPLAN/PORTAL%20DA%20TRANSPAR%CANCIA/PORTARIAS%20SOF/2021/Dezembro/2%20-%20MPM/Anexo-I-tabela-1-Quantitativo_Fisico_Pessoal_Servidores-DAP.ods'#Quantitativo_Fisico_Pessoal.K10]+['file:///C:/Users/User/Desktop/SUBPLAN/PORTAL%20DA%20TRANSPAR%CANCIA/PORTARIAS%20SOF/2021/Dezembro/3%20-%20MPDFT/anexo_i_-_tabela_1.xls'#Quantitativo_Fisico_Pessoal_Ser.K12]+['file:///C:/Users/User/Desktop/SUBPLAN/PORTAL%20DA%20TRANSPAR%CANCIA/PORTARIAS%20SOF/2021/Dezembro/4%20-%20MPT/Anexo_1_Tabela_1_Quantitativo_Servidores_2021_12_MPT.ods'#Anexo_1_Tabela_1_Quantitativo_S.K14]+['file:///C:/Users/User/Desktop/SUBPLAN/PORTAL%20DA%20TRANSPAR%CANCIA/PORTARIAS%20SOF/2021/Dezembro/5%20-%20ESMPU/AnexoIServidoresESMPUDEZ2021.ods'#Quantitativo_Fisico_Pessoal_Ser.K12]" table:style-name="ce6">
            <text:p>1</text:p>
          </table:table-cell>
          <table:table-cell office:value-type="float" office:value="2" table:formula="of:=[.M12]+[.N12]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3]+['file:///C:/Users/User/Desktop/SUBPLAN/PORTAL%20DA%20TRANSPAR%CANCIA/PORTARIAS%20SOF/2021/Dezembro/2%20-%20MPM/Anexo-I-tabela-1-Quantitativo_Fisico_Pessoal_Servidores-DAP.ods'#Quantitativo_Fisico_Pessoal.M10]+['file:///C:/Users/User/Desktop/SUBPLAN/PORTAL%20DA%20TRANSPAR%CANCIA/PORTARIAS%20SOF/2021/Dezembro/3%20-%20MPDFT/anexo_i_-_tabela_1.xls'#Quantitativo_Fisico_Pessoal_Ser.M12]+['file:///C:/Users/User/Desktop/SUBPLAN/PORTAL%20DA%20TRANSPAR%CANCIA/PORTARIAS%20SOF/2021/Dezembro/4%20-%20MPT/Anexo_1_Tabela_1_Quantitativo_Servidores_2021_12_MPT.ods'#Anexo_1_Tabela_1_Quantitativo_S.M14]+['file:///C:/Users/User/Desktop/SUBPLAN/PORTAL%20DA%20TRANSPAR%CANCIA/PORTARIAS%20SOF/2021/Dezembro/5%20-%20ESMPU/AnexoIServidoresESMPUDEZ2021.ods'#Quantitativo_Fisico_Pessoal_Ser.M12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5" table:formula="of:=['file:///C:/Users/User/Desktop/SUBPLAN/PORTAL%20DA%20TRANSPAR%CANCIA/PORTARIAS%20SOF/2021/Dezembro/1%20-%20MPF/anexo_I_servidores_2021_ods.ods'#Anexo_1_Tabela_1_Quantitativo_F.E14]+['file:///C:/Users/User/Desktop/SUBPLAN/PORTAL%20DA%20TRANSPAR%CANCIA/PORTARIAS%20SOF/2021/Dezembro/2%20-%20MPM/Anexo-I-tabela-1-Quantitativo_Fisico_Pessoal_Servidores-DAP.ods'#Quantitativo_Fisico_Pessoal.E11]+['file:///C:/Users/User/Desktop/SUBPLAN/PORTAL%20DA%20TRANSPAR%CANCIA/PORTARIAS%20SOF/2021/Dezembro/3%20-%20MPDFT/anexo_i_-_tabela_1.xls'#Quantitativo_Fisico_Pessoal_Ser.E13]+['file:///C:/Users/User/Desktop/SUBPLAN/PORTAL%20DA%20TRANSPAR%CANCIA/PORTARIAS%20SOF/2021/Dezembro/4%20-%20MPT/Anexo_1_Tabela_1_Quantitativo_Servidores_2021_12_MPT.ods'#Anexo_1_Tabela_1_Quantitativo_S.E15]+['file:///C:/Users/User/Desktop/SUBPLAN/PORTAL%20DA%20TRANSPAR%CANCIA/PORTARIAS%20SOF/2021/Dezembro/5%20-%20ESMPU/AnexoIServidoresESMPUDEZ2021.ods'#Quantitativo_Fisico_Pessoal_Ser.E13]" table:style-name="ce6">
            <text:p>425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14]+['file:///C:/Users/User/Desktop/SUBPLAN/PORTAL%20DA%20TRANSPAR%CANCIA/PORTARIAS%20SOF/2021/Dezembro/2%20-%20MPM/Anexo-I-tabela-1-Quantitativo_Fisico_Pessoal_Servidores-DAP.ods'#Quantitativo_Fisico_Pessoal.F11]+['file:///C:/Users/User/Desktop/SUBPLAN/PORTAL%20DA%20TRANSPAR%CANCIA/PORTARIAS%20SOF/2021/Dezembro/3%20-%20MPDFT/anexo_i_-_tabela_1.xls'#Quantitativo_Fisico_Pessoal_Ser.F13]+['file:///C:/Users/User/Desktop/SUBPLAN/PORTAL%20DA%20TRANSPAR%CANCIA/PORTARIAS%20SOF/2021/Dezembro/4%20-%20MPT/Anexo_1_Tabela_1_Quantitativo_Servidores_2021_12_MPT.ods'#Anexo_1_Tabela_1_Quantitativo_S.F15]+['file:///C:/Users/User/Desktop/SUBPLAN/PORTAL%20DA%20TRANSPAR%CANCIA/PORTARIAS%20SOF/2021/Dezembro/5%20-%20ESMPU/AnexoIServidoresESMPUDEZ2021.ods'#Quantitativo_Fisico_Pessoal_Ser.F13]" table:style-name="ce6">
            <text:p>0</text:p>
          </table:table-cell>
          <table:table-cell office:value-type="float" office:value="425" table:formula="of:=[.H13]+[.I13]" table:style-name="ce7">
            <text:p>425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14]+['file:///C:/Users/User/Desktop/SUBPLAN/PORTAL%20DA%20TRANSPAR%CANCIA/PORTARIAS%20SOF/2021/Dezembro/2%20-%20MPM/Anexo-I-tabela-1-Quantitativo_Fisico_Pessoal_Servidores-DAP.ods'#Quantitativo_Fisico_Pessoal.J11]+['file:///C:/Users/User/Desktop/SUBPLAN/PORTAL%20DA%20TRANSPAR%CANCIA/PORTARIAS%20SOF/2021/Dezembro/3%20-%20MPDFT/anexo_i_-_tabela_1.xls'#Quantitativo_Fisico_Pessoal_Ser.J13]+['file:///C:/Users/User/Desktop/SUBPLAN/PORTAL%20DA%20TRANSPAR%CANCIA/PORTARIAS%20SOF/2021/Dezembro/4%20-%20MPT/Anexo_1_Tabela_1_Quantitativo_Servidores_2021_12_MPT.ods'#Anexo_1_Tabela_1_Quantitativo_S.J15]+['file:///C:/Users/User/Desktop/SUBPLAN/PORTAL%20DA%20TRANSPAR%CANCIA/PORTARIAS%20SOF/2021/Dezembro/5%20-%20ESMPU/AnexoIServidoresESMPUDEZ2021.ods'#Quantitativo_Fisico_Pessoal_Ser.J13]" table:style-name="ce6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14]+['file:///C:/Users/User/Desktop/SUBPLAN/PORTAL%20DA%20TRANSPAR%CANCIA/PORTARIAS%20SOF/2021/Dezembro/2%20-%20MPM/Anexo-I-tabela-1-Quantitativo_Fisico_Pessoal_Servidores-DAP.ods'#Quantitativo_Fisico_Pessoal.K11]+['file:///C:/Users/User/Desktop/SUBPLAN/PORTAL%20DA%20TRANSPAR%CANCIA/PORTARIAS%20SOF/2021/Dezembro/3%20-%20MPDFT/anexo_i_-_tabela_1.xls'#Quantitativo_Fisico_Pessoal_Ser.K13]+['file:///C:/Users/User/Desktop/SUBPLAN/PORTAL%20DA%20TRANSPAR%CANCIA/PORTARIAS%20SOF/2021/Dezembro/4%20-%20MPT/Anexo_1_Tabela_1_Quantitativo_Servidores_2021_12_MPT.ods'#Anexo_1_Tabela_1_Quantitativo_S.K15]+['file:///C:/Users/User/Desktop/SUBPLAN/PORTAL%20DA%20TRANSPAR%CANCIA/PORTARIAS%20SOF/2021/Dezembro/5%20-%20ESMPU/AnexoIServidoresESMPUDEZ2021.ods'#Quantitativo_Fisico_Pessoal_Ser.K13]" table:style-name="ce6">
            <text:p>1</text:p>
          </table:table-cell>
          <table:table-cell office:value-type="float" office:value="2" table:formula="of:=[.M13]+[.N13]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4]+['file:///C:/Users/User/Desktop/SUBPLAN/PORTAL%20DA%20TRANSPAR%CANCIA/PORTARIAS%20SOF/2021/Dezembro/2%20-%20MPM/Anexo-I-tabela-1-Quantitativo_Fisico_Pessoal_Servidores-DAP.ods'#Quantitativo_Fisico_Pessoal.M11]+['file:///C:/Users/User/Desktop/SUBPLAN/PORTAL%20DA%20TRANSPAR%CANCIA/PORTARIAS%20SOF/2021/Dezembro/3%20-%20MPDFT/anexo_i_-_tabela_1.xls'#Quantitativo_Fisico_Pessoal_Ser.M13]+['file:///C:/Users/User/Desktop/SUBPLAN/PORTAL%20DA%20TRANSPAR%CANCIA/PORTARIAS%20SOF/2021/Dezembro/4%20-%20MPT/Anexo_1_Tabela_1_Quantitativo_Servidores_2021_12_MPT.ods'#Anexo_1_Tabela_1_Quantitativo_S.M15]+['file:///C:/Users/User/Desktop/SUBPLAN/PORTAL%20DA%20TRANSPAR%CANCIA/PORTARIAS%20SOF/2021/Dezembro/5%20-%20ESMPU/AnexoIServidoresESMPUDEZ2021.ods'#Quantitativo_Fisico_Pessoal_Ser.M13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464" table:formula="of:=['file:///C:/Users/User/Desktop/SUBPLAN/PORTAL%20DA%20TRANSPAR%CANCIA/PORTARIAS%20SOF/2021/Dezembro/1%20-%20MPF/anexo_I_servidores_2021_ods.ods'#Anexo_1_Tabela_1_Quantitativo_F.E15]+['file:///C:/Users/User/Desktop/SUBPLAN/PORTAL%20DA%20TRANSPAR%CANCIA/PORTARIAS%20SOF/2021/Dezembro/2%20-%20MPM/Anexo-I-tabela-1-Quantitativo_Fisico_Pessoal_Servidores-DAP.ods'#Quantitativo_Fisico_Pessoal.E12]+['file:///C:/Users/User/Desktop/SUBPLAN/PORTAL%20DA%20TRANSPAR%CANCIA/PORTARIAS%20SOF/2021/Dezembro/3%20-%20MPDFT/anexo_i_-_tabela_1.xls'#Quantitativo_Fisico_Pessoal_Ser.E14]+['file:///C:/Users/User/Desktop/SUBPLAN/PORTAL%20DA%20TRANSPAR%CANCIA/PORTARIAS%20SOF/2021/Dezembro/4%20-%20MPT/Anexo_1_Tabela_1_Quantitativo_Servidores_2021_12_MPT.ods'#Anexo_1_Tabela_1_Quantitativo_S.E16]+['file:///C:/Users/User/Desktop/SUBPLAN/PORTAL%20DA%20TRANSPAR%CANCIA/PORTARIAS%20SOF/2021/Dezembro/5%20-%20ESMPU/AnexoIServidoresESMPUDEZ2021.ods'#Quantitativo_Fisico_Pessoal_Ser.E14]" table:style-name="ce6">
            <text:p>464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15]+['file:///C:/Users/User/Desktop/SUBPLAN/PORTAL%20DA%20TRANSPAR%CANCIA/PORTARIAS%20SOF/2021/Dezembro/2%20-%20MPM/Anexo-I-tabela-1-Quantitativo_Fisico_Pessoal_Servidores-DAP.ods'#Quantitativo_Fisico_Pessoal.F12]+['file:///C:/Users/User/Desktop/SUBPLAN/PORTAL%20DA%20TRANSPAR%CANCIA/PORTARIAS%20SOF/2021/Dezembro/3%20-%20MPDFT/anexo_i_-_tabela_1.xls'#Quantitativo_Fisico_Pessoal_Ser.F14]+['file:///C:/Users/User/Desktop/SUBPLAN/PORTAL%20DA%20TRANSPAR%CANCIA/PORTARIAS%20SOF/2021/Dezembro/4%20-%20MPT/Anexo_1_Tabela_1_Quantitativo_Servidores_2021_12_MPT.ods'#Anexo_1_Tabela_1_Quantitativo_S.F16]+['file:///C:/Users/User/Desktop/SUBPLAN/PORTAL%20DA%20TRANSPAR%CANCIA/PORTARIAS%20SOF/2021/Dezembro/5%20-%20ESMPU/AnexoIServidoresESMPUDEZ2021.ods'#Quantitativo_Fisico_Pessoal_Ser.F14]" table:style-name="ce6">
            <text:p>0</text:p>
          </table:table-cell>
          <table:table-cell office:value-type="float" office:value="464" table:formula="of:=[.H14]+[.I14]" table:style-name="ce7">
            <text:p>464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15]+['file:///C:/Users/User/Desktop/SUBPLAN/PORTAL%20DA%20TRANSPAR%CANCIA/PORTARIAS%20SOF/2021/Dezembro/2%20-%20MPM/Anexo-I-tabela-1-Quantitativo_Fisico_Pessoal_Servidores-DAP.ods'#Quantitativo_Fisico_Pessoal.J12]+['file:///C:/Users/User/Desktop/SUBPLAN/PORTAL%20DA%20TRANSPAR%CANCIA/PORTARIAS%20SOF/2021/Dezembro/3%20-%20MPDFT/anexo_i_-_tabela_1.xls'#Quantitativo_Fisico_Pessoal_Ser.J14]+['file:///C:/Users/User/Desktop/SUBPLAN/PORTAL%20DA%20TRANSPAR%CANCIA/PORTARIAS%20SOF/2021/Dezembro/4%20-%20MPT/Anexo_1_Tabela_1_Quantitativo_Servidores_2021_12_MPT.ods'#Anexo_1_Tabela_1_Quantitativo_S.J16]+['file:///C:/Users/User/Desktop/SUBPLAN/PORTAL%20DA%20TRANSPAR%CANCIA/PORTARIAS%20SOF/2021/Dezembro/5%20-%20ESMPU/AnexoIServidoresESMPUDEZ2021.ods'#Quantitativo_Fisico_Pessoal_Ser.J14]" table:style-name="ce6">
            <text:p>0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15]+['file:///C:/Users/User/Desktop/SUBPLAN/PORTAL%20DA%20TRANSPAR%CANCIA/PORTARIAS%20SOF/2021/Dezembro/2%20-%20MPM/Anexo-I-tabela-1-Quantitativo_Fisico_Pessoal_Servidores-DAP.ods'#Quantitativo_Fisico_Pessoal.K12]+['file:///C:/Users/User/Desktop/SUBPLAN/PORTAL%20DA%20TRANSPAR%CANCIA/PORTARIAS%20SOF/2021/Dezembro/3%20-%20MPDFT/anexo_i_-_tabela_1.xls'#Quantitativo_Fisico_Pessoal_Ser.K14]+['file:///C:/Users/User/Desktop/SUBPLAN/PORTAL%20DA%20TRANSPAR%CANCIA/PORTARIAS%20SOF/2021/Dezembro/4%20-%20MPT/Anexo_1_Tabela_1_Quantitativo_Servidores_2021_12_MPT.ods'#Anexo_1_Tabela_1_Quantitativo_S.K16]+['file:///C:/Users/User/Desktop/SUBPLAN/PORTAL%20DA%20TRANSPAR%CANCIA/PORTARIAS%20SOF/2021/Dezembro/5%20-%20ESMPU/AnexoIServidoresESMPUDEZ2021.ods'#Quantitativo_Fisico_Pessoal_Ser.K14]" table:style-name="ce6">
            <text:p>3</text:p>
          </table:table-cell>
          <table:table-cell office:value-type="float" office:value="3" table:formula="of:=[.M14]+[.N14]" table:style-name="ce7">
            <text:p>3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T15]+['file:///C:/Users/User/Desktop/SUBPLAN/PORTAL%20DA%20TRANSPAR%CANCIA/PORTARIAS%20SOF/2021/Dezembro/2%20-%20MPM/Anexo-I-tabela-1-Quantitativo_Fisico_Pessoal_Servidores-DAP.ods'#Quantitativo_Fisico_Pessoal.M12]+['file:///C:/Users/User/Desktop/SUBPLAN/PORTAL%20DA%20TRANSPAR%CANCIA/PORTARIAS%20SOF/2021/Dezembro/3%20-%20MPDFT/anexo_i_-_tabela_1.xls'#Quantitativo_Fisico_Pessoal_Ser.M14]+['file:///C:/Users/User/Desktop/SUBPLAN/PORTAL%20DA%20TRANSPAR%CANCIA/PORTARIAS%20SOF/2021/Dezembro/4%20-%20MPT/Anexo_1_Tabela_1_Quantitativo_Servidores_2021_12_MPT.ods'#Anexo_1_Tabela_1_Quantitativo_S.M16]+['file:///C:/Users/User/Desktop/SUBPLAN/PORTAL%20DA%20TRANSPAR%CANCIA/PORTARIAS%20SOF/2021/Dezembro/5%20-%20ESMPU/AnexoIServidoresESMPUDEZ2021.ods'#Quantitativo_Fisico_Pessoal_Ser.M14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487" table:formula="of:=['file:///C:/Users/User/Desktop/SUBPLAN/PORTAL%20DA%20TRANSPAR%CANCIA/PORTARIAS%20SOF/2021/Dezembro/1%20-%20MPF/anexo_I_servidores_2021_ods.ods'#Anexo_1_Tabela_1_Quantitativo_F.E16]+['file:///C:/Users/User/Desktop/SUBPLAN/PORTAL%20DA%20TRANSPAR%CANCIA/PORTARIAS%20SOF/2021/Dezembro/2%20-%20MPM/Anexo-I-tabela-1-Quantitativo_Fisico_Pessoal_Servidores-DAP.ods'#Quantitativo_Fisico_Pessoal.E13]+['file:///C:/Users/User/Desktop/SUBPLAN/PORTAL%20DA%20TRANSPAR%CANCIA/PORTARIAS%20SOF/2021/Dezembro/3%20-%20MPDFT/anexo_i_-_tabela_1.xls'#Quantitativo_Fisico_Pessoal_Ser.E15]+['file:///C:/Users/User/Desktop/SUBPLAN/PORTAL%20DA%20TRANSPAR%CANCIA/PORTARIAS%20SOF/2021/Dezembro/4%20-%20MPT/Anexo_1_Tabela_1_Quantitativo_Servidores_2021_12_MPT.ods'#Anexo_1_Tabela_1_Quantitativo_S.E17]+['file:///C:/Users/User/Desktop/SUBPLAN/PORTAL%20DA%20TRANSPAR%CANCIA/PORTARIAS%20SOF/2021/Dezembro/5%20-%20ESMPU/AnexoIServidoresESMPUDEZ2021.ods'#Quantitativo_Fisico_Pessoal_Ser.E15]" table:style-name="ce6">
            <text:p>487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16]+['file:///C:/Users/User/Desktop/SUBPLAN/PORTAL%20DA%20TRANSPAR%CANCIA/PORTARIAS%20SOF/2021/Dezembro/2%20-%20MPM/Anexo-I-tabela-1-Quantitativo_Fisico_Pessoal_Servidores-DAP.ods'#Quantitativo_Fisico_Pessoal.F13]+['file:///C:/Users/User/Desktop/SUBPLAN/PORTAL%20DA%20TRANSPAR%CANCIA/PORTARIAS%20SOF/2021/Dezembro/3%20-%20MPDFT/anexo_i_-_tabela_1.xls'#Quantitativo_Fisico_Pessoal_Ser.F15]+['file:///C:/Users/User/Desktop/SUBPLAN/PORTAL%20DA%20TRANSPAR%CANCIA/PORTARIAS%20SOF/2021/Dezembro/4%20-%20MPT/Anexo_1_Tabela_1_Quantitativo_Servidores_2021_12_MPT.ods'#Anexo_1_Tabela_1_Quantitativo_S.F17]+['file:///C:/Users/User/Desktop/SUBPLAN/PORTAL%20DA%20TRANSPAR%CANCIA/PORTARIAS%20SOF/2021/Dezembro/5%20-%20ESMPU/AnexoIServidoresESMPUDEZ2021.ods'#Quantitativo_Fisico_Pessoal_Ser.F15]" table:style-name="ce6">
            <text:p>0</text:p>
          </table:table-cell>
          <table:table-cell office:value-type="float" office:value="487" table:formula="of:=[.H15]+[.I15]" table:style-name="ce7">
            <text:p>487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Dezembro/1%20-%20MPF/anexo_I_servidores_2021_ods.ods'#Anexo_1_Tabela_1_Quantitativo_F.P16]+['file:///C:/Users/User/Desktop/SUBPLAN/PORTAL%20DA%20TRANSPAR%CANCIA/PORTARIAS%20SOF/2021/Dezembro/2%20-%20MPM/Anexo-I-tabela-1-Quantitativo_Fisico_Pessoal_Servidores-DAP.ods'#Quantitativo_Fisico_Pessoal.J13]+['file:///C:/Users/User/Desktop/SUBPLAN/PORTAL%20DA%20TRANSPAR%CANCIA/PORTARIAS%20SOF/2021/Dezembro/3%20-%20MPDFT/anexo_i_-_tabela_1.xls'#Quantitativo_Fisico_Pessoal_Ser.J15]+['file:///C:/Users/User/Desktop/SUBPLAN/PORTAL%20DA%20TRANSPAR%CANCIA/PORTARIAS%20SOF/2021/Dezembro/4%20-%20MPT/Anexo_1_Tabela_1_Quantitativo_Servidores_2021_12_MPT.ods'#Anexo_1_Tabela_1_Quantitativo_S.J17]+['file:///C:/Users/User/Desktop/SUBPLAN/PORTAL%20DA%20TRANSPAR%CANCIA/PORTARIAS%20SOF/2021/Dezembro/5%20-%20ESMPU/AnexoIServidoresESMPUDEZ2021.ods'#Quantitativo_Fisico_Pessoal_Ser.J15]" table:style-name="ce6">
            <text:p>5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16]+['file:///C:/Users/User/Desktop/SUBPLAN/PORTAL%20DA%20TRANSPAR%CANCIA/PORTARIAS%20SOF/2021/Dezembro/2%20-%20MPM/Anexo-I-tabela-1-Quantitativo_Fisico_Pessoal_Servidores-DAP.ods'#Quantitativo_Fisico_Pessoal.K13]+['file:///C:/Users/User/Desktop/SUBPLAN/PORTAL%20DA%20TRANSPAR%CANCIA/PORTARIAS%20SOF/2021/Dezembro/3%20-%20MPDFT/anexo_i_-_tabela_1.xls'#Quantitativo_Fisico_Pessoal_Ser.K15]+['file:///C:/Users/User/Desktop/SUBPLAN/PORTAL%20DA%20TRANSPAR%CANCIA/PORTARIAS%20SOF/2021/Dezembro/4%20-%20MPT/Anexo_1_Tabela_1_Quantitativo_Servidores_2021_12_MPT.ods'#Anexo_1_Tabela_1_Quantitativo_S.K17]+['file:///C:/Users/User/Desktop/SUBPLAN/PORTAL%20DA%20TRANSPAR%CANCIA/PORTARIAS%20SOF/2021/Dezembro/5%20-%20ESMPU/AnexoIServidoresESMPUDEZ2021.ods'#Quantitativo_Fisico_Pessoal_Ser.K15]" table:style-name="ce6">
            <text:p>1</text:p>
          </table:table-cell>
          <table:table-cell office:value-type="float" office:value="6" table:formula="of:=[.M15]+[.N15]" table:style-name="ce7">
            <text:p>6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T16]+['file:///C:/Users/User/Desktop/SUBPLAN/PORTAL%20DA%20TRANSPAR%CANCIA/PORTARIAS%20SOF/2021/Dezembro/2%20-%20MPM/Anexo-I-tabela-1-Quantitativo_Fisico_Pessoal_Servidores-DAP.ods'#Quantitativo_Fisico_Pessoal.M13]+['file:///C:/Users/User/Desktop/SUBPLAN/PORTAL%20DA%20TRANSPAR%CANCIA/PORTARIAS%20SOF/2021/Dezembro/3%20-%20MPDFT/anexo_i_-_tabela_1.xls'#Quantitativo_Fisico_Pessoal_Ser.M15]+['file:///C:/Users/User/Desktop/SUBPLAN/PORTAL%20DA%20TRANSPAR%CANCIA/PORTARIAS%20SOF/2021/Dezembro/4%20-%20MPT/Anexo_1_Tabela_1_Quantitativo_Servidores_2021_12_MPT.ods'#Anexo_1_Tabela_1_Quantitativo_S.M17]+['file:///C:/Users/User/Desktop/SUBPLAN/PORTAL%20DA%20TRANSPAR%CANCIA/PORTARIAS%20SOF/2021/Dezembro/5%20-%20ESMPU/AnexoIServidoresESMPUDEZ2021.ods'#Quantitativo_Fisico_Pessoal_Ser.M15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128" table:formula="of:=['file:///C:/Users/User/Desktop/SUBPLAN/PORTAL%20DA%20TRANSPAR%CANCIA/PORTARIAS%20SOF/2021/Dezembro/1%20-%20MPF/anexo_I_servidores_2021_ods.ods'#Anexo_1_Tabela_1_Quantitativo_F.E17]+['file:///C:/Users/User/Desktop/SUBPLAN/PORTAL%20DA%20TRANSPAR%CANCIA/PORTARIAS%20SOF/2021/Dezembro/2%20-%20MPM/Anexo-I-tabela-1-Quantitativo_Fisico_Pessoal_Servidores-DAP.ods'#Quantitativo_Fisico_Pessoal.E14]+['file:///C:/Users/User/Desktop/SUBPLAN/PORTAL%20DA%20TRANSPAR%CANCIA/PORTARIAS%20SOF/2021/Dezembro/3%20-%20MPDFT/anexo_i_-_tabela_1.xls'#Quantitativo_Fisico_Pessoal_Ser.E16]+['file:///C:/Users/User/Desktop/SUBPLAN/PORTAL%20DA%20TRANSPAR%CANCIA/PORTARIAS%20SOF/2021/Dezembro/4%20-%20MPT/Anexo_1_Tabela_1_Quantitativo_Servidores_2021_12_MPT.ods'#Anexo_1_Tabela_1_Quantitativo_S.E18]+['file:///C:/Users/User/Desktop/SUBPLAN/PORTAL%20DA%20TRANSPAR%CANCIA/PORTARIAS%20SOF/2021/Dezembro/5%20-%20ESMPU/AnexoIServidoresESMPUDEZ2021.ods'#Quantitativo_Fisico_Pessoal_Ser.E16]" table:style-name="ce6">
            <text:p>128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17]+['file:///C:/Users/User/Desktop/SUBPLAN/PORTAL%20DA%20TRANSPAR%CANCIA/PORTARIAS%20SOF/2021/Dezembro/2%20-%20MPM/Anexo-I-tabela-1-Quantitativo_Fisico_Pessoal_Servidores-DAP.ods'#Quantitativo_Fisico_Pessoal.F14]+['file:///C:/Users/User/Desktop/SUBPLAN/PORTAL%20DA%20TRANSPAR%CANCIA/PORTARIAS%20SOF/2021/Dezembro/3%20-%20MPDFT/anexo_i_-_tabela_1.xls'#Quantitativo_Fisico_Pessoal_Ser.F16]+['file:///C:/Users/User/Desktop/SUBPLAN/PORTAL%20DA%20TRANSPAR%CANCIA/PORTARIAS%20SOF/2021/Dezembro/4%20-%20MPT/Anexo_1_Tabela_1_Quantitativo_Servidores_2021_12_MPT.ods'#Anexo_1_Tabela_1_Quantitativo_S.F18]+['file:///C:/Users/User/Desktop/SUBPLAN/PORTAL%20DA%20TRANSPAR%CANCIA/PORTARIAS%20SOF/2021/Dezembro/5%20-%20ESMPU/AnexoIServidoresESMPUDEZ2021.ods'#Quantitativo_Fisico_Pessoal_Ser.F16]" table:style-name="ce6">
            <text:p>0</text:p>
          </table:table-cell>
          <table:table-cell office:value-type="float" office:value="128" table:formula="of:=[.H16]+[.I16]" table:style-name="ce7">
            <text:p>128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17]+['file:///C:/Users/User/Desktop/SUBPLAN/PORTAL%20DA%20TRANSPAR%CANCIA/PORTARIAS%20SOF/2021/Dezembro/2%20-%20MPM/Anexo-I-tabela-1-Quantitativo_Fisico_Pessoal_Servidores-DAP.ods'#Quantitativo_Fisico_Pessoal.J14]+['file:///C:/Users/User/Desktop/SUBPLAN/PORTAL%20DA%20TRANSPAR%CANCIA/PORTARIAS%20SOF/2021/Dezembro/3%20-%20MPDFT/anexo_i_-_tabela_1.xls'#Quantitativo_Fisico_Pessoal_Ser.J16]+['file:///C:/Users/User/Desktop/SUBPLAN/PORTAL%20DA%20TRANSPAR%CANCIA/PORTARIAS%20SOF/2021/Dezembro/4%20-%20MPT/Anexo_1_Tabela_1_Quantitativo_Servidores_2021_12_MPT.ods'#Anexo_1_Tabela_1_Quantitativo_S.J18]+['file:///C:/Users/User/Desktop/SUBPLAN/PORTAL%20DA%20TRANSPAR%CANCIA/PORTARIAS%20SOF/2021/Dezembro/5%20-%20ESMPU/AnexoIServidoresESMPUDEZ2021.ods'#Quantitativo_Fisico_Pessoal_Ser.J16]" table:style-name="ce6">
            <text:p>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Q17]+['file:///C:/Users/User/Desktop/SUBPLAN/PORTAL%20DA%20TRANSPAR%CANCIA/PORTARIAS%20SOF/2021/Dezembro/2%20-%20MPM/Anexo-I-tabela-1-Quantitativo_Fisico_Pessoal_Servidores-DAP.ods'#Quantitativo_Fisico_Pessoal.K14]+['file:///C:/Users/User/Desktop/SUBPLAN/PORTAL%20DA%20TRANSPAR%CANCIA/PORTARIAS%20SOF/2021/Dezembro/3%20-%20MPDFT/anexo_i_-_tabela_1.xls'#Quantitativo_Fisico_Pessoal_Ser.K16]+['file:///C:/Users/User/Desktop/SUBPLAN/PORTAL%20DA%20TRANSPAR%CANCIA/PORTARIAS%20SOF/2021/Dezembro/4%20-%20MPT/Anexo_1_Tabela_1_Quantitativo_Servidores_2021_12_MPT.ods'#Anexo_1_Tabela_1_Quantitativo_S.K18]+['file:///C:/Users/User/Desktop/SUBPLAN/PORTAL%20DA%20TRANSPAR%CANCIA/PORTARIAS%20SOF/2021/Dezembro/5%20-%20ESMPU/AnexoIServidoresESMPUDEZ2021.ods'#Quantitativo_Fisico_Pessoal_Ser.K16]" table:style-name="ce6">
            <text:p>0</text:p>
          </table:table-cell>
          <table:table-cell office:value-type="float" office:value="1" table:formula="of:=[.M16]+[.N16]" table:style-name="ce7">
            <text:p>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T17]+['file:///C:/Users/User/Desktop/SUBPLAN/PORTAL%20DA%20TRANSPAR%CANCIA/PORTARIAS%20SOF/2021/Dezembro/2%20-%20MPM/Anexo-I-tabela-1-Quantitativo_Fisico_Pessoal_Servidores-DAP.ods'#Quantitativo_Fisico_Pessoal.M14]+['file:///C:/Users/User/Desktop/SUBPLAN/PORTAL%20DA%20TRANSPAR%CANCIA/PORTARIAS%20SOF/2021/Dezembro/3%20-%20MPDFT/anexo_i_-_tabela_1.xls'#Quantitativo_Fisico_Pessoal_Ser.M16]+['file:///C:/Users/User/Desktop/SUBPLAN/PORTAL%20DA%20TRANSPAR%CANCIA/PORTARIAS%20SOF/2021/Dezembro/4%20-%20MPT/Anexo_1_Tabela_1_Quantitativo_Servidores_2021_12_MPT.ods'#Anexo_1_Tabela_1_Quantitativo_S.M18]+['file:///C:/Users/User/Desktop/SUBPLAN/PORTAL%20DA%20TRANSPAR%CANCIA/PORTARIAS%20SOF/2021/Dezembro/5%20-%20ESMPU/AnexoIServidoresESMPUDEZ2021.ods'#Quantitativo_Fisico_Pessoal_Ser.M16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267" table:formula="of:=['file:///C:/Users/User/Desktop/SUBPLAN/PORTAL%20DA%20TRANSPAR%CANCIA/PORTARIAS%20SOF/2021/Dezembro/1%20-%20MPF/anexo_I_servidores_2021_ods.ods'#Anexo_1_Tabela_1_Quantitativo_F.E18]+['file:///C:/Users/User/Desktop/SUBPLAN/PORTAL%20DA%20TRANSPAR%CANCIA/PORTARIAS%20SOF/2021/Dezembro/2%20-%20MPM/Anexo-I-tabela-1-Quantitativo_Fisico_Pessoal_Servidores-DAP.ods'#Quantitativo_Fisico_Pessoal.E15]+['file:///C:/Users/User/Desktop/SUBPLAN/PORTAL%20DA%20TRANSPAR%CANCIA/PORTARIAS%20SOF/2021/Dezembro/3%20-%20MPDFT/anexo_i_-_tabela_1.xls'#Quantitativo_Fisico_Pessoal_Ser.E17]+['file:///C:/Users/User/Desktop/SUBPLAN/PORTAL%20DA%20TRANSPAR%CANCIA/PORTARIAS%20SOF/2021/Dezembro/4%20-%20MPT/Anexo_1_Tabela_1_Quantitativo_Servidores_2021_12_MPT.ods'#Anexo_1_Tabela_1_Quantitativo_S.E19]+['file:///C:/Users/User/Desktop/SUBPLAN/PORTAL%20DA%20TRANSPAR%CANCIA/PORTARIAS%20SOF/2021/Dezembro/5%20-%20ESMPU/AnexoIServidoresESMPUDEZ2021.ods'#Quantitativo_Fisico_Pessoal_Ser.E17]" table:style-name="ce6">
            <text:p>267</text:p>
          </table:table-cell>
          <table:table-cell office:value-type="float" office:value="13" table:formula="of:=['file:///C:/Users/User/Desktop/SUBPLAN/PORTAL%20DA%20TRANSPAR%CANCIA/PORTARIAS%20SOF/2021/Dezembro/1%20-%20MPF/anexo_I_servidores_2021_ods.ods'#Anexo_1_Tabela_1_Quantitativo_F.H18]+['file:///C:/Users/User/Desktop/SUBPLAN/PORTAL%20DA%20TRANSPAR%CANCIA/PORTARIAS%20SOF/2021/Dezembro/2%20-%20MPM/Anexo-I-tabela-1-Quantitativo_Fisico_Pessoal_Servidores-DAP.ods'#Quantitativo_Fisico_Pessoal.F15]+['file:///C:/Users/User/Desktop/SUBPLAN/PORTAL%20DA%20TRANSPAR%CANCIA/PORTARIAS%20SOF/2021/Dezembro/3%20-%20MPDFT/anexo_i_-_tabela_1.xls'#Quantitativo_Fisico_Pessoal_Ser.F17]+['file:///C:/Users/User/Desktop/SUBPLAN/PORTAL%20DA%20TRANSPAR%CANCIA/PORTARIAS%20SOF/2021/Dezembro/4%20-%20MPT/Anexo_1_Tabela_1_Quantitativo_Servidores_2021_12_MPT.ods'#Anexo_1_Tabela_1_Quantitativo_S.F19]+['file:///C:/Users/User/Desktop/SUBPLAN/PORTAL%20DA%20TRANSPAR%CANCIA/PORTARIAS%20SOF/2021/Dezembro/5%20-%20ESMPU/AnexoIServidoresESMPUDEZ2021.ods'#Quantitativo_Fisico_Pessoal_Ser.F17]" table:style-name="ce6">
            <text:p>13</text:p>
          </table:table-cell>
          <table:table-cell office:value-type="float" office:value="280" table:formula="of:=[.H17]+[.I17]" table:style-name="ce7">
            <text:p>280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18]+['file:///C:/Users/User/Desktop/SUBPLAN/PORTAL%20DA%20TRANSPAR%CANCIA/PORTARIAS%20SOF/2021/Dezembro/2%20-%20MPM/Anexo-I-tabela-1-Quantitativo_Fisico_Pessoal_Servidores-DAP.ods'#Quantitativo_Fisico_Pessoal.J15]+['file:///C:/Users/User/Desktop/SUBPLAN/PORTAL%20DA%20TRANSPAR%CANCIA/PORTARIAS%20SOF/2021/Dezembro/3%20-%20MPDFT/anexo_i_-_tabela_1.xls'#Quantitativo_Fisico_Pessoal_Ser.J17]+['file:///C:/Users/User/Desktop/SUBPLAN/PORTAL%20DA%20TRANSPAR%CANCIA/PORTARIAS%20SOF/2021/Dezembro/4%20-%20MPT/Anexo_1_Tabela_1_Quantitativo_Servidores_2021_12_MPT.ods'#Anexo_1_Tabela_1_Quantitativo_S.J19]+['file:///C:/Users/User/Desktop/SUBPLAN/PORTAL%20DA%20TRANSPAR%CANCIA/PORTARIAS%20SOF/2021/Dezembro/5%20-%20ESMPU/AnexoIServidoresESMPUDEZ2021.ods'#Quantitativo_Fisico_Pessoal_Ser.J17]" table:style-name="ce6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18]+['file:///C:/Users/User/Desktop/SUBPLAN/PORTAL%20DA%20TRANSPAR%CANCIA/PORTARIAS%20SOF/2021/Dezembro/2%20-%20MPM/Anexo-I-tabela-1-Quantitativo_Fisico_Pessoal_Servidores-DAP.ods'#Quantitativo_Fisico_Pessoal.K15]+['file:///C:/Users/User/Desktop/SUBPLAN/PORTAL%20DA%20TRANSPAR%CANCIA/PORTARIAS%20SOF/2021/Dezembro/3%20-%20MPDFT/anexo_i_-_tabela_1.xls'#Quantitativo_Fisico_Pessoal_Ser.K17]+['file:///C:/Users/User/Desktop/SUBPLAN/PORTAL%20DA%20TRANSPAR%CANCIA/PORTARIAS%20SOF/2021/Dezembro/4%20-%20MPT/Anexo_1_Tabela_1_Quantitativo_Servidores_2021_12_MPT.ods'#Anexo_1_Tabela_1_Quantitativo_S.K19]+['file:///C:/Users/User/Desktop/SUBPLAN/PORTAL%20DA%20TRANSPAR%CANCIA/PORTARIAS%20SOF/2021/Dezembro/5%20-%20ESMPU/AnexoIServidoresESMPUDEZ2021.ods'#Quantitativo_Fisico_Pessoal_Ser.K17]" table:style-name="ce6">
            <text:p>1</text:p>
          </table:table-cell>
          <table:table-cell office:value-type="float" office:value="2" table:formula="of:=[.M17]+[.N17]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8]+['file:///C:/Users/User/Desktop/SUBPLAN/PORTAL%20DA%20TRANSPAR%CANCIA/PORTARIAS%20SOF/2021/Dezembro/2%20-%20MPM/Anexo-I-tabela-1-Quantitativo_Fisico_Pessoal_Servidores-DAP.ods'#Quantitativo_Fisico_Pessoal.M15]+['file:///C:/Users/User/Desktop/SUBPLAN/PORTAL%20DA%20TRANSPAR%CANCIA/PORTARIAS%20SOF/2021/Dezembro/3%20-%20MPDFT/anexo_i_-_tabela_1.xls'#Quantitativo_Fisico_Pessoal_Ser.M17]+['file:///C:/Users/User/Desktop/SUBPLAN/PORTAL%20DA%20TRANSPAR%CANCIA/PORTARIAS%20SOF/2021/Dezembro/4%20-%20MPT/Anexo_1_Tabela_1_Quantitativo_Servidores_2021_12_MPT.ods'#Anexo_1_Tabela_1_Quantitativo_S.M19]+['file:///C:/Users/User/Desktop/SUBPLAN/PORTAL%20DA%20TRANSPAR%CANCIA/PORTARIAS%20SOF/2021/Dezembro/5%20-%20ESMPU/AnexoIServidoresESMPUDEZ2021.ods'#Quantitativo_Fisico_Pessoal_Ser.M17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4" table:formula="of:=['file:///C:/Users/User/Desktop/SUBPLAN/PORTAL%20DA%20TRANSPAR%CANCIA/PORTARIAS%20SOF/2021/Dezembro/1%20-%20MPF/anexo_I_servidores_2021_ods.ods'#Anexo_1_Tabela_1_Quantitativo_F.E19]+['file:///C:/Users/User/Desktop/SUBPLAN/PORTAL%20DA%20TRANSPAR%CANCIA/PORTARIAS%20SOF/2021/Dezembro/2%20-%20MPM/Anexo-I-tabela-1-Quantitativo_Fisico_Pessoal_Servidores-DAP.ods'#Quantitativo_Fisico_Pessoal.E16]+['file:///C:/Users/User/Desktop/SUBPLAN/PORTAL%20DA%20TRANSPAR%CANCIA/PORTARIAS%20SOF/2021/Dezembro/3%20-%20MPDFT/anexo_i_-_tabela_1.xls'#Quantitativo_Fisico_Pessoal_Ser.E18]+['file:///C:/Users/User/Desktop/SUBPLAN/PORTAL%20DA%20TRANSPAR%CANCIA/PORTARIAS%20SOF/2021/Dezembro/4%20-%20MPT/Anexo_1_Tabela_1_Quantitativo_Servidores_2021_12_MPT.ods'#Anexo_1_Tabela_1_Quantitativo_S.E20]+['file:///C:/Users/User/Desktop/SUBPLAN/PORTAL%20DA%20TRANSPAR%CANCIA/PORTARIAS%20SOF/2021/Dezembro/5%20-%20ESMPU/AnexoIServidoresESMPUDEZ2021.ods'#Quantitativo_Fisico_Pessoal_Ser.E18]" table:style-name="ce6">
            <text:p>14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H19]+['file:///C:/Users/User/Desktop/SUBPLAN/PORTAL%20DA%20TRANSPAR%CANCIA/PORTARIAS%20SOF/2021/Dezembro/2%20-%20MPM/Anexo-I-tabela-1-Quantitativo_Fisico_Pessoal_Servidores-DAP.ods'#Quantitativo_Fisico_Pessoal.F16]+['file:///C:/Users/User/Desktop/SUBPLAN/PORTAL%20DA%20TRANSPAR%CANCIA/PORTARIAS%20SOF/2021/Dezembro/3%20-%20MPDFT/anexo_i_-_tabela_1.xls'#Quantitativo_Fisico_Pessoal_Ser.F18]+['file:///C:/Users/User/Desktop/SUBPLAN/PORTAL%20DA%20TRANSPAR%CANCIA/PORTARIAS%20SOF/2021/Dezembro/4%20-%20MPT/Anexo_1_Tabela_1_Quantitativo_Servidores_2021_12_MPT.ods'#Anexo_1_Tabela_1_Quantitativo_S.F20]+['file:///C:/Users/User/Desktop/SUBPLAN/PORTAL%20DA%20TRANSPAR%CANCIA/PORTARIAS%20SOF/2021/Dezembro/5%20-%20ESMPU/AnexoIServidoresESMPUDEZ2021.ods'#Quantitativo_Fisico_Pessoal_Ser.F18]" table:style-name="ce6">
            <text:p>3</text:p>
          </table:table-cell>
          <table:table-cell office:value-type="float" office:value="17" table:formula="of:=[.H18]+[.I18]" table:style-name="ce7">
            <text:p>17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19]+['file:///C:/Users/User/Desktop/SUBPLAN/PORTAL%20DA%20TRANSPAR%CANCIA/PORTARIAS%20SOF/2021/Dezembro/2%20-%20MPM/Anexo-I-tabela-1-Quantitativo_Fisico_Pessoal_Servidores-DAP.ods'#Quantitativo_Fisico_Pessoal.J16]+['file:///C:/Users/User/Desktop/SUBPLAN/PORTAL%20DA%20TRANSPAR%CANCIA/PORTARIAS%20SOF/2021/Dezembro/3%20-%20MPDFT/anexo_i_-_tabela_1.xls'#Quantitativo_Fisico_Pessoal_Ser.J18]+['file:///C:/Users/User/Desktop/SUBPLAN/PORTAL%20DA%20TRANSPAR%CANCIA/PORTARIAS%20SOF/2021/Dezembro/4%20-%20MPT/Anexo_1_Tabela_1_Quantitativo_Servidores_2021_12_MPT.ods'#Anexo_1_Tabela_1_Quantitativo_S.J20]+['file:///C:/Users/User/Desktop/SUBPLAN/PORTAL%20DA%20TRANSPAR%CANCIA/PORTARIAS%20SOF/2021/Dezembro/5%20-%20ESMPU/AnexoIServidoresESMPUDEZ2021.ods'#Quantitativo_Fisico_Pessoal_Ser.J18]" table:style-name="ce6">
            <text:p>0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19]+['file:///C:/Users/User/Desktop/SUBPLAN/PORTAL%20DA%20TRANSPAR%CANCIA/PORTARIAS%20SOF/2021/Dezembro/2%20-%20MPM/Anexo-I-tabela-1-Quantitativo_Fisico_Pessoal_Servidores-DAP.ods'#Quantitativo_Fisico_Pessoal.K16]+['file:///C:/Users/User/Desktop/SUBPLAN/PORTAL%20DA%20TRANSPAR%CANCIA/PORTARIAS%20SOF/2021/Dezembro/3%20-%20MPDFT/anexo_i_-_tabela_1.xls'#Quantitativo_Fisico_Pessoal_Ser.K18]+['file:///C:/Users/User/Desktop/SUBPLAN/PORTAL%20DA%20TRANSPAR%CANCIA/PORTARIAS%20SOF/2021/Dezembro/4%20-%20MPT/Anexo_1_Tabela_1_Quantitativo_Servidores_2021_12_MPT.ods'#Anexo_1_Tabela_1_Quantitativo_S.K20]+['file:///C:/Users/User/Desktop/SUBPLAN/PORTAL%20DA%20TRANSPAR%CANCIA/PORTARIAS%20SOF/2021/Dezembro/5%20-%20ESMPU/AnexoIServidoresESMPUDEZ2021.ods'#Quantitativo_Fisico_Pessoal_Ser.K18]" table:style-name="ce6">
            <text:p>3</text:p>
          </table:table-cell>
          <table:table-cell office:value-type="float" office:value="3" table:formula="of:=[.M18]+[.N18]" table:style-name="ce7">
            <text:p>3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T19]+['file:///C:/Users/User/Desktop/SUBPLAN/PORTAL%20DA%20TRANSPAR%CANCIA/PORTARIAS%20SOF/2021/Dezembro/2%20-%20MPM/Anexo-I-tabela-1-Quantitativo_Fisico_Pessoal_Servidores-DAP.ods'#Quantitativo_Fisico_Pessoal.M16]+['file:///C:/Users/User/Desktop/SUBPLAN/PORTAL%20DA%20TRANSPAR%CANCIA/PORTARIAS%20SOF/2021/Dezembro/3%20-%20MPDFT/anexo_i_-_tabela_1.xls'#Quantitativo_Fisico_Pessoal_Ser.M18]+['file:///C:/Users/User/Desktop/SUBPLAN/PORTAL%20DA%20TRANSPAR%CANCIA/PORTARIAS%20SOF/2021/Dezembro/4%20-%20MPT/Anexo_1_Tabela_1_Quantitativo_Servidores_2021_12_MPT.ods'#Anexo_1_Tabela_1_Quantitativo_S.M20]+['file:///C:/Users/User/Desktop/SUBPLAN/PORTAL%20DA%20TRANSPAR%CANCIA/PORTARIAS%20SOF/2021/Dezembro/5%20-%20ESMPU/AnexoIServidoresESMPUDEZ2021.ods'#Quantitativo_Fisico_Pessoal_Ser.M18]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8" table:formula="of:=['file:///C:/Users/User/Desktop/SUBPLAN/PORTAL%20DA%20TRANSPAR%CANCIA/PORTARIAS%20SOF/2021/Dezembro/1%20-%20MPF/anexo_I_servidores_2021_ods.ods'#Anexo_1_Tabela_1_Quantitativo_F.E20]+['file:///C:/Users/User/Desktop/SUBPLAN/PORTAL%20DA%20TRANSPAR%CANCIA/PORTARIAS%20SOF/2021/Dezembro/2%20-%20MPM/Anexo-I-tabela-1-Quantitativo_Fisico_Pessoal_Servidores-DAP.ods'#Quantitativo_Fisico_Pessoal.E17]+['file:///C:/Users/User/Desktop/SUBPLAN/PORTAL%20DA%20TRANSPAR%CANCIA/PORTARIAS%20SOF/2021/Dezembro/3%20-%20MPDFT/anexo_i_-_tabela_1.xls'#Quantitativo_Fisico_Pessoal_Ser.E19]+['file:///C:/Users/User/Desktop/SUBPLAN/PORTAL%20DA%20TRANSPAR%CANCIA/PORTARIAS%20SOF/2021/Dezembro/4%20-%20MPT/Anexo_1_Tabela_1_Quantitativo_Servidores_2021_12_MPT.ods'#Anexo_1_Tabela_1_Quantitativo_S.E21]+['file:///C:/Users/User/Desktop/SUBPLAN/PORTAL%20DA%20TRANSPAR%CANCIA/PORTARIAS%20SOF/2021/Dezembro/5%20-%20ESMPU/AnexoIServidoresESMPUDEZ2021.ods'#Quantitativo_Fisico_Pessoal_Ser.E19]" table:style-name="ce6">
            <text:p>8</text:p>
          </table:table-cell>
          <table:table-cell office:value-type="float" office:value="82" table:formula="of:=['file:///C:/Users/User/Desktop/SUBPLAN/PORTAL%20DA%20TRANSPAR%CANCIA/PORTARIAS%20SOF/2021/Dezembro/1%20-%20MPF/anexo_I_servidores_2021_ods.ods'#Anexo_1_Tabela_1_Quantitativo_F.H20]+['file:///C:/Users/User/Desktop/SUBPLAN/PORTAL%20DA%20TRANSPAR%CANCIA/PORTARIAS%20SOF/2021/Dezembro/2%20-%20MPM/Anexo-I-tabela-1-Quantitativo_Fisico_Pessoal_Servidores-DAP.ods'#Quantitativo_Fisico_Pessoal.F17]+['file:///C:/Users/User/Desktop/SUBPLAN/PORTAL%20DA%20TRANSPAR%CANCIA/PORTARIAS%20SOF/2021/Dezembro/3%20-%20MPDFT/anexo_i_-_tabela_1.xls'#Quantitativo_Fisico_Pessoal_Ser.F19]+['file:///C:/Users/User/Desktop/SUBPLAN/PORTAL%20DA%20TRANSPAR%CANCIA/PORTARIAS%20SOF/2021/Dezembro/4%20-%20MPT/Anexo_1_Tabela_1_Quantitativo_Servidores_2021_12_MPT.ods'#Anexo_1_Tabela_1_Quantitativo_S.F21]+['file:///C:/Users/User/Desktop/SUBPLAN/PORTAL%20DA%20TRANSPAR%CANCIA/PORTARIAS%20SOF/2021/Dezembro/5%20-%20ESMPU/AnexoIServidoresESMPUDEZ2021.ods'#Quantitativo_Fisico_Pessoal_Ser.F19]" table:style-name="ce6">
            <text:p>82</text:p>
          </table:table-cell>
          <table:table-cell office:value-type="float" office:value="90" table:formula="of:=[.H19]+[.I19]" table:style-name="ce7">
            <text:p>90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20]+['file:///C:/Users/User/Desktop/SUBPLAN/PORTAL%20DA%20TRANSPAR%CANCIA/PORTARIAS%20SOF/2021/Dezembro/2%20-%20MPM/Anexo-I-tabela-1-Quantitativo_Fisico_Pessoal_Servidores-DAP.ods'#Quantitativo_Fisico_Pessoal.J17]+['file:///C:/Users/User/Desktop/SUBPLAN/PORTAL%20DA%20TRANSPAR%CANCIA/PORTARIAS%20SOF/2021/Dezembro/3%20-%20MPDFT/anexo_i_-_tabela_1.xls'#Quantitativo_Fisico_Pessoal_Ser.J19]+['file:///C:/Users/User/Desktop/SUBPLAN/PORTAL%20DA%20TRANSPAR%CANCIA/PORTARIAS%20SOF/2021/Dezembro/4%20-%20MPT/Anexo_1_Tabela_1_Quantitativo_Servidores_2021_12_MPT.ods'#Anexo_1_Tabela_1_Quantitativo_S.J21]+['file:///C:/Users/User/Desktop/SUBPLAN/PORTAL%20DA%20TRANSPAR%CANCIA/PORTARIAS%20SOF/2021/Dezembro/5%20-%20ESMPU/AnexoIServidoresESMPUDEZ2021.ods'#Quantitativo_Fisico_Pessoal_Ser.J19]" table:style-name="ce6">
            <text:p>0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Q20]+['file:///C:/Users/User/Desktop/SUBPLAN/PORTAL%20DA%20TRANSPAR%CANCIA/PORTARIAS%20SOF/2021/Dezembro/2%20-%20MPM/Anexo-I-tabela-1-Quantitativo_Fisico_Pessoal_Servidores-DAP.ods'#Quantitativo_Fisico_Pessoal.K17]+['file:///C:/Users/User/Desktop/SUBPLAN/PORTAL%20DA%20TRANSPAR%CANCIA/PORTARIAS%20SOF/2021/Dezembro/3%20-%20MPDFT/anexo_i_-_tabela_1.xls'#Quantitativo_Fisico_Pessoal_Ser.K19]+['file:///C:/Users/User/Desktop/SUBPLAN/PORTAL%20DA%20TRANSPAR%CANCIA/PORTARIAS%20SOF/2021/Dezembro/4%20-%20MPT/Anexo_1_Tabela_1_Quantitativo_Servidores_2021_12_MPT.ods'#Anexo_1_Tabela_1_Quantitativo_S.K21]+['file:///C:/Users/User/Desktop/SUBPLAN/PORTAL%20DA%20TRANSPAR%CANCIA/PORTARIAS%20SOF/2021/Dezembro/5%20-%20ESMPU/AnexoIServidoresESMPUDEZ2021.ods'#Quantitativo_Fisico_Pessoal_Ser.K19]" table:style-name="ce6">
            <text:p>2</text:p>
          </table:table-cell>
          <table:table-cell office:value-type="float" office:value="2" table:formula="of:=[.M19]+[.N19]" table:style-name="ce7">
            <text:p>2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T20]+['file:///C:/Users/User/Desktop/SUBPLAN/PORTAL%20DA%20TRANSPAR%CANCIA/PORTARIAS%20SOF/2021/Dezembro/2%20-%20MPM/Anexo-I-tabela-1-Quantitativo_Fisico_Pessoal_Servidores-DAP.ods'#Quantitativo_Fisico_Pessoal.M17]+['file:///C:/Users/User/Desktop/SUBPLAN/PORTAL%20DA%20TRANSPAR%CANCIA/PORTARIAS%20SOF/2021/Dezembro/3%20-%20MPDFT/anexo_i_-_tabela_1.xls'#Quantitativo_Fisico_Pessoal_Ser.M19]+['file:///C:/Users/User/Desktop/SUBPLAN/PORTAL%20DA%20TRANSPAR%CANCIA/PORTARIAS%20SOF/2021/Dezembro/4%20-%20MPT/Anexo_1_Tabela_1_Quantitativo_Servidores_2021_12_MPT.ods'#Anexo_1_Tabela_1_Quantitativo_S.M21]+['file:///C:/Users/User/Desktop/SUBPLAN/PORTAL%20DA%20TRANSPAR%CANCIA/PORTARIAS%20SOF/2021/Dezembro/5%20-%20ESMPU/AnexoIServidoresESMPUDEZ2021.ods'#Quantitativo_Fisico_Pessoal_Ser.M19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E21]+['file:///C:/Users/User/Desktop/SUBPLAN/PORTAL%20DA%20TRANSPAR%CANCIA/PORTARIAS%20SOF/2021/Dezembro/2%20-%20MPM/Anexo-I-tabela-1-Quantitativo_Fisico_Pessoal_Servidores-DAP.ods'#Quantitativo_Fisico_Pessoal.E18]+['file:///C:/Users/User/Desktop/SUBPLAN/PORTAL%20DA%20TRANSPAR%CANCIA/PORTARIAS%20SOF/2021/Dezembro/3%20-%20MPDFT/anexo_i_-_tabela_1.xls'#Quantitativo_Fisico_Pessoal_Ser.E20]+['file:///C:/Users/User/Desktop/SUBPLAN/PORTAL%20DA%20TRANSPAR%CANCIA/PORTARIAS%20SOF/2021/Dezembro/4%20-%20MPT/Anexo_1_Tabela_1_Quantitativo_Servidores_2021_12_MPT.ods'#Anexo_1_Tabela_1_Quantitativo_S.E22]+['file:///C:/Users/User/Desktop/SUBPLAN/PORTAL%20DA%20TRANSPAR%CANCIA/PORTARIAS%20SOF/2021/Dezembro/5%20-%20ESMPU/AnexoIServidoresESMPUDEZ2021.ods'#Quantitativo_Fisico_Pessoal_Ser.E20]" table:style-name="ce6">
            <text:p>0</text:p>
          </table:table-cell>
          <table:table-cell office:value-type="float" office:value="46" table:formula="of:=['file:///C:/Users/User/Desktop/SUBPLAN/PORTAL%20DA%20TRANSPAR%CANCIA/PORTARIAS%20SOF/2021/Dezembro/1%20-%20MPF/anexo_I_servidores_2021_ods.ods'#Anexo_1_Tabela_1_Quantitativo_F.H21]+['file:///C:/Users/User/Desktop/SUBPLAN/PORTAL%20DA%20TRANSPAR%CANCIA/PORTARIAS%20SOF/2021/Dezembro/2%20-%20MPM/Anexo-I-tabela-1-Quantitativo_Fisico_Pessoal_Servidores-DAP.ods'#Quantitativo_Fisico_Pessoal.F18]+['file:///C:/Users/User/Desktop/SUBPLAN/PORTAL%20DA%20TRANSPAR%CANCIA/PORTARIAS%20SOF/2021/Dezembro/3%20-%20MPDFT/anexo_i_-_tabela_1.xls'#Quantitativo_Fisico_Pessoal_Ser.F20]+['file:///C:/Users/User/Desktop/SUBPLAN/PORTAL%20DA%20TRANSPAR%CANCIA/PORTARIAS%20SOF/2021/Dezembro/4%20-%20MPT/Anexo_1_Tabela_1_Quantitativo_Servidores_2021_12_MPT.ods'#Anexo_1_Tabela_1_Quantitativo_S.F22]+['file:///C:/Users/User/Desktop/SUBPLAN/PORTAL%20DA%20TRANSPAR%CANCIA/PORTARIAS%20SOF/2021/Dezembro/5%20-%20ESMPU/AnexoIServidoresESMPUDEZ2021.ods'#Quantitativo_Fisico_Pessoal_Ser.F20]" table:style-name="ce6">
            <text:p>46</text:p>
          </table:table-cell>
          <table:table-cell office:value-type="float" office:value="46" table:formula="of:=[.H20]+[.I20]" table:style-name="ce7">
            <text:p>46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21]+['file:///C:/Users/User/Desktop/SUBPLAN/PORTAL%20DA%20TRANSPAR%CANCIA/PORTARIAS%20SOF/2021/Dezembro/2%20-%20MPM/Anexo-I-tabela-1-Quantitativo_Fisico_Pessoal_Servidores-DAP.ods'#Quantitativo_Fisico_Pessoal.J18]+['file:///C:/Users/User/Desktop/SUBPLAN/PORTAL%20DA%20TRANSPAR%CANCIA/PORTARIAS%20SOF/2021/Dezembro/3%20-%20MPDFT/anexo_i_-_tabela_1.xls'#Quantitativo_Fisico_Pessoal_Ser.J20]+['file:///C:/Users/User/Desktop/SUBPLAN/PORTAL%20DA%20TRANSPAR%CANCIA/PORTARIAS%20SOF/2021/Dezembro/4%20-%20MPT/Anexo_1_Tabela_1_Quantitativo_Servidores_2021_12_MPT.ods'#Anexo_1_Tabela_1_Quantitativo_S.J22]+['file:///C:/Users/User/Desktop/SUBPLAN/PORTAL%20DA%20TRANSPAR%CANCIA/PORTARIAS%20SOF/2021/Dezembro/5%20-%20ESMPU/AnexoIServidoresESMPUDEZ2021.ods'#Quantitativo_Fisico_Pessoal_Ser.J20]" table:style-name="ce6">
            <text:p>0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Q21]+['file:///C:/Users/User/Desktop/SUBPLAN/PORTAL%20DA%20TRANSPAR%CANCIA/PORTARIAS%20SOF/2021/Dezembro/2%20-%20MPM/Anexo-I-tabela-1-Quantitativo_Fisico_Pessoal_Servidores-DAP.ods'#Quantitativo_Fisico_Pessoal.K18]+['file:///C:/Users/User/Desktop/SUBPLAN/PORTAL%20DA%20TRANSPAR%CANCIA/PORTARIAS%20SOF/2021/Dezembro/3%20-%20MPDFT/anexo_i_-_tabela_1.xls'#Quantitativo_Fisico_Pessoal_Ser.K20]+['file:///C:/Users/User/Desktop/SUBPLAN/PORTAL%20DA%20TRANSPAR%CANCIA/PORTARIAS%20SOF/2021/Dezembro/4%20-%20MPT/Anexo_1_Tabela_1_Quantitativo_Servidores_2021_12_MPT.ods'#Anexo_1_Tabela_1_Quantitativo_S.K22]+['file:///C:/Users/User/Desktop/SUBPLAN/PORTAL%20DA%20TRANSPAR%CANCIA/PORTARIAS%20SOF/2021/Dezembro/5%20-%20ESMPU/AnexoIServidoresESMPUDEZ2021.ods'#Quantitativo_Fisico_Pessoal_Ser.K20]" table:style-name="ce6">
            <text:p>2</text:p>
          </table:table-cell>
          <table:table-cell office:value-type="float" office:value="2" table:formula="of:=[.M20]+[.N20]" table:style-name="ce7">
            <text:p>2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T21]+['file:///C:/Users/User/Desktop/SUBPLAN/PORTAL%20DA%20TRANSPAR%CANCIA/PORTARIAS%20SOF/2021/Dezembro/2%20-%20MPM/Anexo-I-tabela-1-Quantitativo_Fisico_Pessoal_Servidores-DAP.ods'#Quantitativo_Fisico_Pessoal.M18]+['file:///C:/Users/User/Desktop/SUBPLAN/PORTAL%20DA%20TRANSPAR%CANCIA/PORTARIAS%20SOF/2021/Dezembro/3%20-%20MPDFT/anexo_i_-_tabela_1.xls'#Quantitativo_Fisico_Pessoal_Ser.M20]+['file:///C:/Users/User/Desktop/SUBPLAN/PORTAL%20DA%20TRANSPAR%CANCIA/PORTARIAS%20SOF/2021/Dezembro/4%20-%20MPT/Anexo_1_Tabela_1_Quantitativo_Servidores_2021_12_MPT.ods'#Anexo_1_Tabela_1_Quantitativo_S.M22]+['file:///C:/Users/User/Desktop/SUBPLAN/PORTAL%20DA%20TRANSPAR%CANCIA/PORTARIAS%20SOF/2021/Dezembro/5%20-%20ESMPU/AnexoIServidoresESMPUDEZ2021.ods'#Quantitativo_Fisico_Pessoal_Ser.M2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E22]+['file:///C:/Users/User/Desktop/SUBPLAN/PORTAL%20DA%20TRANSPAR%CANCIA/PORTARIAS%20SOF/2021/Dezembro/2%20-%20MPM/Anexo-I-tabela-1-Quantitativo_Fisico_Pessoal_Servidores-DAP.ods'#Quantitativo_Fisico_Pessoal.E19]+['file:///C:/Users/User/Desktop/SUBPLAN/PORTAL%20DA%20TRANSPAR%CANCIA/PORTARIAS%20SOF/2021/Dezembro/3%20-%20MPDFT/anexo_i_-_tabela_1.xls'#Quantitativo_Fisico_Pessoal_Ser.E21]+['file:///C:/Users/User/Desktop/SUBPLAN/PORTAL%20DA%20TRANSPAR%CANCIA/PORTARIAS%20SOF/2021/Dezembro/4%20-%20MPT/Anexo_1_Tabela_1_Quantitativo_Servidores_2021_12_MPT.ods'#Anexo_1_Tabela_1_Quantitativo_S.E23]+['file:///C:/Users/User/Desktop/SUBPLAN/PORTAL%20DA%20TRANSPAR%CANCIA/PORTARIAS%20SOF/2021/Dezembro/5%20-%20ESMPU/AnexoIServidoresESMPUDEZ2021.ods'#Quantitativo_Fisico_Pessoal_Ser.E21]" table:style-name="ce6">
            <text:p>0</text:p>
          </table:table-cell>
          <table:table-cell office:value-type="float" office:value="8" table:formula="of:=['file:///C:/Users/User/Desktop/SUBPLAN/PORTAL%20DA%20TRANSPAR%CANCIA/PORTARIAS%20SOF/2021/Dezembro/1%20-%20MPF/anexo_I_servidores_2021_ods.ods'#Anexo_1_Tabela_1_Quantitativo_F.H22]+['file:///C:/Users/User/Desktop/SUBPLAN/PORTAL%20DA%20TRANSPAR%CANCIA/PORTARIAS%20SOF/2021/Dezembro/2%20-%20MPM/Anexo-I-tabela-1-Quantitativo_Fisico_Pessoal_Servidores-DAP.ods'#Quantitativo_Fisico_Pessoal.F19]+['file:///C:/Users/User/Desktop/SUBPLAN/PORTAL%20DA%20TRANSPAR%CANCIA/PORTARIAS%20SOF/2021/Dezembro/3%20-%20MPDFT/anexo_i_-_tabela_1.xls'#Quantitativo_Fisico_Pessoal_Ser.F21]+['file:///C:/Users/User/Desktop/SUBPLAN/PORTAL%20DA%20TRANSPAR%CANCIA/PORTARIAS%20SOF/2021/Dezembro/4%20-%20MPT/Anexo_1_Tabela_1_Quantitativo_Servidores_2021_12_MPT.ods'#Anexo_1_Tabela_1_Quantitativo_S.F23]+['file:///C:/Users/User/Desktop/SUBPLAN/PORTAL%20DA%20TRANSPAR%CANCIA/PORTARIAS%20SOF/2021/Dezembro/5%20-%20ESMPU/AnexoIServidoresESMPUDEZ2021.ods'#Quantitativo_Fisico_Pessoal_Ser.F21]" table:style-name="ce6">
            <text:p>8</text:p>
          </table:table-cell>
          <table:table-cell office:value-type="float" office:value="8" table:formula="of:=[.H21]+[.I21]" table:style-name="ce7">
            <text:p>8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22]+['file:///C:/Users/User/Desktop/SUBPLAN/PORTAL%20DA%20TRANSPAR%CANCIA/PORTARIAS%20SOF/2021/Dezembro/2%20-%20MPM/Anexo-I-tabela-1-Quantitativo_Fisico_Pessoal_Servidores-DAP.ods'#Quantitativo_Fisico_Pessoal.J19]+['file:///C:/Users/User/Desktop/SUBPLAN/PORTAL%20DA%20TRANSPAR%CANCIA/PORTARIAS%20SOF/2021/Dezembro/3%20-%20MPDFT/anexo_i_-_tabela_1.xls'#Quantitativo_Fisico_Pessoal_Ser.J21]+['file:///C:/Users/User/Desktop/SUBPLAN/PORTAL%20DA%20TRANSPAR%CANCIA/PORTARIAS%20SOF/2021/Dezembro/4%20-%20MPT/Anexo_1_Tabela_1_Quantitativo_Servidores_2021_12_MPT.ods'#Anexo_1_Tabela_1_Quantitativo_S.J23]+['file:///C:/Users/User/Desktop/SUBPLAN/PORTAL%20DA%20TRANSPAR%CANCIA/PORTARIAS%20SOF/2021/Dezembro/5%20-%20ESMPU/AnexoIServidoresESMPUDEZ2021.ods'#Quantitativo_Fisico_Pessoal_Ser.J21]" table:style-name="ce6">
            <text:p>0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Q22]+['file:///C:/Users/User/Desktop/SUBPLAN/PORTAL%20DA%20TRANSPAR%CANCIA/PORTARIAS%20SOF/2021/Dezembro/2%20-%20MPM/Anexo-I-tabela-1-Quantitativo_Fisico_Pessoal_Servidores-DAP.ods'#Quantitativo_Fisico_Pessoal.K19]+['file:///C:/Users/User/Desktop/SUBPLAN/PORTAL%20DA%20TRANSPAR%CANCIA/PORTARIAS%20SOF/2021/Dezembro/3%20-%20MPDFT/anexo_i_-_tabela_1.xls'#Quantitativo_Fisico_Pessoal_Ser.K21]+['file:///C:/Users/User/Desktop/SUBPLAN/PORTAL%20DA%20TRANSPAR%CANCIA/PORTARIAS%20SOF/2021/Dezembro/4%20-%20MPT/Anexo_1_Tabela_1_Quantitativo_Servidores_2021_12_MPT.ods'#Anexo_1_Tabela_1_Quantitativo_S.K23]+['file:///C:/Users/User/Desktop/SUBPLAN/PORTAL%20DA%20TRANSPAR%CANCIA/PORTARIAS%20SOF/2021/Dezembro/5%20-%20ESMPU/AnexoIServidoresESMPUDEZ2021.ods'#Quantitativo_Fisico_Pessoal_Ser.K21]" table:style-name="ce6">
            <text:p>0</text:p>
          </table:table-cell>
          <table:table-cell office:value-type="float" office:value="0" table:formula="of:=[.M21]+[.N21]" table:style-name="ce7">
            <text:p>0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T22]+['file:///C:/Users/User/Desktop/SUBPLAN/PORTAL%20DA%20TRANSPAR%CANCIA/PORTARIAS%20SOF/2021/Dezembro/2%20-%20MPM/Anexo-I-tabela-1-Quantitativo_Fisico_Pessoal_Servidores-DAP.ods'#Quantitativo_Fisico_Pessoal.M19]+['file:///C:/Users/User/Desktop/SUBPLAN/PORTAL%20DA%20TRANSPAR%CANCIA/PORTARIAS%20SOF/2021/Dezembro/3%20-%20MPDFT/anexo_i_-_tabela_1.xls'#Quantitativo_Fisico_Pessoal_Ser.M21]+['file:///C:/Users/User/Desktop/SUBPLAN/PORTAL%20DA%20TRANSPAR%CANCIA/PORTARIAS%20SOF/2021/Dezembro/4%20-%20MPT/Anexo_1_Tabela_1_Quantitativo_Servidores_2021_12_MPT.ods'#Anexo_1_Tabela_1_Quantitativo_S.M23]+['file:///C:/Users/User/Desktop/SUBPLAN/PORTAL%20DA%20TRANSPAR%CANCIA/PORTARIAS%20SOF/2021/Dezembro/5%20-%20ESMPU/AnexoIServidoresESMPUDEZ2021.ods'#Quantitativo_Fisico_Pessoal_Ser.M2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4745" table:formula="of:=SUM([.H9:.H21])" table:style-name="ce9">
            <text:p>4.745</text:p>
          </table:table-cell>
          <table:table-cell office:value-type="float" office:value="157" table:formula="of:=SUM([.I9:.I21])" table:style-name="ce9">
            <text:p>157</text:p>
          </table:table-cell>
          <table:table-cell office:value-type="float" office:value="4902" table:formula="of:=SUM([.J9:.J21])" table:style-name="ce9">
            <text:p>4.902</text:p>
          </table:table-cell>
          <table:table-cell office:value-type="float" office:value="2226" table:formula="of:=[.K9]" table:style-name="ce9">
            <text:p>2.226</text:p>
          </table:table-cell>
          <table:table-cell office:value-type="float" office:value="7128" table:formula="of:=[.L9]" table:style-name="ce9">
            <text:p>7.128</text:p>
          </table:table-cell>
          <table:table-cell office:value-type="float" office:value="370" table:formula="of:=SUM([.M9:.M21])+1" table:style-name="ce9">
            <text:p>370</text:p>
          </table:table-cell>
          <table:table-cell office:value-type="float" office:value="67" table:formula="of:=SUM([.N9:.N21])" table:style-name="ce9">
            <text:p>67</text:p>
          </table:table-cell>
          <table:table-cell office:value-type="float" office:value="436" table:formula="of:=SUM([.O9:.O21])" table:style-name="ce9">
            <text:p>436</text:p>
          </table:table-cell>
          <table:table-cell office:value-type="float" office:value="84" table:formula="of:=SUM([.P9:.P21])" table:style-name="ce9">
            <text:p>84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5240" table:formula="of:=['file:///C:/Users/User/Desktop/SUBPLAN/PORTAL%20DA%20TRANSPAR%CANCIA/PORTARIAS%20SOF/2021/Dezembro/1%20-%20MPF/anexo_I_servidores_2021_ods.ods'#Anexo_1_Tabela_1_Quantitativo_F.E26]+['file:///C:/Users/User/Desktop/SUBPLAN/PORTAL%20DA%20TRANSPAR%CANCIA/PORTARIAS%20SOF/2021/Dezembro/2%20-%20MPM/Anexo-I-tabela-1-Quantitativo_Fisico_Pessoal_Servidores-DAP.ods'#Quantitativo_Fisico_Pessoal.E21]+['file:///C:/Users/User/Desktop/SUBPLAN/PORTAL%20DA%20TRANSPAR%CANCIA/PORTARIAS%20SOF/2021/Dezembro/3%20-%20MPDFT/anexo_i_-_tabela_1.xls'#Quantitativo_Fisico_Pessoal_Ser.E23]+['file:///C:/Users/User/Desktop/SUBPLAN/PORTAL%20DA%20TRANSPAR%CANCIA/PORTARIAS%20SOF/2021/Dezembro/4%20-%20MPT/Anexo_1_Tabela_1_Quantitativo_Servidores_2021_12_MPT.ods'#Anexo_1_Tabela_1_Quantitativo_S.E25]+['file:///C:/Users/User/Desktop/SUBPLAN/PORTAL%20DA%20TRANSPAR%CANCIA/PORTARIAS%20SOF/2021/Dezembro/5%20-%20ESMPU/AnexoIServidoresESMPUDEZ2021.ods'#Quantitativo_Fisico_Pessoal_Ser.E23]" table:style-name="ce6">
            <text:p>5240</text:p>
          </table:table-cell>
          <table:table-cell office:value-type="float" office:value="11" table:formula="of:=['file:///C:/Users/User/Desktop/SUBPLAN/PORTAL%20DA%20TRANSPAR%CANCIA/PORTARIAS%20SOF/2021/Dezembro/1%20-%20MPF/anexo_I_servidores_2021_ods.ods'#Anexo_1_Tabela_1_Quantitativo_F.H26]+['file:///C:/Users/User/Desktop/SUBPLAN/PORTAL%20DA%20TRANSPAR%CANCIA/PORTARIAS%20SOF/2021/Dezembro/2%20-%20MPM/Anexo-I-tabela-1-Quantitativo_Fisico_Pessoal_Servidores-DAP.ods'#Quantitativo_Fisico_Pessoal.F21]+['file:///C:/Users/User/Desktop/SUBPLAN/PORTAL%20DA%20TRANSPAR%CANCIA/PORTARIAS%20SOF/2021/Dezembro/3%20-%20MPDFT/anexo_i_-_tabela_1.xls'#Quantitativo_Fisico_Pessoal_Ser.F23]+['file:///C:/Users/User/Desktop/SUBPLAN/PORTAL%20DA%20TRANSPAR%CANCIA/PORTARIAS%20SOF/2021/Dezembro/4%20-%20MPT/Anexo_1_Tabela_1_Quantitativo_Servidores_2021_12_MPT.ods'#Anexo_1_Tabela_1_Quantitativo_S.F25]+['file:///C:/Users/User/Desktop/SUBPLAN/PORTAL%20DA%20TRANSPAR%CANCIA/PORTARIAS%20SOF/2021/Dezembro/5%20-%20ESMPU/AnexoIServidoresESMPUDEZ2021.ods'#Quantitativo_Fisico_Pessoal_Ser.F23]" table:style-name="ce6">
            <text:p>11</text:p>
          </table:table-cell>
          <table:table-cell office:value-type="float" office:value="5251" table:formula="of:=[.H23]+[.I23]" table:style-name="ce7">
            <text:p>5.251</text:p>
          </table:table-cell>
          <table:table-cell office:value-type="float" office:value="1796" table:formula="of:=['file:///C:/Users/User/Desktop/SUBPLAN/PORTAL%20DA%20TRANSPAR%CANCIA/PORTARIAS%20SOF/2021/Dezembro/1%20-%20MPF/anexo_I_servidores_2021_ods.ods'#Anexo_1_Tabela_1_Quantitativo_F.$L$40]+['file:///C:/Users/User/Desktop/SUBPLAN/PORTAL%20DA%20TRANSPAR%CANCIA/PORTARIAS%20SOF/2021/Dezembro/2%20-%20MPM/Anexo-I-tabela-1-Quantitativo_Fisico_Pessoal_Servidores-DAP.ods'#Quantitativo_Fisico_Pessoal.$H$34]+['file:///C:/Users/User/Desktop/SUBPLAN/PORTAL%20DA%20TRANSPAR%CANCIA/PORTARIAS%20SOF/2021/Dezembro/3%20-%20MPDFT/anexo_i_-_tabela_1.xls'#Quantitativo_Fisico_Pessoal_Ser.$H$36]+['file:///C:/Users/User/Desktop/SUBPLAN/PORTAL%20DA%20TRANSPAR%CANCIA/PORTARIAS%20SOF/2021/Dezembro/4%20-%20MPT/Anexo_1_Tabela_1_Quantitativo_Servidores_2021_12_MPT.ods'#Anexo_1_Tabela_1_Quantitativo_S.$H$38]+['file:///C:/Users/User/Desktop/SUBPLAN/PORTAL%20DA%20TRANSPAR%CANCIA/PORTARIAS%20SOF/2021/Dezembro/5%20-%20ESMPU/AnexoIServidoresESMPUDEZ2021.ods'#Quantitativo_Fisico_Pessoal_Ser.$H$36]" table:number-columns-spanned="1" table:number-rows-spanned="13" table:style-name="ce21">
            <text:p>1796</text:p>
          </table:table-cell>
          <table:table-cell office:value-type="float" office:value="11031" table:formula="of:=[.K23]+[.J36]" table:number-columns-spanned="1" table:number-rows-spanned="13" table:style-name="ce18">
            <text:p>11.031</text:p>
          </table:table-cell>
          <table:table-cell office:value-type="float" office:value="1576" table:formula="of:=['file:///C:/Users/User/Desktop/SUBPLAN/PORTAL%20DA%20TRANSPAR%CANCIA/PORTARIAS%20SOF/2021/Dezembro/1%20-%20MPF/anexo_I_servidores_2021_ods.ods'#Anexo_1_Tabela_1_Quantitativo_F.P26]+['file:///C:/Users/User/Desktop/SUBPLAN/PORTAL%20DA%20TRANSPAR%CANCIA/PORTARIAS%20SOF/2021/Dezembro/2%20-%20MPM/Anexo-I-tabela-1-Quantitativo_Fisico_Pessoal_Servidores-DAP.ods'#Quantitativo_Fisico_Pessoal.J21]+['file:///C:/Users/User/Desktop/SUBPLAN/PORTAL%20DA%20TRANSPAR%CANCIA/PORTARIAS%20SOF/2021/Dezembro/3%20-%20MPDFT/anexo_i_-_tabela_1.xls'#Quantitativo_Fisico_Pessoal_Ser.J23]+['file:///C:/Users/User/Desktop/SUBPLAN/PORTAL%20DA%20TRANSPAR%CANCIA/PORTARIAS%20SOF/2021/Dezembro/4%20-%20MPT/Anexo_1_Tabela_1_Quantitativo_Servidores_2021_12_MPT.ods'#Anexo_1_Tabela_1_Quantitativo_S.J25]+['file:///C:/Users/User/Desktop/SUBPLAN/PORTAL%20DA%20TRANSPAR%CANCIA/PORTARIAS%20SOF/2021/Dezembro/5%20-%20ESMPU/AnexoIServidoresESMPUDEZ2021.ods'#Quantitativo_Fisico_Pessoal_Ser.J23]" table:style-name="ce6">
            <text:p>1576</text:p>
          </table:table-cell>
          <table:table-cell office:value-type="float" office:value="448" table:formula="of:=['file:///C:/Users/User/Desktop/SUBPLAN/PORTAL%20DA%20TRANSPAR%CANCIA/PORTARIAS%20SOF/2021/Dezembro/1%20-%20MPF/anexo_I_servidores_2021_ods.ods'#Anexo_1_Tabela_1_Quantitativo_F.Q26]+['file:///C:/Users/User/Desktop/SUBPLAN/PORTAL%20DA%20TRANSPAR%CANCIA/PORTARIAS%20SOF/2021/Dezembro/2%20-%20MPM/Anexo-I-tabela-1-Quantitativo_Fisico_Pessoal_Servidores-DAP.ods'#Quantitativo_Fisico_Pessoal.K21]+['file:///C:/Users/User/Desktop/SUBPLAN/PORTAL%20DA%20TRANSPAR%CANCIA/PORTARIAS%20SOF/2021/Dezembro/3%20-%20MPDFT/anexo_i_-_tabela_1.xls'#Quantitativo_Fisico_Pessoal_Ser.K23]+['file:///C:/Users/User/Desktop/SUBPLAN/PORTAL%20DA%20TRANSPAR%CANCIA/PORTARIAS%20SOF/2021/Dezembro/4%20-%20MPT/Anexo_1_Tabela_1_Quantitativo_Servidores_2021_12_MPT.ods'#Anexo_1_Tabela_1_Quantitativo_S.K25]+['file:///C:/Users/User/Desktop/SUBPLAN/PORTAL%20DA%20TRANSPAR%CANCIA/PORTARIAS%20SOF/2021/Dezembro/5%20-%20ESMPU/AnexoIServidoresESMPUDEZ2021.ods'#Quantitativo_Fisico_Pessoal_Ser.K23]" table:style-name="ce6">
            <text:p>448</text:p>
          </table:table-cell>
          <table:table-cell office:value-type="float" office:value="2024" table:formula="of:=[.M23]+[.N23]" table:style-name="ce7">
            <text:p>2.024</text:p>
          </table:table-cell>
          <table:table-cell office:value-type="float" office:value="565" table:formula="of:=['file:///C:/Users/User/Desktop/SUBPLAN/PORTAL%20DA%20TRANSPAR%CANCIA/PORTARIAS%20SOF/2021/Dezembro/1%20-%20MPF/anexo_I_servidores_2021_ods.ods'#Anexo_1_Tabela_1_Quantitativo_F.T26]+['file:///C:/Users/User/Desktop/SUBPLAN/PORTAL%20DA%20TRANSPAR%CANCIA/PORTARIAS%20SOF/2021/Dezembro/2%20-%20MPM/Anexo-I-tabela-1-Quantitativo_Fisico_Pessoal_Servidores-DAP.ods'#Quantitativo_Fisico_Pessoal.M21]+['file:///C:/Users/User/Desktop/SUBPLAN/PORTAL%20DA%20TRANSPAR%CANCIA/PORTARIAS%20SOF/2021/Dezembro/3%20-%20MPDFT/anexo_i_-_tabela_1.xls'#Quantitativo_Fisico_Pessoal_Ser.M23]+['file:///C:/Users/User/Desktop/SUBPLAN/PORTAL%20DA%20TRANSPAR%CANCIA/PORTARIAS%20SOF/2021/Dezembro/4%20-%20MPT/Anexo_1_Tabela_1_Quantitativo_Servidores_2021_12_MPT.ods'#Anexo_1_Tabela_1_Quantitativo_S.M25]+['file:///C:/Users/User/Desktop/SUBPLAN/PORTAL%20DA%20TRANSPAR%CANCIA/PORTARIAS%20SOF/2021/Dezembro/5%20-%20ESMPU/AnexoIServidoresESMPUDEZ2021.ods'#Quantitativo_Fisico_Pessoal_Ser.M23]" table:style-name="ce6">
            <text:p>56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375" table:formula="of:=['file:///C:/Users/User/Desktop/SUBPLAN/PORTAL%20DA%20TRANSPAR%CANCIA/PORTARIAS%20SOF/2021/Dezembro/1%20-%20MPF/anexo_I_servidores_2021_ods.ods'#Anexo_1_Tabela_1_Quantitativo_F.E27]+['file:///C:/Users/User/Desktop/SUBPLAN/PORTAL%20DA%20TRANSPAR%CANCIA/PORTARIAS%20SOF/2021/Dezembro/2%20-%20MPM/Anexo-I-tabela-1-Quantitativo_Fisico_Pessoal_Servidores-DAP.ods'#Quantitativo_Fisico_Pessoal.E22]+['file:///C:/Users/User/Desktop/SUBPLAN/PORTAL%20DA%20TRANSPAR%CANCIA/PORTARIAS%20SOF/2021/Dezembro/3%20-%20MPDFT/anexo_i_-_tabela_1.xls'#Quantitativo_Fisico_Pessoal_Ser.E24]+['file:///C:/Users/User/Desktop/SUBPLAN/PORTAL%20DA%20TRANSPAR%CANCIA/PORTARIAS%20SOF/2021/Dezembro/4%20-%20MPT/Anexo_1_Tabela_1_Quantitativo_Servidores_2021_12_MPT.ods'#Anexo_1_Tabela_1_Quantitativo_S.E26]+['file:///C:/Users/User/Desktop/SUBPLAN/PORTAL%20DA%20TRANSPAR%CANCIA/PORTARIAS%20SOF/2021/Dezembro/5%20-%20ESMPU/AnexoIServidoresESMPUDEZ2021.ods'#Quantitativo_Fisico_Pessoal_Ser.E24]" table:style-name="ce6">
            <text:p>375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H27]+['file:///C:/Users/User/Desktop/SUBPLAN/PORTAL%20DA%20TRANSPAR%CANCIA/PORTARIAS%20SOF/2021/Dezembro/2%20-%20MPM/Anexo-I-tabela-1-Quantitativo_Fisico_Pessoal_Servidores-DAP.ods'#Quantitativo_Fisico_Pessoal.F22]+['file:///C:/Users/User/Desktop/SUBPLAN/PORTAL%20DA%20TRANSPAR%CANCIA/PORTARIAS%20SOF/2021/Dezembro/3%20-%20MPDFT/anexo_i_-_tabela_1.xls'#Quantitativo_Fisico_Pessoal_Ser.F24]+['file:///C:/Users/User/Desktop/SUBPLAN/PORTAL%20DA%20TRANSPAR%CANCIA/PORTARIAS%20SOF/2021/Dezembro/4%20-%20MPT/Anexo_1_Tabela_1_Quantitativo_Servidores_2021_12_MPT.ods'#Anexo_1_Tabela_1_Quantitativo_S.F26]+['file:///C:/Users/User/Desktop/SUBPLAN/PORTAL%20DA%20TRANSPAR%CANCIA/PORTARIAS%20SOF/2021/Dezembro/5%20-%20ESMPU/AnexoIServidoresESMPUDEZ2021.ods'#Quantitativo_Fisico_Pessoal_Ser.F24]" table:style-name="ce6">
            <text:p>1</text:p>
          </table:table-cell>
          <table:table-cell office:value-type="float" office:value="376" table:formula="of:=[.H24]+[.I24]" table:style-name="ce7">
            <text:p>376</text:p>
          </table:table-cell>
          <table:covered-table-cell/>
          <table:covered-table-cell/>
          <table:table-cell office:value-type="float" office:value="8" table:formula="of:=['file:///C:/Users/User/Desktop/SUBPLAN/PORTAL%20DA%20TRANSPAR%CANCIA/PORTARIAS%20SOF/2021/Dezembro/1%20-%20MPF/anexo_I_servidores_2021_ods.ods'#Anexo_1_Tabela_1_Quantitativo_F.P27]+['file:///C:/Users/User/Desktop/SUBPLAN/PORTAL%20DA%20TRANSPAR%CANCIA/PORTARIAS%20SOF/2021/Dezembro/2%20-%20MPM/Anexo-I-tabela-1-Quantitativo_Fisico_Pessoal_Servidores-DAP.ods'#Quantitativo_Fisico_Pessoal.J22]+['file:///C:/Users/User/Desktop/SUBPLAN/PORTAL%20DA%20TRANSPAR%CANCIA/PORTARIAS%20SOF/2021/Dezembro/3%20-%20MPDFT/anexo_i_-_tabela_1.xls'#Quantitativo_Fisico_Pessoal_Ser.J24]+['file:///C:/Users/User/Desktop/SUBPLAN/PORTAL%20DA%20TRANSPAR%CANCIA/PORTARIAS%20SOF/2021/Dezembro/4%20-%20MPT/Anexo_1_Tabela_1_Quantitativo_Servidores_2021_12_MPT.ods'#Anexo_1_Tabela_1_Quantitativo_S.J26]+['file:///C:/Users/User/Desktop/SUBPLAN/PORTAL%20DA%20TRANSPAR%CANCIA/PORTARIAS%20SOF/2021/Dezembro/5%20-%20ESMPU/AnexoIServidoresESMPUDEZ2021.ods'#Quantitativo_Fisico_Pessoal_Ser.J24]" table:style-name="ce6">
            <text:p>8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Q27]+['file:///C:/Users/User/Desktop/SUBPLAN/PORTAL%20DA%20TRANSPAR%CANCIA/PORTARIAS%20SOF/2021/Dezembro/2%20-%20MPM/Anexo-I-tabela-1-Quantitativo_Fisico_Pessoal_Servidores-DAP.ods'#Quantitativo_Fisico_Pessoal.K22]+['file:///C:/Users/User/Desktop/SUBPLAN/PORTAL%20DA%20TRANSPAR%CANCIA/PORTARIAS%20SOF/2021/Dezembro/3%20-%20MPDFT/anexo_i_-_tabela_1.xls'#Quantitativo_Fisico_Pessoal_Ser.K24]+['file:///C:/Users/User/Desktop/SUBPLAN/PORTAL%20DA%20TRANSPAR%CANCIA/PORTARIAS%20SOF/2021/Dezembro/4%20-%20MPT/Anexo_1_Tabela_1_Quantitativo_Servidores_2021_12_MPT.ods'#Anexo_1_Tabela_1_Quantitativo_S.K26]+['file:///C:/Users/User/Desktop/SUBPLAN/PORTAL%20DA%20TRANSPAR%CANCIA/PORTARIAS%20SOF/2021/Dezembro/5%20-%20ESMPU/AnexoIServidoresESMPUDEZ2021.ods'#Quantitativo_Fisico_Pessoal_Ser.K24]" table:style-name="ce6">
            <text:p>5</text:p>
          </table:table-cell>
          <table:table-cell office:value-type="float" office:value="13" table:formula="of:=[.M24]+[.N24]" table:style-name="ce7">
            <text:p>13</text:p>
          </table:table-cell>
          <table:table-cell office:value-type="float" office:value="6" table:formula="of:=['file:///C:/Users/User/Desktop/SUBPLAN/PORTAL%20DA%20TRANSPAR%CANCIA/PORTARIAS%20SOF/2021/Dezembro/1%20-%20MPF/anexo_I_servidores_2021_ods.ods'#Anexo_1_Tabela_1_Quantitativo_F.T27]+['file:///C:/Users/User/Desktop/SUBPLAN/PORTAL%20DA%20TRANSPAR%CANCIA/PORTARIAS%20SOF/2021/Dezembro/2%20-%20MPM/Anexo-I-tabela-1-Quantitativo_Fisico_Pessoal_Servidores-DAP.ods'#Quantitativo_Fisico_Pessoal.M22]+['file:///C:/Users/User/Desktop/SUBPLAN/PORTAL%20DA%20TRANSPAR%CANCIA/PORTARIAS%20SOF/2021/Dezembro/3%20-%20MPDFT/anexo_i_-_tabela_1.xls'#Quantitativo_Fisico_Pessoal_Ser.M24]+['file:///C:/Users/User/Desktop/SUBPLAN/PORTAL%20DA%20TRANSPAR%CANCIA/PORTARIAS%20SOF/2021/Dezembro/4%20-%20MPT/Anexo_1_Tabela_1_Quantitativo_Servidores_2021_12_MPT.ods'#Anexo_1_Tabela_1_Quantitativo_S.M26]+['file:///C:/Users/User/Desktop/SUBPLAN/PORTAL%20DA%20TRANSPAR%CANCIA/PORTARIAS%20SOF/2021/Dezembro/5%20-%20ESMPU/AnexoIServidoresESMPUDEZ2021.ods'#Quantitativo_Fisico_Pessoal_Ser.M24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372" table:formula="of:=['file:///C:/Users/User/Desktop/SUBPLAN/PORTAL%20DA%20TRANSPAR%CANCIA/PORTARIAS%20SOF/2021/Dezembro/1%20-%20MPF/anexo_I_servidores_2021_ods.ods'#Anexo_1_Tabela_1_Quantitativo_F.E28]+['file:///C:/Users/User/Desktop/SUBPLAN/PORTAL%20DA%20TRANSPAR%CANCIA/PORTARIAS%20SOF/2021/Dezembro/2%20-%20MPM/Anexo-I-tabela-1-Quantitativo_Fisico_Pessoal_Servidores-DAP.ods'#Quantitativo_Fisico_Pessoal.E23]+['file:///C:/Users/User/Desktop/SUBPLAN/PORTAL%20DA%20TRANSPAR%CANCIA/PORTARIAS%20SOF/2021/Dezembro/3%20-%20MPDFT/anexo_i_-_tabela_1.xls'#Quantitativo_Fisico_Pessoal_Ser.E25]+['file:///C:/Users/User/Desktop/SUBPLAN/PORTAL%20DA%20TRANSPAR%CANCIA/PORTARIAS%20SOF/2021/Dezembro/4%20-%20MPT/Anexo_1_Tabela_1_Quantitativo_Servidores_2021_12_MPT.ods'#Anexo_1_Tabela_1_Quantitativo_S.E27]+['file:///C:/Users/User/Desktop/SUBPLAN/PORTAL%20DA%20TRANSPAR%CANCIA/PORTARIAS%20SOF/2021/Dezembro/5%20-%20ESMPU/AnexoIServidoresESMPUDEZ2021.ods'#Quantitativo_Fisico_Pessoal_Ser.E25]" table:style-name="ce6">
            <text:p>372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28]+['file:///C:/Users/User/Desktop/SUBPLAN/PORTAL%20DA%20TRANSPAR%CANCIA/PORTARIAS%20SOF/2021/Dezembro/2%20-%20MPM/Anexo-I-tabela-1-Quantitativo_Fisico_Pessoal_Servidores-DAP.ods'#Quantitativo_Fisico_Pessoal.F23]+['file:///C:/Users/User/Desktop/SUBPLAN/PORTAL%20DA%20TRANSPAR%CANCIA/PORTARIAS%20SOF/2021/Dezembro/3%20-%20MPDFT/anexo_i_-_tabela_1.xls'#Quantitativo_Fisico_Pessoal_Ser.F25]+['file:///C:/Users/User/Desktop/SUBPLAN/PORTAL%20DA%20TRANSPAR%CANCIA/PORTARIAS%20SOF/2021/Dezembro/4%20-%20MPT/Anexo_1_Tabela_1_Quantitativo_Servidores_2021_12_MPT.ods'#Anexo_1_Tabela_1_Quantitativo_S.F27]+['file:///C:/Users/User/Desktop/SUBPLAN/PORTAL%20DA%20TRANSPAR%CANCIA/PORTARIAS%20SOF/2021/Dezembro/5%20-%20ESMPU/AnexoIServidoresESMPUDEZ2021.ods'#Quantitativo_Fisico_Pessoal_Ser.F25]" table:style-name="ce6">
            <text:p>0</text:p>
          </table:table-cell>
          <table:table-cell office:value-type="float" office:value="372" table:formula="of:=[.H25]+[.I25]" table:style-name="ce7">
            <text:p>372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Dezembro/1%20-%20MPF/anexo_I_servidores_2021_ods.ods'#Anexo_1_Tabela_1_Quantitativo_F.P28]+['file:///C:/Users/User/Desktop/SUBPLAN/PORTAL%20DA%20TRANSPAR%CANCIA/PORTARIAS%20SOF/2021/Dezembro/2%20-%20MPM/Anexo-I-tabela-1-Quantitativo_Fisico_Pessoal_Servidores-DAP.ods'#Quantitativo_Fisico_Pessoal.J23]+['file:///C:/Users/User/Desktop/SUBPLAN/PORTAL%20DA%20TRANSPAR%CANCIA/PORTARIAS%20SOF/2021/Dezembro/3%20-%20MPDFT/anexo_i_-_tabela_1.xls'#Quantitativo_Fisico_Pessoal_Ser.J25]+['file:///C:/Users/User/Desktop/SUBPLAN/PORTAL%20DA%20TRANSPAR%CANCIA/PORTARIAS%20SOF/2021/Dezembro/4%20-%20MPT/Anexo_1_Tabela_1_Quantitativo_Servidores_2021_12_MPT.ods'#Anexo_1_Tabela_1_Quantitativo_S.J27]+['file:///C:/Users/User/Desktop/SUBPLAN/PORTAL%20DA%20TRANSPAR%CANCIA/PORTARIAS%20SOF/2021/Dezembro/5%20-%20ESMPU/AnexoIServidoresESMPUDEZ2021.ods'#Quantitativo_Fisico_Pessoal_Ser.J25]" table:style-name="ce6">
            <text:p>5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Q28]+['file:///C:/Users/User/Desktop/SUBPLAN/PORTAL%20DA%20TRANSPAR%CANCIA/PORTARIAS%20SOF/2021/Dezembro/2%20-%20MPM/Anexo-I-tabela-1-Quantitativo_Fisico_Pessoal_Servidores-DAP.ods'#Quantitativo_Fisico_Pessoal.K23]+['file:///C:/Users/User/Desktop/SUBPLAN/PORTAL%20DA%20TRANSPAR%CANCIA/PORTARIAS%20SOF/2021/Dezembro/3%20-%20MPDFT/anexo_i_-_tabela_1.xls'#Quantitativo_Fisico_Pessoal_Ser.K25]+['file:///C:/Users/User/Desktop/SUBPLAN/PORTAL%20DA%20TRANSPAR%CANCIA/PORTARIAS%20SOF/2021/Dezembro/4%20-%20MPT/Anexo_1_Tabela_1_Quantitativo_Servidores_2021_12_MPT.ods'#Anexo_1_Tabela_1_Quantitativo_S.K27]+['file:///C:/Users/User/Desktop/SUBPLAN/PORTAL%20DA%20TRANSPAR%CANCIA/PORTARIAS%20SOF/2021/Dezembro/5%20-%20ESMPU/AnexoIServidoresESMPUDEZ2021.ods'#Quantitativo_Fisico_Pessoal_Ser.K25]" table:style-name="ce6">
            <text:p>5</text:p>
          </table:table-cell>
          <table:table-cell office:value-type="float" office:value="10" table:formula="of:=[.M25]+[.N25]" table:style-name="ce7">
            <text:p>10</text:p>
          </table:table-cell>
          <table:table-cell office:value-type="float" office:value="7" table:formula="of:=['file:///C:/Users/User/Desktop/SUBPLAN/PORTAL%20DA%20TRANSPAR%CANCIA/PORTARIAS%20SOF/2021/Dezembro/1%20-%20MPF/anexo_I_servidores_2021_ods.ods'#Anexo_1_Tabela_1_Quantitativo_F.T28]+['file:///C:/Users/User/Desktop/SUBPLAN/PORTAL%20DA%20TRANSPAR%CANCIA/PORTARIAS%20SOF/2021/Dezembro/2%20-%20MPM/Anexo-I-tabela-1-Quantitativo_Fisico_Pessoal_Servidores-DAP.ods'#Quantitativo_Fisico_Pessoal.M23]+['file:///C:/Users/User/Desktop/SUBPLAN/PORTAL%20DA%20TRANSPAR%CANCIA/PORTARIAS%20SOF/2021/Dezembro/3%20-%20MPDFT/anexo_i_-_tabela_1.xls'#Quantitativo_Fisico_Pessoal_Ser.M25]+['file:///C:/Users/User/Desktop/SUBPLAN/PORTAL%20DA%20TRANSPAR%CANCIA/PORTARIAS%20SOF/2021/Dezembro/4%20-%20MPT/Anexo_1_Tabela_1_Quantitativo_Servidores_2021_12_MPT.ods'#Anexo_1_Tabela_1_Quantitativo_S.M27]+['file:///C:/Users/User/Desktop/SUBPLAN/PORTAL%20DA%20TRANSPAR%CANCIA/PORTARIAS%20SOF/2021/Dezembro/5%20-%20ESMPU/AnexoIServidoresESMPUDEZ2021.ods'#Quantitativo_Fisico_Pessoal_Ser.M25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513" table:formula="of:=['file:///C:/Users/User/Desktop/SUBPLAN/PORTAL%20DA%20TRANSPAR%CANCIA/PORTARIAS%20SOF/2021/Dezembro/1%20-%20MPF/anexo_I_servidores_2021_ods.ods'#Anexo_1_Tabela_1_Quantitativo_F.E29]+['file:///C:/Users/User/Desktop/SUBPLAN/PORTAL%20DA%20TRANSPAR%CANCIA/PORTARIAS%20SOF/2021/Dezembro/2%20-%20MPM/Anexo-I-tabela-1-Quantitativo_Fisico_Pessoal_Servidores-DAP.ods'#Quantitativo_Fisico_Pessoal.E24]+['file:///C:/Users/User/Desktop/SUBPLAN/PORTAL%20DA%20TRANSPAR%CANCIA/PORTARIAS%20SOF/2021/Dezembro/3%20-%20MPDFT/anexo_i_-_tabela_1.xls'#Quantitativo_Fisico_Pessoal_Ser.E26]+['file:///C:/Users/User/Desktop/SUBPLAN/PORTAL%20DA%20TRANSPAR%CANCIA/PORTARIAS%20SOF/2021/Dezembro/4%20-%20MPT/Anexo_1_Tabela_1_Quantitativo_Servidores_2021_12_MPT.ods'#Anexo_1_Tabela_1_Quantitativo_S.E28]+['file:///C:/Users/User/Desktop/SUBPLAN/PORTAL%20DA%20TRANSPAR%CANCIA/PORTARIAS%20SOF/2021/Dezembro/5%20-%20ESMPU/AnexoIServidoresESMPUDEZ2021.ods'#Quantitativo_Fisico_Pessoal_Ser.E26]" table:style-name="ce6">
            <text:p>513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29]+['file:///C:/Users/User/Desktop/SUBPLAN/PORTAL%20DA%20TRANSPAR%CANCIA/PORTARIAS%20SOF/2021/Dezembro/2%20-%20MPM/Anexo-I-tabela-1-Quantitativo_Fisico_Pessoal_Servidores-DAP.ods'#Quantitativo_Fisico_Pessoal.F24]+['file:///C:/Users/User/Desktop/SUBPLAN/PORTAL%20DA%20TRANSPAR%CANCIA/PORTARIAS%20SOF/2021/Dezembro/3%20-%20MPDFT/anexo_i_-_tabela_1.xls'#Quantitativo_Fisico_Pessoal_Ser.F26]+['file:///C:/Users/User/Desktop/SUBPLAN/PORTAL%20DA%20TRANSPAR%CANCIA/PORTARIAS%20SOF/2021/Dezembro/4%20-%20MPT/Anexo_1_Tabela_1_Quantitativo_Servidores_2021_12_MPT.ods'#Anexo_1_Tabela_1_Quantitativo_S.F28]+['file:///C:/Users/User/Desktop/SUBPLAN/PORTAL%20DA%20TRANSPAR%CANCIA/PORTARIAS%20SOF/2021/Dezembro/5%20-%20ESMPU/AnexoIServidoresESMPUDEZ2021.ods'#Quantitativo_Fisico_Pessoal_Ser.F26]" table:style-name="ce6">
            <text:p>0</text:p>
          </table:table-cell>
          <table:table-cell office:value-type="float" office:value="513" table:formula="of:=[.H26]+[.I26]" table:style-name="ce7">
            <text:p>513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Dezembro/1%20-%20MPF/anexo_I_servidores_2021_ods.ods'#Anexo_1_Tabela_1_Quantitativo_F.P29]+['file:///C:/Users/User/Desktop/SUBPLAN/PORTAL%20DA%20TRANSPAR%CANCIA/PORTARIAS%20SOF/2021/Dezembro/2%20-%20MPM/Anexo-I-tabela-1-Quantitativo_Fisico_Pessoal_Servidores-DAP.ods'#Quantitativo_Fisico_Pessoal.J24]+['file:///C:/Users/User/Desktop/SUBPLAN/PORTAL%20DA%20TRANSPAR%CANCIA/PORTARIAS%20SOF/2021/Dezembro/3%20-%20MPDFT/anexo_i_-_tabela_1.xls'#Quantitativo_Fisico_Pessoal_Ser.J26]+['file:///C:/Users/User/Desktop/SUBPLAN/PORTAL%20DA%20TRANSPAR%CANCIA/PORTARIAS%20SOF/2021/Dezembro/4%20-%20MPT/Anexo_1_Tabela_1_Quantitativo_Servidores_2021_12_MPT.ods'#Anexo_1_Tabela_1_Quantitativo_S.J28]+['file:///C:/Users/User/Desktop/SUBPLAN/PORTAL%20DA%20TRANSPAR%CANCIA/PORTARIAS%20SOF/2021/Dezembro/5%20-%20ESMPU/AnexoIServidoresESMPUDEZ2021.ods'#Quantitativo_Fisico_Pessoal_Ser.J26]" table:style-name="ce6">
            <text:p>5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Q29]+['file:///C:/Users/User/Desktop/SUBPLAN/PORTAL%20DA%20TRANSPAR%CANCIA/PORTARIAS%20SOF/2021/Dezembro/2%20-%20MPM/Anexo-I-tabela-1-Quantitativo_Fisico_Pessoal_Servidores-DAP.ods'#Quantitativo_Fisico_Pessoal.K24]+['file:///C:/Users/User/Desktop/SUBPLAN/PORTAL%20DA%20TRANSPAR%CANCIA/PORTARIAS%20SOF/2021/Dezembro/3%20-%20MPDFT/anexo_i_-_tabela_1.xls'#Quantitativo_Fisico_Pessoal_Ser.K26]+['file:///C:/Users/User/Desktop/SUBPLAN/PORTAL%20DA%20TRANSPAR%CANCIA/PORTARIAS%20SOF/2021/Dezembro/4%20-%20MPT/Anexo_1_Tabela_1_Quantitativo_Servidores_2021_12_MPT.ods'#Anexo_1_Tabela_1_Quantitativo_S.K28]+['file:///C:/Users/User/Desktop/SUBPLAN/PORTAL%20DA%20TRANSPAR%CANCIA/PORTARIAS%20SOF/2021/Dezembro/5%20-%20ESMPU/AnexoIServidoresESMPUDEZ2021.ods'#Quantitativo_Fisico_Pessoal_Ser.K26]" table:style-name="ce6">
            <text:p>4</text:p>
          </table:table-cell>
          <table:table-cell office:value-type="float" office:value="9" table:formula="of:=[.M26]+[.N26]" table:style-name="ce7">
            <text:p>9</text:p>
          </table:table-cell>
          <table:table-cell office:value-type="float" office:value="6" table:formula="of:=['file:///C:/Users/User/Desktop/SUBPLAN/PORTAL%20DA%20TRANSPAR%CANCIA/PORTARIAS%20SOF/2021/Dezembro/1%20-%20MPF/anexo_I_servidores_2021_ods.ods'#Anexo_1_Tabela_1_Quantitativo_F.T29]+['file:///C:/Users/User/Desktop/SUBPLAN/PORTAL%20DA%20TRANSPAR%CANCIA/PORTARIAS%20SOF/2021/Dezembro/2%20-%20MPM/Anexo-I-tabela-1-Quantitativo_Fisico_Pessoal_Servidores-DAP.ods'#Quantitativo_Fisico_Pessoal.M24]+['file:///C:/Users/User/Desktop/SUBPLAN/PORTAL%20DA%20TRANSPAR%CANCIA/PORTARIAS%20SOF/2021/Dezembro/3%20-%20MPDFT/anexo_i_-_tabela_1.xls'#Quantitativo_Fisico_Pessoal_Ser.M26]+['file:///C:/Users/User/Desktop/SUBPLAN/PORTAL%20DA%20TRANSPAR%CANCIA/PORTARIAS%20SOF/2021/Dezembro/4%20-%20MPT/Anexo_1_Tabela_1_Quantitativo_Servidores_2021_12_MPT.ods'#Anexo_1_Tabela_1_Quantitativo_S.M28]+['file:///C:/Users/User/Desktop/SUBPLAN/PORTAL%20DA%20TRANSPAR%CANCIA/PORTARIAS%20SOF/2021/Dezembro/5%20-%20ESMPU/AnexoIServidoresESMPUDEZ2021.ods'#Quantitativo_Fisico_Pessoal_Ser.M26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783" table:formula="of:=['file:///C:/Users/User/Desktop/SUBPLAN/PORTAL%20DA%20TRANSPAR%CANCIA/PORTARIAS%20SOF/2021/Dezembro/1%20-%20MPF/anexo_I_servidores_2021_ods.ods'#Anexo_1_Tabela_1_Quantitativo_F.E30]+['file:///C:/Users/User/Desktop/SUBPLAN/PORTAL%20DA%20TRANSPAR%CANCIA/PORTARIAS%20SOF/2021/Dezembro/2%20-%20MPM/Anexo-I-tabela-1-Quantitativo_Fisico_Pessoal_Servidores-DAP.ods'#Quantitativo_Fisico_Pessoal.E25]+['file:///C:/Users/User/Desktop/SUBPLAN/PORTAL%20DA%20TRANSPAR%CANCIA/PORTARIAS%20SOF/2021/Dezembro/3%20-%20MPDFT/anexo_i_-_tabela_1.xls'#Quantitativo_Fisico_Pessoal_Ser.E27]+['file:///C:/Users/User/Desktop/SUBPLAN/PORTAL%20DA%20TRANSPAR%CANCIA/PORTARIAS%20SOF/2021/Dezembro/4%20-%20MPT/Anexo_1_Tabela_1_Quantitativo_Servidores_2021_12_MPT.ods'#Anexo_1_Tabela_1_Quantitativo_S.E29]+['file:///C:/Users/User/Desktop/SUBPLAN/PORTAL%20DA%20TRANSPAR%CANCIA/PORTARIAS%20SOF/2021/Dezembro/5%20-%20ESMPU/AnexoIServidoresESMPUDEZ2021.ods'#Quantitativo_Fisico_Pessoal_Ser.E27]" table:style-name="ce6">
            <text:p>783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30]+['file:///C:/Users/User/Desktop/SUBPLAN/PORTAL%20DA%20TRANSPAR%CANCIA/PORTARIAS%20SOF/2021/Dezembro/2%20-%20MPM/Anexo-I-tabela-1-Quantitativo_Fisico_Pessoal_Servidores-DAP.ods'#Quantitativo_Fisico_Pessoal.F25]+['file:///C:/Users/User/Desktop/SUBPLAN/PORTAL%20DA%20TRANSPAR%CANCIA/PORTARIAS%20SOF/2021/Dezembro/3%20-%20MPDFT/anexo_i_-_tabela_1.xls'#Quantitativo_Fisico_Pessoal_Ser.F27]+['file:///C:/Users/User/Desktop/SUBPLAN/PORTAL%20DA%20TRANSPAR%CANCIA/PORTARIAS%20SOF/2021/Dezembro/4%20-%20MPT/Anexo_1_Tabela_1_Quantitativo_Servidores_2021_12_MPT.ods'#Anexo_1_Tabela_1_Quantitativo_S.F29]+['file:///C:/Users/User/Desktop/SUBPLAN/PORTAL%20DA%20TRANSPAR%CANCIA/PORTARIAS%20SOF/2021/Dezembro/5%20-%20ESMPU/AnexoIServidoresESMPUDEZ2021.ods'#Quantitativo_Fisico_Pessoal_Ser.F27]" table:style-name="ce6">
            <text:p>0</text:p>
          </table:table-cell>
          <table:table-cell office:value-type="float" office:value="783" table:formula="of:=[.H27]+[.I27]" table:style-name="ce7">
            <text:p>783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30]+['file:///C:/Users/User/Desktop/SUBPLAN/PORTAL%20DA%20TRANSPAR%CANCIA/PORTARIAS%20SOF/2021/Dezembro/2%20-%20MPM/Anexo-I-tabela-1-Quantitativo_Fisico_Pessoal_Servidores-DAP.ods'#Quantitativo_Fisico_Pessoal.J25]+['file:///C:/Users/User/Desktop/SUBPLAN/PORTAL%20DA%20TRANSPAR%CANCIA/PORTARIAS%20SOF/2021/Dezembro/3%20-%20MPDFT/anexo_i_-_tabela_1.xls'#Quantitativo_Fisico_Pessoal_Ser.J27]+['file:///C:/Users/User/Desktop/SUBPLAN/PORTAL%20DA%20TRANSPAR%CANCIA/PORTARIAS%20SOF/2021/Dezembro/4%20-%20MPT/Anexo_1_Tabela_1_Quantitativo_Servidores_2021_12_MPT.ods'#Anexo_1_Tabela_1_Quantitativo_S.J29]+['file:///C:/Users/User/Desktop/SUBPLAN/PORTAL%20DA%20TRANSPAR%CANCIA/PORTARIAS%20SOF/2021/Dezembro/5%20-%20ESMPU/AnexoIServidoresESMPUDEZ2021.ods'#Quantitativo_Fisico_Pessoal_Ser.J27]" table:style-name="ce6">
            <text:p>1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Q30]+['file:///C:/Users/User/Desktop/SUBPLAN/PORTAL%20DA%20TRANSPAR%CANCIA/PORTARIAS%20SOF/2021/Dezembro/2%20-%20MPM/Anexo-I-tabela-1-Quantitativo_Fisico_Pessoal_Servidores-DAP.ods'#Quantitativo_Fisico_Pessoal.K25]+['file:///C:/Users/User/Desktop/SUBPLAN/PORTAL%20DA%20TRANSPAR%CANCIA/PORTARIAS%20SOF/2021/Dezembro/3%20-%20MPDFT/anexo_i_-_tabela_1.xls'#Quantitativo_Fisico_Pessoal_Ser.K27]+['file:///C:/Users/User/Desktop/SUBPLAN/PORTAL%20DA%20TRANSPAR%CANCIA/PORTARIAS%20SOF/2021/Dezembro/4%20-%20MPT/Anexo_1_Tabela_1_Quantitativo_Servidores_2021_12_MPT.ods'#Anexo_1_Tabela_1_Quantitativo_S.K29]+['file:///C:/Users/User/Desktop/SUBPLAN/PORTAL%20DA%20TRANSPAR%CANCIA/PORTARIAS%20SOF/2021/Dezembro/5%20-%20ESMPU/AnexoIServidoresESMPUDEZ2021.ods'#Quantitativo_Fisico_Pessoal_Ser.K27]" table:style-name="ce6">
            <text:p>5</text:p>
          </table:table-cell>
          <table:table-cell office:value-type="float" office:value="6" table:formula="of:=[.M27]+[.N27]" table:style-name="ce7">
            <text:p>6</text:p>
          </table:table-cell>
          <table:table-cell office:value-type="float" office:value="7" table:formula="of:=['file:///C:/Users/User/Desktop/SUBPLAN/PORTAL%20DA%20TRANSPAR%CANCIA/PORTARIAS%20SOF/2021/Dezembro/1%20-%20MPF/anexo_I_servidores_2021_ods.ods'#Anexo_1_Tabela_1_Quantitativo_F.T30]+['file:///C:/Users/User/Desktop/SUBPLAN/PORTAL%20DA%20TRANSPAR%CANCIA/PORTARIAS%20SOF/2021/Dezembro/2%20-%20MPM/Anexo-I-tabela-1-Quantitativo_Fisico_Pessoal_Servidores-DAP.ods'#Quantitativo_Fisico_Pessoal.M25]+['file:///C:/Users/User/Desktop/SUBPLAN/PORTAL%20DA%20TRANSPAR%CANCIA/PORTARIAS%20SOF/2021/Dezembro/3%20-%20MPDFT/anexo_i_-_tabela_1.xls'#Quantitativo_Fisico_Pessoal_Ser.M27]+['file:///C:/Users/User/Desktop/SUBPLAN/PORTAL%20DA%20TRANSPAR%CANCIA/PORTARIAS%20SOF/2021/Dezembro/4%20-%20MPT/Anexo_1_Tabela_1_Quantitativo_Servidores_2021_12_MPT.ods'#Anexo_1_Tabela_1_Quantitativo_S.M29]+['file:///C:/Users/User/Desktop/SUBPLAN/PORTAL%20DA%20TRANSPAR%CANCIA/PORTARIAS%20SOF/2021/Dezembro/5%20-%20ESMPU/AnexoIServidoresESMPUDEZ2021.ods'#Quantitativo_Fisico_Pessoal_Ser.M27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572" table:formula="of:=['file:///C:/Users/User/Desktop/SUBPLAN/PORTAL%20DA%20TRANSPAR%CANCIA/PORTARIAS%20SOF/2021/Dezembro/1%20-%20MPF/anexo_I_servidores_2021_ods.ods'#Anexo_1_Tabela_1_Quantitativo_F.E31]+['file:///C:/Users/User/Desktop/SUBPLAN/PORTAL%20DA%20TRANSPAR%CANCIA/PORTARIAS%20SOF/2021/Dezembro/2%20-%20MPM/Anexo-I-tabela-1-Quantitativo_Fisico_Pessoal_Servidores-DAP.ods'#Quantitativo_Fisico_Pessoal.E26]+['file:///C:/Users/User/Desktop/SUBPLAN/PORTAL%20DA%20TRANSPAR%CANCIA/PORTARIAS%20SOF/2021/Dezembro/3%20-%20MPDFT/anexo_i_-_tabela_1.xls'#Quantitativo_Fisico_Pessoal_Ser.E28]+['file:///C:/Users/User/Desktop/SUBPLAN/PORTAL%20DA%20TRANSPAR%CANCIA/PORTARIAS%20SOF/2021/Dezembro/4%20-%20MPT/Anexo_1_Tabela_1_Quantitativo_Servidores_2021_12_MPT.ods'#Anexo_1_Tabela_1_Quantitativo_S.E30]+['file:///C:/Users/User/Desktop/SUBPLAN/PORTAL%20DA%20TRANSPAR%CANCIA/PORTARIAS%20SOF/2021/Dezembro/5%20-%20ESMPU/AnexoIServidoresESMPUDEZ2021.ods'#Quantitativo_Fisico_Pessoal_Ser.E28]" table:style-name="ce6">
            <text:p>57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H31]+['file:///C:/Users/User/Desktop/SUBPLAN/PORTAL%20DA%20TRANSPAR%CANCIA/PORTARIAS%20SOF/2021/Dezembro/2%20-%20MPM/Anexo-I-tabela-1-Quantitativo_Fisico_Pessoal_Servidores-DAP.ods'#Quantitativo_Fisico_Pessoal.F26]+['file:///C:/Users/User/Desktop/SUBPLAN/PORTAL%20DA%20TRANSPAR%CANCIA/PORTARIAS%20SOF/2021/Dezembro/3%20-%20MPDFT/anexo_i_-_tabela_1.xls'#Quantitativo_Fisico_Pessoal_Ser.F28]+['file:///C:/Users/User/Desktop/SUBPLAN/PORTAL%20DA%20TRANSPAR%CANCIA/PORTARIAS%20SOF/2021/Dezembro/4%20-%20MPT/Anexo_1_Tabela_1_Quantitativo_Servidores_2021_12_MPT.ods'#Anexo_1_Tabela_1_Quantitativo_S.F30]+['file:///C:/Users/User/Desktop/SUBPLAN/PORTAL%20DA%20TRANSPAR%CANCIA/PORTARIAS%20SOF/2021/Dezembro/5%20-%20ESMPU/AnexoIServidoresESMPUDEZ2021.ods'#Quantitativo_Fisico_Pessoal_Ser.F28]" table:style-name="ce6">
            <text:p>1</text:p>
          </table:table-cell>
          <table:table-cell office:value-type="float" office:value="573" table:formula="of:=[.H28]+[.I28]" table:style-name="ce7">
            <text:p>573</text:p>
          </table:table-cell>
          <table:covered-table-cell/>
          <table:covered-table-cell/>
          <table:table-cell office:value-type="float" office:value="8" table:formula="of:=['file:///C:/Users/User/Desktop/SUBPLAN/PORTAL%20DA%20TRANSPAR%CANCIA/PORTARIAS%20SOF/2021/Dezembro/1%20-%20MPF/anexo_I_servidores_2021_ods.ods'#Anexo_1_Tabela_1_Quantitativo_F.P31]+['file:///C:/Users/User/Desktop/SUBPLAN/PORTAL%20DA%20TRANSPAR%CANCIA/PORTARIAS%20SOF/2021/Dezembro/2%20-%20MPM/Anexo-I-tabela-1-Quantitativo_Fisico_Pessoal_Servidores-DAP.ods'#Quantitativo_Fisico_Pessoal.J26]+['file:///C:/Users/User/Desktop/SUBPLAN/PORTAL%20DA%20TRANSPAR%CANCIA/PORTARIAS%20SOF/2021/Dezembro/3%20-%20MPDFT/anexo_i_-_tabela_1.xls'#Quantitativo_Fisico_Pessoal_Ser.J28]+['file:///C:/Users/User/Desktop/SUBPLAN/PORTAL%20DA%20TRANSPAR%CANCIA/PORTARIAS%20SOF/2021/Dezembro/4%20-%20MPT/Anexo_1_Tabela_1_Quantitativo_Servidores_2021_12_MPT.ods'#Anexo_1_Tabela_1_Quantitativo_S.J30]+['file:///C:/Users/User/Desktop/SUBPLAN/PORTAL%20DA%20TRANSPAR%CANCIA/PORTARIAS%20SOF/2021/Dezembro/5%20-%20ESMPU/AnexoIServidoresESMPUDEZ2021.ods'#Quantitativo_Fisico_Pessoal_Ser.J28]" table:style-name="ce6">
            <text:p>8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Q31]+['file:///C:/Users/User/Desktop/SUBPLAN/PORTAL%20DA%20TRANSPAR%CANCIA/PORTARIAS%20SOF/2021/Dezembro/2%20-%20MPM/Anexo-I-tabela-1-Quantitativo_Fisico_Pessoal_Servidores-DAP.ods'#Quantitativo_Fisico_Pessoal.K26]+['file:///C:/Users/User/Desktop/SUBPLAN/PORTAL%20DA%20TRANSPAR%CANCIA/PORTARIAS%20SOF/2021/Dezembro/3%20-%20MPDFT/anexo_i_-_tabela_1.xls'#Quantitativo_Fisico_Pessoal_Ser.K28]+['file:///C:/Users/User/Desktop/SUBPLAN/PORTAL%20DA%20TRANSPAR%CANCIA/PORTARIAS%20SOF/2021/Dezembro/4%20-%20MPT/Anexo_1_Tabela_1_Quantitativo_Servidores_2021_12_MPT.ods'#Anexo_1_Tabela_1_Quantitativo_S.K30]+['file:///C:/Users/User/Desktop/SUBPLAN/PORTAL%20DA%20TRANSPAR%CANCIA/PORTARIAS%20SOF/2021/Dezembro/5%20-%20ESMPU/AnexoIServidoresESMPUDEZ2021.ods'#Quantitativo_Fisico_Pessoal_Ser.K28]" table:style-name="ce6">
            <text:p>2</text:p>
          </table:table-cell>
          <table:table-cell office:value-type="float" office:value="10" table:formula="of:=[.M28]+[.N28]" table:style-name="ce7">
            <text:p>10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T31]+['file:///C:/Users/User/Desktop/SUBPLAN/PORTAL%20DA%20TRANSPAR%CANCIA/PORTARIAS%20SOF/2021/Dezembro/2%20-%20MPM/Anexo-I-tabela-1-Quantitativo_Fisico_Pessoal_Servidores-DAP.ods'#Quantitativo_Fisico_Pessoal.M26]+['file:///C:/Users/User/Desktop/SUBPLAN/PORTAL%20DA%20TRANSPAR%CANCIA/PORTARIAS%20SOF/2021/Dezembro/3%20-%20MPDFT/anexo_i_-_tabela_1.xls'#Quantitativo_Fisico_Pessoal_Ser.M28]+['file:///C:/Users/User/Desktop/SUBPLAN/PORTAL%20DA%20TRANSPAR%CANCIA/PORTARIAS%20SOF/2021/Dezembro/4%20-%20MPT/Anexo_1_Tabela_1_Quantitativo_Servidores_2021_12_MPT.ods'#Anexo_1_Tabela_1_Quantitativo_S.M30]+['file:///C:/Users/User/Desktop/SUBPLAN/PORTAL%20DA%20TRANSPAR%CANCIA/PORTARIAS%20SOF/2021/Dezembro/5%20-%20ESMPU/AnexoIServidoresESMPUDEZ2021.ods'#Quantitativo_Fisico_Pessoal_Ser.M28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1" table:formula="of:=['file:///C:/Users/User/Desktop/SUBPLAN/PORTAL%20DA%20TRANSPAR%CANCIA/PORTARIAS%20SOF/2021/Dezembro/1%20-%20MPF/anexo_I_servidores_2021_ods.ods'#Anexo_1_Tabela_1_Quantitativo_F.E32]+['file:///C:/Users/User/Desktop/SUBPLAN/PORTAL%20DA%20TRANSPAR%CANCIA/PORTARIAS%20SOF/2021/Dezembro/2%20-%20MPM/Anexo-I-tabela-1-Quantitativo_Fisico_Pessoal_Servidores-DAP.ods'#Quantitativo_Fisico_Pessoal.E27]+['file:///C:/Users/User/Desktop/SUBPLAN/PORTAL%20DA%20TRANSPAR%CANCIA/PORTARIAS%20SOF/2021/Dezembro/3%20-%20MPDFT/anexo_i_-_tabela_1.xls'#Quantitativo_Fisico_Pessoal_Ser.E29]+['file:///C:/Users/User/Desktop/SUBPLAN/PORTAL%20DA%20TRANSPAR%CANCIA/PORTARIAS%20SOF/2021/Dezembro/4%20-%20MPT/Anexo_1_Tabela_1_Quantitativo_Servidores_2021_12_MPT.ods'#Anexo_1_Tabela_1_Quantitativo_S.E31]+['file:///C:/Users/User/Desktop/SUBPLAN/PORTAL%20DA%20TRANSPAR%CANCIA/PORTARIAS%20SOF/2021/Dezembro/5%20-%20ESMPU/AnexoIServidoresESMPUDEZ2021.ods'#Quantitativo_Fisico_Pessoal_Ser.E29]" table:style-name="ce6">
            <text:p>63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32]+['file:///C:/Users/User/Desktop/SUBPLAN/PORTAL%20DA%20TRANSPAR%CANCIA/PORTARIAS%20SOF/2021/Dezembro/2%20-%20MPM/Anexo-I-tabela-1-Quantitativo_Fisico_Pessoal_Servidores-DAP.ods'#Quantitativo_Fisico_Pessoal.F27]+['file:///C:/Users/User/Desktop/SUBPLAN/PORTAL%20DA%20TRANSPAR%CANCIA/PORTARIAS%20SOF/2021/Dezembro/3%20-%20MPDFT/anexo_i_-_tabela_1.xls'#Quantitativo_Fisico_Pessoal_Ser.F29]+['file:///C:/Users/User/Desktop/SUBPLAN/PORTAL%20DA%20TRANSPAR%CANCIA/PORTARIAS%20SOF/2021/Dezembro/4%20-%20MPT/Anexo_1_Tabela_1_Quantitativo_Servidores_2021_12_MPT.ods'#Anexo_1_Tabela_1_Quantitativo_S.F31]+['file:///C:/Users/User/Desktop/SUBPLAN/PORTAL%20DA%20TRANSPAR%CANCIA/PORTARIAS%20SOF/2021/Dezembro/5%20-%20ESMPU/AnexoIServidoresESMPUDEZ2021.ods'#Quantitativo_Fisico_Pessoal_Ser.F29]" table:style-name="ce6">
            <text:p>0</text:p>
          </table:table-cell>
          <table:table-cell office:value-type="float" office:value="631" table:formula="of:=[.H29]+[.I29]" table:style-name="ce7">
            <text:p>631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Dezembro/1%20-%20MPF/anexo_I_servidores_2021_ods.ods'#Anexo_1_Tabela_1_Quantitativo_F.P32]+['file:///C:/Users/User/Desktop/SUBPLAN/PORTAL%20DA%20TRANSPAR%CANCIA/PORTARIAS%20SOF/2021/Dezembro/2%20-%20MPM/Anexo-I-tabela-1-Quantitativo_Fisico_Pessoal_Servidores-DAP.ods'#Quantitativo_Fisico_Pessoal.J27]+['file:///C:/Users/User/Desktop/SUBPLAN/PORTAL%20DA%20TRANSPAR%CANCIA/PORTARIAS%20SOF/2021/Dezembro/3%20-%20MPDFT/anexo_i_-_tabela_1.xls'#Quantitativo_Fisico_Pessoal_Ser.J29]+['file:///C:/Users/User/Desktop/SUBPLAN/PORTAL%20DA%20TRANSPAR%CANCIA/PORTARIAS%20SOF/2021/Dezembro/4%20-%20MPT/Anexo_1_Tabela_1_Quantitativo_Servidores_2021_12_MPT.ods'#Anexo_1_Tabela_1_Quantitativo_S.J31]+['file:///C:/Users/User/Desktop/SUBPLAN/PORTAL%20DA%20TRANSPAR%CANCIA/PORTARIAS%20SOF/2021/Dezembro/5%20-%20ESMPU/AnexoIServidoresESMPUDEZ2021.ods'#Quantitativo_Fisico_Pessoal_Ser.J29]" table:style-name="ce6">
            <text:p>5</text:p>
          </table:table-cell>
          <table:table-cell office:value-type="float" office:value="6" table:formula="of:=['file:///C:/Users/User/Desktop/SUBPLAN/PORTAL%20DA%20TRANSPAR%CANCIA/PORTARIAS%20SOF/2021/Dezembro/1%20-%20MPF/anexo_I_servidores_2021_ods.ods'#Anexo_1_Tabela_1_Quantitativo_F.Q32]+['file:///C:/Users/User/Desktop/SUBPLAN/PORTAL%20DA%20TRANSPAR%CANCIA/PORTARIAS%20SOF/2021/Dezembro/2%20-%20MPM/Anexo-I-tabela-1-Quantitativo_Fisico_Pessoal_Servidores-DAP.ods'#Quantitativo_Fisico_Pessoal.K27]+['file:///C:/Users/User/Desktop/SUBPLAN/PORTAL%20DA%20TRANSPAR%CANCIA/PORTARIAS%20SOF/2021/Dezembro/3%20-%20MPDFT/anexo_i_-_tabela_1.xls'#Quantitativo_Fisico_Pessoal_Ser.K29]+['file:///C:/Users/User/Desktop/SUBPLAN/PORTAL%20DA%20TRANSPAR%CANCIA/PORTARIAS%20SOF/2021/Dezembro/4%20-%20MPT/Anexo_1_Tabela_1_Quantitativo_Servidores_2021_12_MPT.ods'#Anexo_1_Tabela_1_Quantitativo_S.K31]+['file:///C:/Users/User/Desktop/SUBPLAN/PORTAL%20DA%20TRANSPAR%CANCIA/PORTARIAS%20SOF/2021/Dezembro/5%20-%20ESMPU/AnexoIServidoresESMPUDEZ2021.ods'#Quantitativo_Fisico_Pessoal_Ser.K29]" table:style-name="ce6">
            <text:p>6</text:p>
          </table:table-cell>
          <table:table-cell office:value-type="float" office:value="11" table:formula="of:=[.M29]+[.N29]" table:style-name="ce7">
            <text:p>11</text:p>
          </table:table-cell>
          <table:table-cell office:value-type="float" office:value="8" table:formula="of:=['file:///C:/Users/User/Desktop/SUBPLAN/PORTAL%20DA%20TRANSPAR%CANCIA/PORTARIAS%20SOF/2021/Dezembro/1%20-%20MPF/anexo_I_servidores_2021_ods.ods'#Anexo_1_Tabela_1_Quantitativo_F.T32]+['file:///C:/Users/User/Desktop/SUBPLAN/PORTAL%20DA%20TRANSPAR%CANCIA/PORTARIAS%20SOF/2021/Dezembro/2%20-%20MPM/Anexo-I-tabela-1-Quantitativo_Fisico_Pessoal_Servidores-DAP.ods'#Quantitativo_Fisico_Pessoal.M27]+['file:///C:/Users/User/Desktop/SUBPLAN/PORTAL%20DA%20TRANSPAR%CANCIA/PORTARIAS%20SOF/2021/Dezembro/3%20-%20MPDFT/anexo_i_-_tabela_1.xls'#Quantitativo_Fisico_Pessoal_Ser.M29]+['file:///C:/Users/User/Desktop/SUBPLAN/PORTAL%20DA%20TRANSPAR%CANCIA/PORTARIAS%20SOF/2021/Dezembro/4%20-%20MPT/Anexo_1_Tabela_1_Quantitativo_Servidores_2021_12_MPT.ods'#Anexo_1_Tabela_1_Quantitativo_S.M31]+['file:///C:/Users/User/Desktop/SUBPLAN/PORTAL%20DA%20TRANSPAR%CANCIA/PORTARIAS%20SOF/2021/Dezembro/5%20-%20ESMPU/AnexoIServidoresESMPUDEZ2021.ods'#Quantitativo_Fisico_Pessoal_Ser.M29]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201" table:formula="of:=['file:///C:/Users/User/Desktop/SUBPLAN/PORTAL%20DA%20TRANSPAR%CANCIA/PORTARIAS%20SOF/2021/Dezembro/1%20-%20MPF/anexo_I_servidores_2021_ods.ods'#Anexo_1_Tabela_1_Quantitativo_F.E33]+['file:///C:/Users/User/Desktop/SUBPLAN/PORTAL%20DA%20TRANSPAR%CANCIA/PORTARIAS%20SOF/2021/Dezembro/2%20-%20MPM/Anexo-I-tabela-1-Quantitativo_Fisico_Pessoal_Servidores-DAP.ods'#Quantitativo_Fisico_Pessoal.E28]+['file:///C:/Users/User/Desktop/SUBPLAN/PORTAL%20DA%20TRANSPAR%CANCIA/PORTARIAS%20SOF/2021/Dezembro/3%20-%20MPDFT/anexo_i_-_tabela_1.xls'#Quantitativo_Fisico_Pessoal_Ser.E30]+['file:///C:/Users/User/Desktop/SUBPLAN/PORTAL%20DA%20TRANSPAR%CANCIA/PORTARIAS%20SOF/2021/Dezembro/4%20-%20MPT/Anexo_1_Tabela_1_Quantitativo_Servidores_2021_12_MPT.ods'#Anexo_1_Tabela_1_Quantitativo_S.E32]+['file:///C:/Users/User/Desktop/SUBPLAN/PORTAL%20DA%20TRANSPAR%CANCIA/PORTARIAS%20SOF/2021/Dezembro/5%20-%20ESMPU/AnexoIServidoresESMPUDEZ2021.ods'#Quantitativo_Fisico_Pessoal_Ser.E30]" table:style-name="ce6">
            <text:p>20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33]+['file:///C:/Users/User/Desktop/SUBPLAN/PORTAL%20DA%20TRANSPAR%CANCIA/PORTARIAS%20SOF/2021/Dezembro/2%20-%20MPM/Anexo-I-tabela-1-Quantitativo_Fisico_Pessoal_Servidores-DAP.ods'#Quantitativo_Fisico_Pessoal.F28]+['file:///C:/Users/User/Desktop/SUBPLAN/PORTAL%20DA%20TRANSPAR%CANCIA/PORTARIAS%20SOF/2021/Dezembro/3%20-%20MPDFT/anexo_i_-_tabela_1.xls'#Quantitativo_Fisico_Pessoal_Ser.F30]+['file:///C:/Users/User/Desktop/SUBPLAN/PORTAL%20DA%20TRANSPAR%CANCIA/PORTARIAS%20SOF/2021/Dezembro/4%20-%20MPT/Anexo_1_Tabela_1_Quantitativo_Servidores_2021_12_MPT.ods'#Anexo_1_Tabela_1_Quantitativo_S.F32]+['file:///C:/Users/User/Desktop/SUBPLAN/PORTAL%20DA%20TRANSPAR%CANCIA/PORTARIAS%20SOF/2021/Dezembro/5%20-%20ESMPU/AnexoIServidoresESMPUDEZ2021.ods'#Quantitativo_Fisico_Pessoal_Ser.F30]" table:style-name="ce6">
            <text:p>0</text:p>
          </table:table-cell>
          <table:table-cell office:value-type="float" office:value="201" table:formula="of:=[.H30]+[.I30]" table:style-name="ce7">
            <text:p>201</text:p>
          </table:table-cell>
          <table:covered-table-cell/>
          <table:covered-table-cell/>
          <table:table-cell office:value-type="float" office:value="2" table:formula="of:=['file:///C:/Users/User/Desktop/SUBPLAN/PORTAL%20DA%20TRANSPAR%CANCIA/PORTARIAS%20SOF/2021/Dezembro/1%20-%20MPF/anexo_I_servidores_2021_ods.ods'#Anexo_1_Tabela_1_Quantitativo_F.P33]+['file:///C:/Users/User/Desktop/SUBPLAN/PORTAL%20DA%20TRANSPAR%CANCIA/PORTARIAS%20SOF/2021/Dezembro/2%20-%20MPM/Anexo-I-tabela-1-Quantitativo_Fisico_Pessoal_Servidores-DAP.ods'#Quantitativo_Fisico_Pessoal.J28]+['file:///C:/Users/User/Desktop/SUBPLAN/PORTAL%20DA%20TRANSPAR%CANCIA/PORTARIAS%20SOF/2021/Dezembro/3%20-%20MPDFT/anexo_i_-_tabela_1.xls'#Quantitativo_Fisico_Pessoal_Ser.J30]+['file:///C:/Users/User/Desktop/SUBPLAN/PORTAL%20DA%20TRANSPAR%CANCIA/PORTARIAS%20SOF/2021/Dezembro/4%20-%20MPT/Anexo_1_Tabela_1_Quantitativo_Servidores_2021_12_MPT.ods'#Anexo_1_Tabela_1_Quantitativo_S.J32]+['file:///C:/Users/User/Desktop/SUBPLAN/PORTAL%20DA%20TRANSPAR%CANCIA/PORTARIAS%20SOF/2021/Dezembro/5%20-%20ESMPU/AnexoIServidoresESMPUDEZ2021.ods'#Quantitativo_Fisico_Pessoal_Ser.J30]" table:style-name="ce6">
            <text:p>2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33]+['file:///C:/Users/User/Desktop/SUBPLAN/PORTAL%20DA%20TRANSPAR%CANCIA/PORTARIAS%20SOF/2021/Dezembro/2%20-%20MPM/Anexo-I-tabela-1-Quantitativo_Fisico_Pessoal_Servidores-DAP.ods'#Quantitativo_Fisico_Pessoal.K28]+['file:///C:/Users/User/Desktop/SUBPLAN/PORTAL%20DA%20TRANSPAR%CANCIA/PORTARIAS%20SOF/2021/Dezembro/3%20-%20MPDFT/anexo_i_-_tabela_1.xls'#Quantitativo_Fisico_Pessoal_Ser.K30]+['file:///C:/Users/User/Desktop/SUBPLAN/PORTAL%20DA%20TRANSPAR%CANCIA/PORTARIAS%20SOF/2021/Dezembro/4%20-%20MPT/Anexo_1_Tabela_1_Quantitativo_Servidores_2021_12_MPT.ods'#Anexo_1_Tabela_1_Quantitativo_S.K32]+['file:///C:/Users/User/Desktop/SUBPLAN/PORTAL%20DA%20TRANSPAR%CANCIA/PORTARIAS%20SOF/2021/Dezembro/5%20-%20ESMPU/AnexoIServidoresESMPUDEZ2021.ods'#Quantitativo_Fisico_Pessoal_Ser.K30]" table:style-name="ce6">
            <text:p>3</text:p>
          </table:table-cell>
          <table:table-cell office:value-type="float" office:value="5" table:formula="of:=[.M30]+[.N30]" table:style-name="ce7">
            <text:p>5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T33]+['file:///C:/Users/User/Desktop/SUBPLAN/PORTAL%20DA%20TRANSPAR%CANCIA/PORTARIAS%20SOF/2021/Dezembro/2%20-%20MPM/Anexo-I-tabela-1-Quantitativo_Fisico_Pessoal_Servidores-DAP.ods'#Quantitativo_Fisico_Pessoal.M28]+['file:///C:/Users/User/Desktop/SUBPLAN/PORTAL%20DA%20TRANSPAR%CANCIA/PORTARIAS%20SOF/2021/Dezembro/3%20-%20MPDFT/anexo_i_-_tabela_1.xls'#Quantitativo_Fisico_Pessoal_Ser.M30]+['file:///C:/Users/User/Desktop/SUBPLAN/PORTAL%20DA%20TRANSPAR%CANCIA/PORTARIAS%20SOF/2021/Dezembro/4%20-%20MPT/Anexo_1_Tabela_1_Quantitativo_Servidores_2021_12_MPT.ods'#Anexo_1_Tabela_1_Quantitativo_S.M32]+['file:///C:/Users/User/Desktop/SUBPLAN/PORTAL%20DA%20TRANSPAR%CANCIA/PORTARIAS%20SOF/2021/Dezembro/5%20-%20ESMPU/AnexoIServidoresESMPUDEZ2021.ods'#Quantitativo_Fisico_Pessoal_Ser.M3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10" table:formula="of:=['file:///C:/Users/User/Desktop/SUBPLAN/PORTAL%20DA%20TRANSPAR%CANCIA/PORTARIAS%20SOF/2021/Dezembro/1%20-%20MPF/anexo_I_servidores_2021_ods.ods'#Anexo_1_Tabela_1_Quantitativo_F.E34]+['file:///C:/Users/User/Desktop/SUBPLAN/PORTAL%20DA%20TRANSPAR%CANCIA/PORTARIAS%20SOF/2021/Dezembro/2%20-%20MPM/Anexo-I-tabela-1-Quantitativo_Fisico_Pessoal_Servidores-DAP.ods'#Quantitativo_Fisico_Pessoal.E29]+['file:///C:/Users/User/Desktop/SUBPLAN/PORTAL%20DA%20TRANSPAR%CANCIA/PORTARIAS%20SOF/2021/Dezembro/3%20-%20MPDFT/anexo_i_-_tabela_1.xls'#Quantitativo_Fisico_Pessoal_Ser.E31]+['file:///C:/Users/User/Desktop/SUBPLAN/PORTAL%20DA%20TRANSPAR%CANCIA/PORTARIAS%20SOF/2021/Dezembro/4%20-%20MPT/Anexo_1_Tabela_1_Quantitativo_Servidores_2021_12_MPT.ods'#Anexo_1_Tabela_1_Quantitativo_S.E33]+['file:///C:/Users/User/Desktop/SUBPLAN/PORTAL%20DA%20TRANSPAR%CANCIA/PORTARIAS%20SOF/2021/Dezembro/5%20-%20ESMPU/AnexoIServidoresESMPUDEZ2021.ods'#Quantitativo_Fisico_Pessoal_Ser.E31]" table:style-name="ce6">
            <text:p>310</text:p>
          </table:table-cell>
          <table:table-cell office:value-type="float" office:value="10" table:formula="of:=['file:///C:/Users/User/Desktop/SUBPLAN/PORTAL%20DA%20TRANSPAR%CANCIA/PORTARIAS%20SOF/2021/Dezembro/1%20-%20MPF/anexo_I_servidores_2021_ods.ods'#Anexo_1_Tabela_1_Quantitativo_F.H34]+['file:///C:/Users/User/Desktop/SUBPLAN/PORTAL%20DA%20TRANSPAR%CANCIA/PORTARIAS%20SOF/2021/Dezembro/2%20-%20MPM/Anexo-I-tabela-1-Quantitativo_Fisico_Pessoal_Servidores-DAP.ods'#Quantitativo_Fisico_Pessoal.F29]+['file:///C:/Users/User/Desktop/SUBPLAN/PORTAL%20DA%20TRANSPAR%CANCIA/PORTARIAS%20SOF/2021/Dezembro/3%20-%20MPDFT/anexo_i_-_tabela_1.xls'#Quantitativo_Fisico_Pessoal_Ser.F31]+['file:///C:/Users/User/Desktop/SUBPLAN/PORTAL%20DA%20TRANSPAR%CANCIA/PORTARIAS%20SOF/2021/Dezembro/4%20-%20MPT/Anexo_1_Tabela_1_Quantitativo_Servidores_2021_12_MPT.ods'#Anexo_1_Tabela_1_Quantitativo_S.F33]+['file:///C:/Users/User/Desktop/SUBPLAN/PORTAL%20DA%20TRANSPAR%CANCIA/PORTARIAS%20SOF/2021/Dezembro/5%20-%20ESMPU/AnexoIServidoresESMPUDEZ2021.ods'#Quantitativo_Fisico_Pessoal_Ser.F31]" table:style-name="ce6">
            <text:p>10</text:p>
          </table:table-cell>
          <table:table-cell office:value-type="float" office:value="320" table:formula="of:=[.H31]+[.I31]" table:style-name="ce7">
            <text:p>320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Dezembro/1%20-%20MPF/anexo_I_servidores_2021_ods.ods'#Anexo_1_Tabela_1_Quantitativo_F.P34]+['file:///C:/Users/User/Desktop/SUBPLAN/PORTAL%20DA%20TRANSPAR%CANCIA/PORTARIAS%20SOF/2021/Dezembro/2%20-%20MPM/Anexo-I-tabela-1-Quantitativo_Fisico_Pessoal_Servidores-DAP.ods'#Quantitativo_Fisico_Pessoal.J29]+['file:///C:/Users/User/Desktop/SUBPLAN/PORTAL%20DA%20TRANSPAR%CANCIA/PORTARIAS%20SOF/2021/Dezembro/3%20-%20MPDFT/anexo_i_-_tabela_1.xls'#Quantitativo_Fisico_Pessoal_Ser.J31]+['file:///C:/Users/User/Desktop/SUBPLAN/PORTAL%20DA%20TRANSPAR%CANCIA/PORTARIAS%20SOF/2021/Dezembro/4%20-%20MPT/Anexo_1_Tabela_1_Quantitativo_Servidores_2021_12_MPT.ods'#Anexo_1_Tabela_1_Quantitativo_S.J33]+['file:///C:/Users/User/Desktop/SUBPLAN/PORTAL%20DA%20TRANSPAR%CANCIA/PORTARIAS%20SOF/2021/Dezembro/5%20-%20ESMPU/AnexoIServidoresESMPUDEZ2021.ods'#Quantitativo_Fisico_Pessoal_Ser.J31]" table:style-name="ce6">
            <text:p>3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Q34]+['file:///C:/Users/User/Desktop/SUBPLAN/PORTAL%20DA%20TRANSPAR%CANCIA/PORTARIAS%20SOF/2021/Dezembro/2%20-%20MPM/Anexo-I-tabela-1-Quantitativo_Fisico_Pessoal_Servidores-DAP.ods'#Quantitativo_Fisico_Pessoal.K29]+['file:///C:/Users/User/Desktop/SUBPLAN/PORTAL%20DA%20TRANSPAR%CANCIA/PORTARIAS%20SOF/2021/Dezembro/3%20-%20MPDFT/anexo_i_-_tabela_1.xls'#Quantitativo_Fisico_Pessoal_Ser.K31]+['file:///C:/Users/User/Desktop/SUBPLAN/PORTAL%20DA%20TRANSPAR%CANCIA/PORTARIAS%20SOF/2021/Dezembro/4%20-%20MPT/Anexo_1_Tabela_1_Quantitativo_Servidores_2021_12_MPT.ods'#Anexo_1_Tabela_1_Quantitativo_S.K33]+['file:///C:/Users/User/Desktop/SUBPLAN/PORTAL%20DA%20TRANSPAR%CANCIA/PORTARIAS%20SOF/2021/Dezembro/5%20-%20ESMPU/AnexoIServidoresESMPUDEZ2021.ods'#Quantitativo_Fisico_Pessoal_Ser.K31]" table:style-name="ce6">
            <text:p>4</text:p>
          </table:table-cell>
          <table:table-cell office:value-type="float" office:value="7" table:formula="of:=[.M31]+[.N31]" table:style-name="ce7">
            <text:p>7</text:p>
          </table:table-cell>
          <table:table-cell office:value-type="float" office:value="8" table:formula="of:=['file:///C:/Users/User/Desktop/SUBPLAN/PORTAL%20DA%20TRANSPAR%CANCIA/PORTARIAS%20SOF/2021/Dezembro/1%20-%20MPF/anexo_I_servidores_2021_ods.ods'#Anexo_1_Tabela_1_Quantitativo_F.T34]+['file:///C:/Users/User/Desktop/SUBPLAN/PORTAL%20DA%20TRANSPAR%CANCIA/PORTARIAS%20SOF/2021/Dezembro/2%20-%20MPM/Anexo-I-tabela-1-Quantitativo_Fisico_Pessoal_Servidores-DAP.ods'#Quantitativo_Fisico_Pessoal.M29]+['file:///C:/Users/User/Desktop/SUBPLAN/PORTAL%20DA%20TRANSPAR%CANCIA/PORTARIAS%20SOF/2021/Dezembro/3%20-%20MPDFT/anexo_i_-_tabela_1.xls'#Quantitativo_Fisico_Pessoal_Ser.M31]+['file:///C:/Users/User/Desktop/SUBPLAN/PORTAL%20DA%20TRANSPAR%CANCIA/PORTARIAS%20SOF/2021/Dezembro/4%20-%20MPT/Anexo_1_Tabela_1_Quantitativo_Servidores_2021_12_MPT.ods'#Anexo_1_Tabela_1_Quantitativo_S.M33]+['file:///C:/Users/User/Desktop/SUBPLAN/PORTAL%20DA%20TRANSPAR%CANCIA/PORTARIAS%20SOF/2021/Dezembro/5%20-%20ESMPU/AnexoIServidoresESMPUDEZ2021.ods'#Quantitativo_Fisico_Pessoal_Ser.M31]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5" table:formula="of:=['file:///C:/Users/User/Desktop/SUBPLAN/PORTAL%20DA%20TRANSPAR%CANCIA/PORTARIAS%20SOF/2021/Dezembro/1%20-%20MPF/anexo_I_servidores_2021_ods.ods'#Anexo_1_Tabela_1_Quantitativo_F.E35]+['file:///C:/Users/User/Desktop/SUBPLAN/PORTAL%20DA%20TRANSPAR%CANCIA/PORTARIAS%20SOF/2021/Dezembro/2%20-%20MPM/Anexo-I-tabela-1-Quantitativo_Fisico_Pessoal_Servidores-DAP.ods'#Quantitativo_Fisico_Pessoal.E30]+['file:///C:/Users/User/Desktop/SUBPLAN/PORTAL%20DA%20TRANSPAR%CANCIA/PORTARIAS%20SOF/2021/Dezembro/3%20-%20MPDFT/anexo_i_-_tabela_1.xls'#Quantitativo_Fisico_Pessoal_Ser.E32]+['file:///C:/Users/User/Desktop/SUBPLAN/PORTAL%20DA%20TRANSPAR%CANCIA/PORTARIAS%20SOF/2021/Dezembro/4%20-%20MPT/Anexo_1_Tabela_1_Quantitativo_Servidores_2021_12_MPT.ods'#Anexo_1_Tabela_1_Quantitativo_S.E34]+['file:///C:/Users/User/Desktop/SUBPLAN/PORTAL%20DA%20TRANSPAR%CANCIA/PORTARIAS%20SOF/2021/Dezembro/5%20-%20ESMPU/AnexoIServidoresESMPUDEZ2021.ods'#Quantitativo_Fisico_Pessoal_Ser.E32]" table:style-name="ce6">
            <text:p>15</text:p>
          </table:table-cell>
          <table:table-cell office:value-type="float" office:value="7" table:formula="of:=['file:///C:/Users/User/Desktop/SUBPLAN/PORTAL%20DA%20TRANSPAR%CANCIA/PORTARIAS%20SOF/2021/Dezembro/1%20-%20MPF/anexo_I_servidores_2021_ods.ods'#Anexo_1_Tabela_1_Quantitativo_F.H35]+['file:///C:/Users/User/Desktop/SUBPLAN/PORTAL%20DA%20TRANSPAR%CANCIA/PORTARIAS%20SOF/2021/Dezembro/2%20-%20MPM/Anexo-I-tabela-1-Quantitativo_Fisico_Pessoal_Servidores-DAP.ods'#Quantitativo_Fisico_Pessoal.F30]+['file:///C:/Users/User/Desktop/SUBPLAN/PORTAL%20DA%20TRANSPAR%CANCIA/PORTARIAS%20SOF/2021/Dezembro/3%20-%20MPDFT/anexo_i_-_tabela_1.xls'#Quantitativo_Fisico_Pessoal_Ser.F32]+['file:///C:/Users/User/Desktop/SUBPLAN/PORTAL%20DA%20TRANSPAR%CANCIA/PORTARIAS%20SOF/2021/Dezembro/4%20-%20MPT/Anexo_1_Tabela_1_Quantitativo_Servidores_2021_12_MPT.ods'#Anexo_1_Tabela_1_Quantitativo_S.F34]+['file:///C:/Users/User/Desktop/SUBPLAN/PORTAL%20DA%20TRANSPAR%CANCIA/PORTARIAS%20SOF/2021/Dezembro/5%20-%20ESMPU/AnexoIServidoresESMPUDEZ2021.ods'#Quantitativo_Fisico_Pessoal_Ser.F32]" table:style-name="ce6">
            <text:p>7</text:p>
          </table:table-cell>
          <table:table-cell office:value-type="float" office:value="22" table:formula="of:=[.H32]+[.I32]" table:style-name="ce7">
            <text:p>22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35]+['file:///C:/Users/User/Desktop/SUBPLAN/PORTAL%20DA%20TRANSPAR%CANCIA/PORTARIAS%20SOF/2021/Dezembro/2%20-%20MPM/Anexo-I-tabela-1-Quantitativo_Fisico_Pessoal_Servidores-DAP.ods'#Quantitativo_Fisico_Pessoal.J30]+['file:///C:/Users/User/Desktop/SUBPLAN/PORTAL%20DA%20TRANSPAR%CANCIA/PORTARIAS%20SOF/2021/Dezembro/3%20-%20MPDFT/anexo_i_-_tabela_1.xls'#Quantitativo_Fisico_Pessoal_Ser.J32]+['file:///C:/Users/User/Desktop/SUBPLAN/PORTAL%20DA%20TRANSPAR%CANCIA/PORTARIAS%20SOF/2021/Dezembro/4%20-%20MPT/Anexo_1_Tabela_1_Quantitativo_Servidores_2021_12_MPT.ods'#Anexo_1_Tabela_1_Quantitativo_S.J34]+['file:///C:/Users/User/Desktop/SUBPLAN/PORTAL%20DA%20TRANSPAR%CANCIA/PORTARIAS%20SOF/2021/Dezembro/5%20-%20ESMPU/AnexoIServidoresESMPUDEZ2021.ods'#Quantitativo_Fisico_Pessoal_Ser.J32]" table:style-name="ce6">
            <text:p>1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35]+['file:///C:/Users/User/Desktop/SUBPLAN/PORTAL%20DA%20TRANSPAR%CANCIA/PORTARIAS%20SOF/2021/Dezembro/2%20-%20MPM/Anexo-I-tabela-1-Quantitativo_Fisico_Pessoal_Servidores-DAP.ods'#Quantitativo_Fisico_Pessoal.K30]+['file:///C:/Users/User/Desktop/SUBPLAN/PORTAL%20DA%20TRANSPAR%CANCIA/PORTARIAS%20SOF/2021/Dezembro/3%20-%20MPDFT/anexo_i_-_tabela_1.xls'#Quantitativo_Fisico_Pessoal_Ser.K32]+['file:///C:/Users/User/Desktop/SUBPLAN/PORTAL%20DA%20TRANSPAR%CANCIA/PORTARIAS%20SOF/2021/Dezembro/4%20-%20MPT/Anexo_1_Tabela_1_Quantitativo_Servidores_2021_12_MPT.ods'#Anexo_1_Tabela_1_Quantitativo_S.K34]+['file:///C:/Users/User/Desktop/SUBPLAN/PORTAL%20DA%20TRANSPAR%CANCIA/PORTARIAS%20SOF/2021/Dezembro/5%20-%20ESMPU/AnexoIServidoresESMPUDEZ2021.ods'#Quantitativo_Fisico_Pessoal_Ser.K32]" table:style-name="ce6">
            <text:p>3</text:p>
          </table:table-cell>
          <table:table-cell office:value-type="float" office:value="4" table:formula="of:=[.M32]+[.N32]" table:style-name="ce7">
            <text:p>4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T35]+['file:///C:/Users/User/Desktop/SUBPLAN/PORTAL%20DA%20TRANSPAR%CANCIA/PORTARIAS%20SOF/2021/Dezembro/2%20-%20MPM/Anexo-I-tabela-1-Quantitativo_Fisico_Pessoal_Servidores-DAP.ods'#Quantitativo_Fisico_Pessoal.M30]+['file:///C:/Users/User/Desktop/SUBPLAN/PORTAL%20DA%20TRANSPAR%CANCIA/PORTARIAS%20SOF/2021/Dezembro/3%20-%20MPDFT/anexo_i_-_tabela_1.xls'#Quantitativo_Fisico_Pessoal_Ser.M32]+['file:///C:/Users/User/Desktop/SUBPLAN/PORTAL%20DA%20TRANSPAR%CANCIA/PORTARIAS%20SOF/2021/Dezembro/4%20-%20MPT/Anexo_1_Tabela_1_Quantitativo_Servidores_2021_12_MPT.ods'#Anexo_1_Tabela_1_Quantitativo_S.M34]+['file:///C:/Users/User/Desktop/SUBPLAN/PORTAL%20DA%20TRANSPAR%CANCIA/PORTARIAS%20SOF/2021/Dezembro/5%20-%20ESMPU/AnexoIServidoresESMPUDEZ2021.ods'#Quantitativo_Fisico_Pessoal_Ser.M32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16" table:formula="of:=['file:///C:/Users/User/Desktop/SUBPLAN/PORTAL%20DA%20TRANSPAR%CANCIA/PORTARIAS%20SOF/2021/Dezembro/1%20-%20MPF/anexo_I_servidores_2021_ods.ods'#Anexo_1_Tabela_1_Quantitativo_F.E36]+['file:///C:/Users/User/Desktop/SUBPLAN/PORTAL%20DA%20TRANSPAR%CANCIA/PORTARIAS%20SOF/2021/Dezembro/2%20-%20MPM/Anexo-I-tabela-1-Quantitativo_Fisico_Pessoal_Servidores-DAP.ods'#Quantitativo_Fisico_Pessoal.E31]+['file:///C:/Users/User/Desktop/SUBPLAN/PORTAL%20DA%20TRANSPAR%CANCIA/PORTARIAS%20SOF/2021/Dezembro/3%20-%20MPDFT/anexo_i_-_tabela_1.xls'#Quantitativo_Fisico_Pessoal_Ser.E33]+['file:///C:/Users/User/Desktop/SUBPLAN/PORTAL%20DA%20TRANSPAR%CANCIA/PORTARIAS%20SOF/2021/Dezembro/4%20-%20MPT/Anexo_1_Tabela_1_Quantitativo_Servidores_2021_12_MPT.ods'#Anexo_1_Tabela_1_Quantitativo_S.E35]+['file:///C:/Users/User/Desktop/SUBPLAN/PORTAL%20DA%20TRANSPAR%CANCIA/PORTARIAS%20SOF/2021/Dezembro/5%20-%20ESMPU/AnexoIServidoresESMPUDEZ2021.ods'#Quantitativo_Fisico_Pessoal_Ser.E33]" table:style-name="ce6">
            <text:p>16</text:p>
          </table:table-cell>
          <table:table-cell office:value-type="float" office:value="70" table:formula="of:=['file:///C:/Users/User/Desktop/SUBPLAN/PORTAL%20DA%20TRANSPAR%CANCIA/PORTARIAS%20SOF/2021/Dezembro/1%20-%20MPF/anexo_I_servidores_2021_ods.ods'#Anexo_1_Tabela_1_Quantitativo_F.H36]+['file:///C:/Users/User/Desktop/SUBPLAN/PORTAL%20DA%20TRANSPAR%CANCIA/PORTARIAS%20SOF/2021/Dezembro/2%20-%20MPM/Anexo-I-tabela-1-Quantitativo_Fisico_Pessoal_Servidores-DAP.ods'#Quantitativo_Fisico_Pessoal.F31]+['file:///C:/Users/User/Desktop/SUBPLAN/PORTAL%20DA%20TRANSPAR%CANCIA/PORTARIAS%20SOF/2021/Dezembro/3%20-%20MPDFT/anexo_i_-_tabela_1.xls'#Quantitativo_Fisico_Pessoal_Ser.F33]+['file:///C:/Users/User/Desktop/SUBPLAN/PORTAL%20DA%20TRANSPAR%CANCIA/PORTARIAS%20SOF/2021/Dezembro/4%20-%20MPT/Anexo_1_Tabela_1_Quantitativo_Servidores_2021_12_MPT.ods'#Anexo_1_Tabela_1_Quantitativo_S.F35]+['file:///C:/Users/User/Desktop/SUBPLAN/PORTAL%20DA%20TRANSPAR%CANCIA/PORTARIAS%20SOF/2021/Dezembro/5%20-%20ESMPU/AnexoIServidoresESMPUDEZ2021.ods'#Quantitativo_Fisico_Pessoal_Ser.F33]" table:style-name="ce6">
            <text:p>70</text:p>
          </table:table-cell>
          <table:table-cell office:value-type="float" office:value="86" table:formula="of:=[.H33]+[.I33]" table:style-name="ce7">
            <text:p>86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Dezembro/1%20-%20MPF/anexo_I_servidores_2021_ods.ods'#Anexo_1_Tabela_1_Quantitativo_F.P36]+['file:///C:/Users/User/Desktop/SUBPLAN/PORTAL%20DA%20TRANSPAR%CANCIA/PORTARIAS%20SOF/2021/Dezembro/2%20-%20MPM/Anexo-I-tabela-1-Quantitativo_Fisico_Pessoal_Servidores-DAP.ods'#Quantitativo_Fisico_Pessoal.J31]+['file:///C:/Users/User/Desktop/SUBPLAN/PORTAL%20DA%20TRANSPAR%CANCIA/PORTARIAS%20SOF/2021/Dezembro/3%20-%20MPDFT/anexo_i_-_tabela_1.xls'#Quantitativo_Fisico_Pessoal_Ser.J33]+['file:///C:/Users/User/Desktop/SUBPLAN/PORTAL%20DA%20TRANSPAR%CANCIA/PORTARIAS%20SOF/2021/Dezembro/4%20-%20MPT/Anexo_1_Tabela_1_Quantitativo_Servidores_2021_12_MPT.ods'#Anexo_1_Tabela_1_Quantitativo_S.J35]+['file:///C:/Users/User/Desktop/SUBPLAN/PORTAL%20DA%20TRANSPAR%CANCIA/PORTARIAS%20SOF/2021/Dezembro/5%20-%20ESMPU/AnexoIServidoresESMPUDEZ2021.ods'#Quantitativo_Fisico_Pessoal_Ser.J33]" table:style-name="ce6">
            <text:p>3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36]+['file:///C:/Users/User/Desktop/SUBPLAN/PORTAL%20DA%20TRANSPAR%CANCIA/PORTARIAS%20SOF/2021/Dezembro/2%20-%20MPM/Anexo-I-tabela-1-Quantitativo_Fisico_Pessoal_Servidores-DAP.ods'#Quantitativo_Fisico_Pessoal.K31]+['file:///C:/Users/User/Desktop/SUBPLAN/PORTAL%20DA%20TRANSPAR%CANCIA/PORTARIAS%20SOF/2021/Dezembro/3%20-%20MPDFT/anexo_i_-_tabela_1.xls'#Quantitativo_Fisico_Pessoal_Ser.K33]+['file:///C:/Users/User/Desktop/SUBPLAN/PORTAL%20DA%20TRANSPAR%CANCIA/PORTARIAS%20SOF/2021/Dezembro/4%20-%20MPT/Anexo_1_Tabela_1_Quantitativo_Servidores_2021_12_MPT.ods'#Anexo_1_Tabela_1_Quantitativo_S.K35]+['file:///C:/Users/User/Desktop/SUBPLAN/PORTAL%20DA%20TRANSPAR%CANCIA/PORTARIAS%20SOF/2021/Dezembro/5%20-%20ESMPU/AnexoIServidoresESMPUDEZ2021.ods'#Quantitativo_Fisico_Pessoal_Ser.K33]" table:style-name="ce6">
            <text:p>3</text:p>
          </table:table-cell>
          <table:table-cell office:value-type="float" office:value="6" table:formula="of:=[.M33]+[.N33]" table:style-name="ce7">
            <text:p>6</text:p>
          </table:table-cell>
          <table:table-cell office:value-type="float" office:value="9" table:formula="of:=['file:///C:/Users/User/Desktop/SUBPLAN/PORTAL%20DA%20TRANSPAR%CANCIA/PORTARIAS%20SOF/2021/Dezembro/1%20-%20MPF/anexo_I_servidores_2021_ods.ods'#Anexo_1_Tabela_1_Quantitativo_F.T36]+['file:///C:/Users/User/Desktop/SUBPLAN/PORTAL%20DA%20TRANSPAR%CANCIA/PORTARIAS%20SOF/2021/Dezembro/2%20-%20MPM/Anexo-I-tabela-1-Quantitativo_Fisico_Pessoal_Servidores-DAP.ods'#Quantitativo_Fisico_Pessoal.M31]+['file:///C:/Users/User/Desktop/SUBPLAN/PORTAL%20DA%20TRANSPAR%CANCIA/PORTARIAS%20SOF/2021/Dezembro/3%20-%20MPDFT/anexo_i_-_tabela_1.xls'#Quantitativo_Fisico_Pessoal_Ser.M33]+['file:///C:/Users/User/Desktop/SUBPLAN/PORTAL%20DA%20TRANSPAR%CANCIA/PORTARIAS%20SOF/2021/Dezembro/4%20-%20MPT/Anexo_1_Tabela_1_Quantitativo_Servidores_2021_12_MPT.ods'#Anexo_1_Tabela_1_Quantitativo_S.M35]+['file:///C:/Users/User/Desktop/SUBPLAN/PORTAL%20DA%20TRANSPAR%CANCIA/PORTARIAS%20SOF/2021/Dezembro/5%20-%20ESMPU/AnexoIServidoresESMPUDEZ2021.ods'#Quantitativo_Fisico_Pessoal_Ser.M33]" table:style-name="ce6">
            <text:p>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E37]+['file:///C:/Users/User/Desktop/SUBPLAN/PORTAL%20DA%20TRANSPAR%CANCIA/PORTARIAS%20SOF/2021/Dezembro/2%20-%20MPM/Anexo-I-tabela-1-Quantitativo_Fisico_Pessoal_Servidores-DAP.ods'#Quantitativo_Fisico_Pessoal.E32]+['file:///C:/Users/User/Desktop/SUBPLAN/PORTAL%20DA%20TRANSPAR%CANCIA/PORTARIAS%20SOF/2021/Dezembro/3%20-%20MPDFT/anexo_i_-_tabela_1.xls'#Quantitativo_Fisico_Pessoal_Ser.E34]+['file:///C:/Users/User/Desktop/SUBPLAN/PORTAL%20DA%20TRANSPAR%CANCIA/PORTARIAS%20SOF/2021/Dezembro/4%20-%20MPT/Anexo_1_Tabela_1_Quantitativo_Servidores_2021_12_MPT.ods'#Anexo_1_Tabela_1_Quantitativo_S.E36]+['file:///C:/Users/User/Desktop/SUBPLAN/PORTAL%20DA%20TRANSPAR%CANCIA/PORTARIAS%20SOF/2021/Dezembro/5%20-%20ESMPU/AnexoIServidoresESMPUDEZ2021.ods'#Quantitativo_Fisico_Pessoal_Ser.E34]" table:style-name="ce6">
            <text:p>0</text:p>
          </table:table-cell>
          <table:table-cell office:value-type="float" office:value="97" table:formula="of:=['file:///C:/Users/User/Desktop/SUBPLAN/PORTAL%20DA%20TRANSPAR%CANCIA/PORTARIAS%20SOF/2021/Dezembro/1%20-%20MPF/anexo_I_servidores_2021_ods.ods'#Anexo_1_Tabela_1_Quantitativo_F.H37]+['file:///C:/Users/User/Desktop/SUBPLAN/PORTAL%20DA%20TRANSPAR%CANCIA/PORTARIAS%20SOF/2021/Dezembro/2%20-%20MPM/Anexo-I-tabela-1-Quantitativo_Fisico_Pessoal_Servidores-DAP.ods'#Quantitativo_Fisico_Pessoal.F32]+['file:///C:/Users/User/Desktop/SUBPLAN/PORTAL%20DA%20TRANSPAR%CANCIA/PORTARIAS%20SOF/2021/Dezembro/3%20-%20MPDFT/anexo_i_-_tabela_1.xls'#Quantitativo_Fisico_Pessoal_Ser.F34]+['file:///C:/Users/User/Desktop/SUBPLAN/PORTAL%20DA%20TRANSPAR%CANCIA/PORTARIAS%20SOF/2021/Dezembro/4%20-%20MPT/Anexo_1_Tabela_1_Quantitativo_Servidores_2021_12_MPT.ods'#Anexo_1_Tabela_1_Quantitativo_S.F36]+['file:///C:/Users/User/Desktop/SUBPLAN/PORTAL%20DA%20TRANSPAR%CANCIA/PORTARIAS%20SOF/2021/Dezembro/5%20-%20ESMPU/AnexoIServidoresESMPUDEZ2021.ods'#Quantitativo_Fisico_Pessoal_Ser.F34]" table:style-name="ce6">
            <text:p>97</text:p>
          </table:table-cell>
          <table:table-cell office:value-type="float" office:value="97" table:formula="of:=[.H34]+[.I34]" table:style-name="ce7">
            <text:p>97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37]+['file:///C:/Users/User/Desktop/SUBPLAN/PORTAL%20DA%20TRANSPAR%CANCIA/PORTARIAS%20SOF/2021/Dezembro/2%20-%20MPM/Anexo-I-tabela-1-Quantitativo_Fisico_Pessoal_Servidores-DAP.ods'#Quantitativo_Fisico_Pessoal.J32]+['file:///C:/Users/User/Desktop/SUBPLAN/PORTAL%20DA%20TRANSPAR%CANCIA/PORTARIAS%20SOF/2021/Dezembro/3%20-%20MPDFT/anexo_i_-_tabela_1.xls'#Quantitativo_Fisico_Pessoal_Ser.J34]+['file:///C:/Users/User/Desktop/SUBPLAN/PORTAL%20DA%20TRANSPAR%CANCIA/PORTARIAS%20SOF/2021/Dezembro/4%20-%20MPT/Anexo_1_Tabela_1_Quantitativo_Servidores_2021_12_MPT.ods'#Anexo_1_Tabela_1_Quantitativo_S.J36]+['file:///C:/Users/User/Desktop/SUBPLAN/PORTAL%20DA%20TRANSPAR%CANCIA/PORTARIAS%20SOF/2021/Dezembro/5%20-%20ESMPU/AnexoIServidoresESMPUDEZ2021.ods'#Quantitativo_Fisico_Pessoal_Ser.J34]" table:style-name="ce6">
            <text:p>0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37]+['file:///C:/Users/User/Desktop/SUBPLAN/PORTAL%20DA%20TRANSPAR%CANCIA/PORTARIAS%20SOF/2021/Dezembro/2%20-%20MPM/Anexo-I-tabela-1-Quantitativo_Fisico_Pessoal_Servidores-DAP.ods'#Quantitativo_Fisico_Pessoal.K32]+['file:///C:/Users/User/Desktop/SUBPLAN/PORTAL%20DA%20TRANSPAR%CANCIA/PORTARIAS%20SOF/2021/Dezembro/3%20-%20MPDFT/anexo_i_-_tabela_1.xls'#Quantitativo_Fisico_Pessoal_Ser.K34]+['file:///C:/Users/User/Desktop/SUBPLAN/PORTAL%20DA%20TRANSPAR%CANCIA/PORTARIAS%20SOF/2021/Dezembro/4%20-%20MPT/Anexo_1_Tabela_1_Quantitativo_Servidores_2021_12_MPT.ods'#Anexo_1_Tabela_1_Quantitativo_S.K36]+['file:///C:/Users/User/Desktop/SUBPLAN/PORTAL%20DA%20TRANSPAR%CANCIA/PORTARIAS%20SOF/2021/Dezembro/5%20-%20ESMPU/AnexoIServidoresESMPUDEZ2021.ods'#Quantitativo_Fisico_Pessoal_Ser.K34]" table:style-name="ce6">
            <text:p>1</text:p>
          </table:table-cell>
          <table:table-cell office:value-type="float" office:value="1" table:formula="of:=[.M34]+[.N34]" table:style-name="ce7">
            <text:p>1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T37]+['file:///C:/Users/User/Desktop/SUBPLAN/PORTAL%20DA%20TRANSPAR%CANCIA/PORTARIAS%20SOF/2021/Dezembro/2%20-%20MPM/Anexo-I-tabela-1-Quantitativo_Fisico_Pessoal_Servidores-DAP.ods'#Quantitativo_Fisico_Pessoal.M32]+['file:///C:/Users/User/Desktop/SUBPLAN/PORTAL%20DA%20TRANSPAR%CANCIA/PORTARIAS%20SOF/2021/Dezembro/3%20-%20MPDFT/anexo_i_-_tabela_1.xls'#Quantitativo_Fisico_Pessoal_Ser.M34]+['file:///C:/Users/User/Desktop/SUBPLAN/PORTAL%20DA%20TRANSPAR%CANCIA/PORTARIAS%20SOF/2021/Dezembro/4%20-%20MPT/Anexo_1_Tabela_1_Quantitativo_Servidores_2021_12_MPT.ods'#Anexo_1_Tabela_1_Quantitativo_S.M36]+['file:///C:/Users/User/Desktop/SUBPLAN/PORTAL%20DA%20TRANSPAR%CANCIA/PORTARIAS%20SOF/2021/Dezembro/5%20-%20ESMPU/AnexoIServidoresESMPUDEZ2021.ods'#Quantitativo_Fisico_Pessoal_Ser.M34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E38]+['file:///C:/Users/User/Desktop/SUBPLAN/PORTAL%20DA%20TRANSPAR%CANCIA/PORTARIAS%20SOF/2021/Dezembro/2%20-%20MPM/Anexo-I-tabela-1-Quantitativo_Fisico_Pessoal_Servidores-DAP.ods'#Quantitativo_Fisico_Pessoal.E33]+['file:///C:/Users/User/Desktop/SUBPLAN/PORTAL%20DA%20TRANSPAR%CANCIA/PORTARIAS%20SOF/2021/Dezembro/3%20-%20MPDFT/anexo_i_-_tabela_1.xls'#Quantitativo_Fisico_Pessoal_Ser.E35]+['file:///C:/Users/User/Desktop/SUBPLAN/PORTAL%20DA%20TRANSPAR%CANCIA/PORTARIAS%20SOF/2021/Dezembro/4%20-%20MPT/Anexo_1_Tabela_1_Quantitativo_Servidores_2021_12_MPT.ods'#Anexo_1_Tabela_1_Quantitativo_S.E37]+['file:///C:/Users/User/Desktop/SUBPLAN/PORTAL%20DA%20TRANSPAR%CANCIA/PORTARIAS%20SOF/2021/Dezembro/5%20-%20ESMPU/AnexoIServidoresESMPUDEZ2021.ods'#Quantitativo_Fisico_Pessoal_Ser.E35]" table:style-name="ce6">
            <text:p>1</text:p>
          </table:table-cell>
          <table:table-cell office:value-type="float" office:value="9" table:formula="of:=['file:///C:/Users/User/Desktop/SUBPLAN/PORTAL%20DA%20TRANSPAR%CANCIA/PORTARIAS%20SOF/2021/Dezembro/1%20-%20MPF/anexo_I_servidores_2021_ods.ods'#Anexo_1_Tabela_1_Quantitativo_F.H38]+['file:///C:/Users/User/Desktop/SUBPLAN/PORTAL%20DA%20TRANSPAR%CANCIA/PORTARIAS%20SOF/2021/Dezembro/2%20-%20MPM/Anexo-I-tabela-1-Quantitativo_Fisico_Pessoal_Servidores-DAP.ods'#Quantitativo_Fisico_Pessoal.F33]+['file:///C:/Users/User/Desktop/SUBPLAN/PORTAL%20DA%20TRANSPAR%CANCIA/PORTARIAS%20SOF/2021/Dezembro/3%20-%20MPDFT/anexo_i_-_tabela_1.xls'#Quantitativo_Fisico_Pessoal_Ser.F35]+['file:///C:/Users/User/Desktop/SUBPLAN/PORTAL%20DA%20TRANSPAR%CANCIA/PORTARIAS%20SOF/2021/Dezembro/4%20-%20MPT/Anexo_1_Tabela_1_Quantitativo_Servidores_2021_12_MPT.ods'#Anexo_1_Tabela_1_Quantitativo_S.F37]+['file:///C:/Users/User/Desktop/SUBPLAN/PORTAL%20DA%20TRANSPAR%CANCIA/PORTARIAS%20SOF/2021/Dezembro/5%20-%20ESMPU/AnexoIServidoresESMPUDEZ2021.ods'#Quantitativo_Fisico_Pessoal_Ser.F35]" table:style-name="ce6">
            <text:p>9</text:p>
          </table:table-cell>
          <table:table-cell office:value-type="float" office:value="10" table:formula="of:=[.H35]+[.I35]" table:style-name="ce7">
            <text:p>10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38]+['file:///C:/Users/User/Desktop/SUBPLAN/PORTAL%20DA%20TRANSPAR%CANCIA/PORTARIAS%20SOF/2021/Dezembro/2%20-%20MPM/Anexo-I-tabela-1-Quantitativo_Fisico_Pessoal_Servidores-DAP.ods'#Quantitativo_Fisico_Pessoal.J33]+['file:///C:/Users/User/Desktop/SUBPLAN/PORTAL%20DA%20TRANSPAR%CANCIA/PORTARIAS%20SOF/2021/Dezembro/3%20-%20MPDFT/anexo_i_-_tabela_1.xls'#Quantitativo_Fisico_Pessoal_Ser.J35]+['file:///C:/Users/User/Desktop/SUBPLAN/PORTAL%20DA%20TRANSPAR%CANCIA/PORTARIAS%20SOF/2021/Dezembro/4%20-%20MPT/Anexo_1_Tabela_1_Quantitativo_Servidores_2021_12_MPT.ods'#Anexo_1_Tabela_1_Quantitativo_S.J37]+['file:///C:/Users/User/Desktop/SUBPLAN/PORTAL%20DA%20TRANSPAR%CANCIA/PORTARIAS%20SOF/2021/Dezembro/5%20-%20ESMPU/AnexoIServidoresESMPUDEZ2021.ods'#Quantitativo_Fisico_Pessoal_Ser.J35]" table:style-name="ce6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38]+['file:///C:/Users/User/Desktop/SUBPLAN/PORTAL%20DA%20TRANSPAR%CANCIA/PORTARIAS%20SOF/2021/Dezembro/2%20-%20MPM/Anexo-I-tabela-1-Quantitativo_Fisico_Pessoal_Servidores-DAP.ods'#Quantitativo_Fisico_Pessoal.K33]+['file:///C:/Users/User/Desktop/SUBPLAN/PORTAL%20DA%20TRANSPAR%CANCIA/PORTARIAS%20SOF/2021/Dezembro/3%20-%20MPDFT/anexo_i_-_tabela_1.xls'#Quantitativo_Fisico_Pessoal_Ser.K35]+['file:///C:/Users/User/Desktop/SUBPLAN/PORTAL%20DA%20TRANSPAR%CANCIA/PORTARIAS%20SOF/2021/Dezembro/4%20-%20MPT/Anexo_1_Tabela_1_Quantitativo_Servidores_2021_12_MPT.ods'#Anexo_1_Tabela_1_Quantitativo_S.K37]+['file:///C:/Users/User/Desktop/SUBPLAN/PORTAL%20DA%20TRANSPAR%CANCIA/PORTARIAS%20SOF/2021/Dezembro/5%20-%20ESMPU/AnexoIServidoresESMPUDEZ2021.ods'#Quantitativo_Fisico_Pessoal_Ser.K35]" table:style-name="ce6">
            <text:p>1</text:p>
          </table:table-cell>
          <table:table-cell office:value-type="float" office:value="2" table:formula="of:=[.M35]+[.N35]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38]+['file:///C:/Users/User/Desktop/SUBPLAN/PORTAL%20DA%20TRANSPAR%CANCIA/PORTARIAS%20SOF/2021/Dezembro/2%20-%20MPM/Anexo-I-tabela-1-Quantitativo_Fisico_Pessoal_Servidores-DAP.ods'#Quantitativo_Fisico_Pessoal.M33]+['file:///C:/Users/User/Desktop/SUBPLAN/PORTAL%20DA%20TRANSPAR%CANCIA/PORTARIAS%20SOF/2021/Dezembro/3%20-%20MPDFT/anexo_i_-_tabela_1.xls'#Quantitativo_Fisico_Pessoal_Ser.M35]+['file:///C:/Users/User/Desktop/SUBPLAN/PORTAL%20DA%20TRANSPAR%CANCIA/PORTARIAS%20SOF/2021/Dezembro/4%20-%20MPT/Anexo_1_Tabela_1_Quantitativo_Servidores_2021_12_MPT.ods'#Anexo_1_Tabela_1_Quantitativo_S.M37]+['file:///C:/Users/User/Desktop/SUBPLAN/PORTAL%20DA%20TRANSPAR%CANCIA/PORTARIAS%20SOF/2021/Dezembro/5%20-%20ESMPU/AnexoIServidoresESMPUDEZ2021.ods'#Quantitativo_Fisico_Pessoal_Ser.M35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9029" table:formula="of:=SUM([.H23:.H35])" table:style-name="ce9">
            <text:p>9.029</text:p>
          </table:table-cell>
          <table:table-cell office:value-type="float" office:value="206" table:formula="of:=SUM([.I23:.I35])" table:style-name="ce9">
            <text:p>206</text:p>
          </table:table-cell>
          <table:table-cell office:value-type="float" office:value="9235" table:formula="of:=SUM([.J23:.J35])" table:style-name="ce9">
            <text:p>9.235</text:p>
          </table:table-cell>
          <table:table-cell office:value-type="float" office:value="1796" table:formula="of:=[.K23]" table:style-name="ce9">
            <text:p>1.796</text:p>
          </table:table-cell>
          <table:table-cell office:value-type="float" office:value="11031" table:formula="of:=[.L23]" table:style-name="ce9">
            <text:p>11.031</text:p>
          </table:table-cell>
          <table:table-cell office:value-type="float" office:value="1618" table:formula="of:=SUM([.M23:.M35])" table:style-name="ce9">
            <text:p>1.618</text:p>
          </table:table-cell>
          <table:table-cell office:value-type="float" office:value="490" table:formula="of:=SUM([.N23:.N35])" table:style-name="ce9">
            <text:p>490</text:p>
          </table:table-cell>
          <table:table-cell office:value-type="float" office:value="2108" table:formula="of:=SUM([.O23:.O35])" table:style-name="ce9">
            <text:p>2.108</text:p>
          </table:table-cell>
          <table:table-cell office:value-type="float" office:value="629" table:formula="of:=SUM([.P23:.P35])" table:style-name="ce9">
            <text:p>629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13774" table:formula="of:=[.H36]+[.H22]" table:style-name="ce9">
            <text:p>13.774</text:p>
          </table:table-cell>
          <table:table-cell office:value-type="float" office:value="363" table:formula="of:=[.I36]+[.I22]" table:style-name="ce9">
            <text:p>363</text:p>
          </table:table-cell>
          <table:table-cell office:value-type="float" office:value="14137" table:formula="of:=[.J36]+[.J22]" table:style-name="ce9">
            <text:p>14.137</text:p>
          </table:table-cell>
          <table:table-cell office:value-type="float" office:value="4022" table:formula="of:=[.K36]+[.K22]" table:style-name="ce9">
            <text:p>4.022</text:p>
          </table:table-cell>
          <table:table-cell office:value-type="float" office:value="18159" table:formula="of:=[.L22]+[.L36]" table:style-name="ce9">
            <text:p>18.159</text:p>
          </table:table-cell>
          <table:table-cell office:value-type="float" office:value="1988" table:formula="of:=[.M36]+[.M22]" table:style-name="ce9">
            <text:p>1.988</text:p>
          </table:table-cell>
          <table:table-cell office:value-type="float" office:value="557" table:formula="of:=[.N36]+[.N22]" table:style-name="ce9">
            <text:p>557</text:p>
          </table:table-cell>
          <table:table-cell office:value-type="float" office:value="2544" table:formula="of:=[.O36]+[.O22]" table:style-name="ce9">
            <text:p>2.544</text:p>
          </table:table-cell>
          <table:table-cell office:value-type="float" office:value="713" table:formula="of:=[.P36]+[.P22]" table:style-name="ce9">
            <text:p>713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2">
            <text:p>OBS: O MPF possui a 1 pessoa a mais na coluna CARGOS VAGOS classificada como N/C (OUTROS)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24/01/2022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  <table:table table:name="'file:///C:/Users/User/Desktop/SUBPLAN/PORTAL%20DA%20TRANSPARÊNCIA/PORTARIAS%20SOF/2021/Dezembro/1%20-%20MPF/anexo_I_servidores_2021_ods.ods'#Anexo_1_Tabela_1_Quantitativo_F" table:style-name="ta2">
        <table:table-source xlink:href="file:///C:/Users/User/Desktop/SUBPLAN/PORTAL%20DA%20TRANSPARÊNCIA/PORTARIAS%20SOF/2021/Dezembro/1%20-%20MPF/anexo_I_servidores_2021_ods.ods" table:table-name="Anexo_1_Tabela_1_Quantitativo_F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4"/>
          <table:table-cell office:value-type="float" office:value="1409"/>
          <table:table-cell table:number-columns-repeated="2"/>
          <table:table-cell office:value-type="float" office:value="3"/>
          <table:table-cell table:number-columns-repeated="7"/>
          <table:table-cell office:value-type="float" office:value="207"/>
          <table:table-cell office:value-type="float" office:value="27"/>
          <table:table-cell table:number-columns-repeated="2"/>
          <table:table-cell office:value-type="float" office:value="37"/>
          <table:table-cell table:number-columns-repeated="16364"/>
        </table:table-row>
        <table:table-row>
          <table:table-cell table:number-columns-repeated="4"/>
          <table:table-cell office:value-type="float" office:value="95"/>
          <table:table-cell table:number-columns-repeated="2"/>
          <table:table-cell office:value-type="float" office:value="0"/>
          <table:table-cell table:number-columns-repeated="7"/>
          <table:table-cell office:value-type="float" office:value="0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>
          <table:table-cell table:number-columns-repeated="4"/>
          <table:table-cell office:value-type="float" office:value="90"/>
          <table:table-cell table:number-columns-repeated="2"/>
          <table:table-cell office:value-type="float" office:value="1"/>
          <table:table-cell table:number-columns-repeated="7"/>
          <table:table-cell office:value-type="float" office:value="5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>
          <table:table-cell table:number-columns-repeated="4"/>
          <table:table-cell office:value-type="float" office:value="130"/>
          <table:table-cell table:number-columns-repeated="2"/>
          <table:table-cell office:value-type="float" office:value="1"/>
          <table:table-cell table:number-columns-repeated="7"/>
          <table:table-cell office:value-type="float" office:value="1"/>
          <table:table-cell office:value-type="float" office:value="1"/>
          <table:table-cell table:number-columns-repeated="2"/>
          <table:table-cell office:value-type="float" office:value="1"/>
          <table:table-cell table:number-columns-repeated="16364"/>
        </table:table-row>
        <table:table-row>
          <table:table-cell table:number-columns-repeated="4"/>
          <table:table-cell office:value-type="float" office:value="234"/>
          <table:table-cell table:number-columns-repeated="2"/>
          <table:table-cell office:value-type="float" office:value="0"/>
          <table:table-cell table:number-columns-repeated="7"/>
          <table:table-cell office:value-type="float" office:value="0"/>
          <table:table-cell office:value-type="float" office:value="1"/>
          <table:table-cell table:number-columns-repeated="2"/>
          <table:table-cell office:value-type="float" office:value="1"/>
          <table:table-cell table:number-columns-repeated="16364"/>
        </table:table-row>
        <table:table-row>
          <table:table-cell table:number-columns-repeated="4"/>
          <table:table-cell office:value-type="float" office:value="226"/>
          <table:table-cell table:number-columns-repeated="2"/>
          <table:table-cell office:value-type="float" office:value="0"/>
          <table:table-cell table:number-columns-repeated="7"/>
          <table:table-cell office:value-type="float" office:value="0"/>
          <table:table-cell office:value-type="float" office:value="1"/>
          <table:table-cell table:number-columns-repeated="2"/>
          <table:table-cell office:value-type="float" office:value="2"/>
          <table:table-cell table:number-columns-repeated="16364"/>
        </table:table-row>
        <table:table-row>
          <table:table-cell table:number-columns-repeated="4"/>
          <table:table-cell office:value-type="float" office:value="246"/>
          <table:table-cell table:number-columns-repeated="2"/>
          <table:table-cell office:value-type="float" office:value="0"/>
          <table:table-cell table:number-columns-repeated="7"/>
          <table:table-cell office:value-type="float" office:value="2"/>
          <table:table-cell office:value-type="float" office:value="1"/>
          <table:table-cell table:number-columns-repeated="2"/>
          <table:table-cell office:value-type="float" office:value="2"/>
          <table:table-cell table:number-columns-repeated="16364"/>
        </table:table-row>
        <table:table-row>
          <table:table-cell table:number-columns-repeated="4"/>
          <table:table-cell office:value-type="float" office:value="68"/>
          <table:table-cell table:number-columns-repeated="2"/>
          <table:table-cell office:value-type="float" office:value="0"/>
          <table:table-cell table:number-columns-repeated="7"/>
          <table:table-cell office:value-type="float" office:value="0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>
          <table:table-cell table:number-columns-repeated="4"/>
          <table:table-cell office:value-type="float" office:value="101"/>
          <table:table-cell table:number-columns-repeated="2"/>
          <table:table-cell office:value-type="float" office:value="13"/>
          <table:table-cell table:number-columns-repeated="7"/>
          <table:table-cell office:value-type="float" office:value="0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>
          <table:table-cell table:number-columns-repeated="4"/>
          <table:table-cell office:value-type="float" office:value="10"/>
          <table:table-cell table:number-columns-repeated="2"/>
          <table:table-cell office:value-type="float" office:value="3"/>
          <table:table-cell table:number-columns-repeated="7"/>
          <table:table-cell office:value-type="float" office:value="0"/>
          <table:table-cell office:value-type="float" office:value="2"/>
          <table:table-cell table:number-columns-repeated="2"/>
          <table:table-cell office:value-type="float" office:value="4"/>
          <table:table-cell table:number-columns-repeated="16364"/>
        </table:table-row>
        <table:table-row>
          <table:table-cell table:number-columns-repeated="4"/>
          <table:table-cell office:value-type="float" office:value="6"/>
          <table:table-cell table:number-columns-repeated="2"/>
          <table:table-cell office:value-type="float" office:value="43"/>
          <table:table-cell table:number-columns-repeated="7"/>
          <table:table-cell office:value-type="float" office:value="0"/>
          <table:table-cell office:value-type="float" office:value="2"/>
          <table:table-cell table:number-columns-repeated="2"/>
          <table:table-cell office:value-type="float" office:value="2"/>
          <table:table-cell table:number-columns-repeated="16364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24"/>
          <table:table-cell table:number-columns-repeated="7"/>
          <table:table-cell office:value-type="float" office:value="0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5"/>
          <table:table-cell table:number-columns-repeated="7"/>
          <table:table-cell office:value-type="float" office:value="0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 table:number-rows-repeated="2">
          <table:table-cell table:number-columns-repeated="16384"/>
        </table:table-row>
        <table:table-row>
          <table:table-cell table:number-columns-repeated="11"/>
          <table:table-cell office:value-type="float" office:value="1151"/>
          <table:table-cell table:number-columns-repeated="16372"/>
        </table:table-row>
        <table:table-row>
          <table:table-cell table:number-columns-repeated="4"/>
          <table:table-cell office:value-type="float" office:value="3630"/>
          <table:table-cell table:number-columns-repeated="2"/>
          <table:table-cell office:value-type="float" office:value="11"/>
          <table:table-cell table:number-columns-repeated="7"/>
          <table:table-cell office:value-type="float" office:value="1070"/>
          <table:table-cell office:value-type="float" office:value="316"/>
          <table:table-cell table:number-columns-repeated="2"/>
          <table:table-cell office:value-type="float" office:value="391"/>
          <table:table-cell table:number-columns-repeated="16364"/>
        </table:table-row>
        <table:table-row>
          <table:table-cell table:number-columns-repeated="4"/>
          <table:table-cell office:value-type="float" office:value="273"/>
          <table:table-cell table:number-columns-repeated="2"/>
          <table:table-cell office:value-type="float" office:value="1"/>
          <table:table-cell table:number-columns-repeated="7"/>
          <table:table-cell office:value-type="float" office:value="6"/>
          <table:table-cell office:value-type="float" office:value="4"/>
          <table:table-cell table:number-columns-repeated="2"/>
          <table:table-cell office:value-type="float" office:value="4"/>
          <table:table-cell table:number-columns-repeated="16364"/>
        </table:table-row>
        <table:table-row>
          <table:table-cell table:number-columns-repeated="4"/>
          <table:table-cell office:value-type="float" office:value="247"/>
          <table:table-cell table:number-columns-repeated="2"/>
          <table:table-cell office:value-type="float" office:value="0"/>
          <table:table-cell table:number-columns-repeated="7"/>
          <table:table-cell office:value-type="float" office:value="2"/>
          <table:table-cell office:value-type="float" office:value="5"/>
          <table:table-cell table:number-columns-repeated="2"/>
          <table:table-cell office:value-type="float" office:value="7"/>
          <table:table-cell table:number-columns-repeated="16364"/>
        </table:table-row>
        <table:table-row>
          <table:table-cell table:number-columns-repeated="4"/>
          <table:table-cell office:value-type="float" office:value="325"/>
          <table:table-cell table:number-columns-repeated="2"/>
          <table:table-cell office:value-type="float" office:value="0"/>
          <table:table-cell table:number-columns-repeated="7"/>
          <table:table-cell office:value-type="float" office:value="5"/>
          <table:table-cell office:value-type="float" office:value="3"/>
          <table:table-cell table:number-columns-repeated="2"/>
          <table:table-cell office:value-type="float" office:value="5"/>
          <table:table-cell table:number-columns-repeated="16364"/>
        </table:table-row>
        <table:table-row>
          <table:table-cell table:number-columns-repeated="4"/>
          <table:table-cell office:value-type="float" office:value="442"/>
          <table:table-cell table:number-columns-repeated="2"/>
          <table:table-cell office:value-type="float" office:value="0"/>
          <table:table-cell table:number-columns-repeated="7"/>
          <table:table-cell office:value-type="float" office:value="0"/>
          <table:table-cell office:value-type="float" office:value="3"/>
          <table:table-cell table:number-columns-repeated="2"/>
          <table:table-cell office:value-type="float" office:value="3"/>
          <table:table-cell table:number-columns-repeated="16364"/>
        </table:table-row>
        <table:table-row>
          <table:table-cell table:number-columns-repeated="4"/>
          <table:table-cell office:value-type="float" office:value="395"/>
          <table:table-cell table:number-columns-repeated="2"/>
          <table:table-cell office:value-type="float" office:value="1"/>
          <table:table-cell table:number-columns-repeated="7"/>
          <table:table-cell office:value-type="float" office:value="6"/>
          <table:table-cell office:value-type="float" office:value="2"/>
          <table:table-cell table:number-columns-repeated="2"/>
          <table:table-cell office:value-type="float" office:value="2"/>
          <table:table-cell table:number-columns-repeated="16364"/>
        </table:table-row>
        <table:table-row>
          <table:table-cell table:number-columns-repeated="4"/>
          <table:table-cell office:value-type="float" office:value="368"/>
          <table:table-cell table:number-columns-repeated="2"/>
          <table:table-cell office:value-type="float" office:value="0"/>
          <table:table-cell table:number-columns-repeated="7"/>
          <table:table-cell office:value-type="float" office:value="5"/>
          <table:table-cell office:value-type="float" office:value="4"/>
          <table:table-cell table:number-columns-repeated="2"/>
          <table:table-cell office:value-type="float" office:value="5"/>
          <table:table-cell table:number-columns-repeated="16364"/>
        </table:table-row>
        <table:table-row>
          <table:table-cell table:number-columns-repeated="4"/>
          <table:table-cell office:value-type="float" office:value="134"/>
          <table:table-cell table:number-columns-repeated="2"/>
          <table:table-cell office:value-type="float" office:value="0"/>
          <table:table-cell table:number-columns-repeated="7"/>
          <table:table-cell office:value-type="float" office:value="2"/>
          <table:table-cell office:value-type="float" office:value="3"/>
          <table:table-cell table:number-columns-repeated="2"/>
          <table:table-cell office:value-type="float" office:value="4"/>
          <table:table-cell table:number-columns-repeated="16364"/>
        </table:table-row>
        <table:table-row>
          <table:table-cell table:number-columns-repeated="4"/>
          <table:table-cell office:value-type="float" office:value="205"/>
          <table:table-cell table:number-columns-repeated="2"/>
          <table:table-cell office:value-type="float" office:value="10"/>
          <table:table-cell table:number-columns-repeated="7"/>
          <table:table-cell office:value-type="float" office:value="1"/>
          <table:table-cell office:value-type="float" office:value="4"/>
          <table:table-cell table:number-columns-repeated="2"/>
          <table:table-cell office:value-type="float" office:value="8"/>
          <table:table-cell table:number-columns-repeated="16364"/>
        </table:table-row>
        <table:table-row>
          <table:table-cell table:number-columns-repeated="4"/>
          <table:table-cell office:value-type="float" office:value="12"/>
          <table:table-cell table:number-columns-repeated="2"/>
          <table:table-cell office:value-type="float" office:value="7"/>
          <table:table-cell table:number-columns-repeated="7"/>
          <table:table-cell office:value-type="float" office:value="1"/>
          <table:table-cell office:value-type="float" office:value="2"/>
          <table:table-cell table:number-columns-repeated="2"/>
          <table:table-cell office:value-type="float" office:value="2"/>
          <table:table-cell table:number-columns-repeated="16364"/>
        </table:table-row>
        <table:table-row>
          <table:table-cell table:number-columns-repeated="4"/>
          <table:table-cell office:value-type="float" office:value="11"/>
          <table:table-cell table:number-columns-repeated="2"/>
          <table:table-cell office:value-type="float" office:value="52"/>
          <table:table-cell table:number-columns-repeated="7"/>
          <table:table-cell office:value-type="float" office:value="2"/>
          <table:table-cell office:value-type="float" office:value="2"/>
          <table:table-cell table:number-columns-repeated="2"/>
          <table:table-cell office:value-type="float" office:value="6"/>
          <table:table-cell table:number-columns-repeated="16364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63"/>
          <table:table-cell table:number-columns-repeated="7"/>
          <table:table-cell office:value-type="float" office:value="0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>
          <table:table-cell table:number-columns-repeated="4"/>
          <table:table-cell office:value-type="float" office:value="1"/>
          <table:table-cell table:number-columns-repeated="2"/>
          <table:table-cell office:value-type="float" office:value="6"/>
          <table:table-cell table:number-columns-repeated="7"/>
          <table:table-cell office:value-type="float" office:value="1"/>
          <table:table-cell office:value-type="float" office:value="1"/>
          <table:table-cell table:number-columns-repeated="2"/>
          <table:table-cell office:value-type="float" office:value="1"/>
          <table:table-cell table:number-columns-repeated="16364"/>
        </table:table-row>
        <table:table-row>
          <table:table-cell table:number-columns-repeated="16384"/>
        </table:table-row>
        <table:table-row>
          <table:table-cell table:number-columns-repeated="11"/>
          <table:table-cell office:value-type="float" office:value="640"/>
          <table:table-cell table:number-columns-repeated="16372"/>
        </table:table-row>
        <table:table-row table:number-rows-repeated="1048536">
          <table:table-cell table:number-columns-repeated="16372"/>
        </table:table-row>
      </table:table>
      <table:table table:name="'file:///C:/Users/User/Desktop/SUBPLAN/PORTAL%20DA%20TRANSPARÊNCIA/PORTARIAS%20SOF/2021/Dezembro/1%20-%20MPF/anexo_I_servidores_2021_ods.ods'#Mozart_Reports" table:style-name="ta2">
        <table:table-source xlink:href="file:///C:/Users/User/Desktop/SUBPLAN/PORTAL%20DA%20TRANSPARÊNCIA/PORTARIAS%20SOF/2021/Dezembro/1%20-%20MPF/anexo_I_servidores_2021_ods.ods" table:table-name="Mozart_Repo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2021/Dezembro/2%20-%20MPM/Anexo-I-tabela-1-Quantitativo_Fisico_Pessoal_Servidores-DAP.ods'#Quantitativo_Fisico_Pessoal" table:style-name="ta2">
        <table:table-source xlink:href="file:///C:/Users/User/Desktop/SUBPLAN/PORTAL%20DA%20TRANSPARÊNCIA/PORTARIAS%20SOF/2021/Dezembro/2%20-%20MPM/Anexo-I-tabela-1-Quantitativo_Fisico_Pessoal_Servidores-DAP.ods" table:table-name="Quantitativo_Fisico_Pessoal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4"/>
          <table:table-cell office:value-type="float" office:value="90"/>
          <table:table-cell office:value-type="float" office:value="0"/>
          <table:table-cell table:number-columns-repeated="3"/>
          <table:table-cell office:value-type="float" office:value="13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8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46"/>
          <table:table-cell table:number-columns-repeated="16376"/>
        </table:table-row>
        <table:table-row>
          <table:table-cell table:number-columns-repeated="4"/>
          <table:table-cell office:value-type="float" office:value="246"/>
          <table:table-cell office:value-type="float" office:value="0"/>
          <table:table-cell table:number-columns-repeated="3"/>
          <table:table-cell office:value-type="float" office:value="75"/>
          <table:table-cell office:value-type="float" office:value="15"/>
          <table:table-cell/>
          <table:table-cell office:value-type="float" office:value="20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31"/>
          <table:table-cell table:number-columns-repeated="16376"/>
        </table:table-row>
        <table:table-row table:number-rows-repeated="1048542">
          <table:table-cell table:number-columns-repeated="16376"/>
        </table:table-row>
      </table:table>
      <table:table table:name="'file:///C:/Users/User/Desktop/SUBPLAN/PORTAL%20DA%20TRANSPARÊNCIA/PORTARIAS%20SOF/2021/Dezembro/3%20-%20MPDFT/anexo_i_-_tabela_1.xls'#Quantitativo_Fisico_Pessoal_Ser" table:style-name="ta2">
        <table:table-source xlink:href="file:///C:/Users/User/Desktop/SUBPLAN/PORTAL%20DA%20TRANSPARÊNCIA/PORTARIAS%20SOF/2021/Dezembro/3%20-%20MPDFT/anexo_i_-_tabela_1.xl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297"/>
          <table:table-cell office:value-type="float" office:value="0"/>
          <table:table-cell table:number-columns-repeated="3"/>
          <table:table-cell office:value-type="float" office:value="35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2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4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26"/>
          <table:table-cell table:number-columns-repeated="16376"/>
        </table:table-row>
        <table:table-row>
          <table:table-cell table:number-columns-repeated="4"/>
          <table:table-cell office:value-type="float" office:value="500"/>
          <table:table-cell office:value-type="float" office:value="0"/>
          <table:table-cell table:number-columns-repeated="3"/>
          <table:table-cell office:value-type="float" office:value="111"/>
          <table:table-cell office:value-type="float" office:value="29"/>
          <table:table-cell/>
          <table:table-cell office:value-type="float" office:value="41"/>
          <table:table-cell table:number-columns-repeated="16371"/>
        </table:table-row>
        <table:table-row>
          <table:table-cell table:number-columns-repeated="4"/>
          <table:table-cell office:value-type="float" office:value="2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9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1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61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  <table:table table:name="'file:///C:/Users/User/Desktop/SUBPLAN/PORTAL%20DA%20TRANSPARÊNCIA/PORTARIAS%20SOF/2021/Dezembro/4%20-%20MPT/Anexo_1_Tabela_1_Quantitativo_Servidores_2021_12_MPT.ods'#Anexo_1_Tabela_1_Quantitativo_S" table:style-name="ta2">
        <table:table-source xlink:href="file:///C:/Users/User/Desktop/SUBPLAN/PORTAL%20DA%20TRANSPARÊNCIA/PORTARIAS%20SOF/2021/Dezembro/4%20-%20MPT/Anexo_1_Tabela_1_Quantitativo_Servidores_2021_12_MPT.ods" table:table-name="Anexo_1_Tabela_1_Quantitativo_S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4"/>
          <table:table-cell office:value-type="float" office:value="627"/>
          <table:table-cell office:value-type="float" office:value="0"/>
          <table:table-cell table:number-columns-repeated="3"/>
          <table:table-cell office:value-type="float" office:value="99"/>
          <table:table-cell office:value-type="float" office:value="23"/>
          <table:table-cell/>
          <table:table-cell office:value-type="float" office:value="24"/>
          <table:table-cell table:number-columns-repeated="16371"/>
        </table:table-row>
        <table:table-row>
          <table:table-cell table:number-columns-repeated="4"/>
          <table:table-cell office:value-type="float" office:value="3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9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36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5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3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17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8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3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938"/>
          <table:table-cell table:number-columns-repeated="16376"/>
        </table:table-row>
        <table:table-row>
          <table:table-cell table:number-columns-repeated="4"/>
          <table:table-cell office:value-type="float" office:value="859"/>
          <table:table-cell office:value-type="float" office:value="0"/>
          <table:table-cell table:number-columns-repeated="3"/>
          <table:table-cell office:value-type="float" office:value="320"/>
          <table:table-cell office:value-type="float" office:value="88"/>
          <table:table-cell/>
          <table:table-cell office:value-type="float" office:value="113"/>
          <table:table-cell table:number-columns-repeated="16371"/>
        </table:table-row>
        <table:table-row>
          <table:table-cell table:number-columns-repeated="4"/>
          <table:table-cell office:value-type="float" office:value="72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7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2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103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4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6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3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3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961"/>
          <table:table-cell table:number-columns-repeated="16376"/>
        </table:table-row>
        <table:table-row table:number-rows-repeated="1048538">
          <table:table-cell table:number-columns-repeated="16376"/>
        </table:table-row>
      </table:table>
      <table:table table:name="'file:///C:/Users/User/Desktop/SUBPLAN/PORTAL%20DA%20TRANSPARÊNCIA/PORTARIAS%20SOF/2021/Dezembro/5%20-%20ESMPU/AnexoIServidoresESMPUDEZ2021.ods'#Quantitativo_Fisico_Pessoal_Ser" table:style-name="ta2">
        <table:table-source xlink:href="file:///C:/Users/User/Desktop/SUBPLAN/PORTAL%20DA%20TRANSPARÊNCIA/PORTARIAS%20SOF/2021/Dezembro/5%20-%20ESMPU/AnexoIServidoresESMPUDEZ2021.od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65"/>
          <table:table-cell table:number-columns-repeated="16376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103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onica de Morais Pimentel Abbad Silveira</meta:initial-creator>
    <dc:creator>User</dc:creator>
    <meta:creation-date>2015-10-02T19:20:45Z</meta:creation-date>
    <dc:date>2022-01-24T16:01:47Z</dc:date>
    <meta:print-date>2016-05-19T15:31:24Z</meta:print-date>
  </office:meta>
</office:document-meta>
</file>